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monospace1"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6.903cm" fo:margin-left="-0.455cm" table:align="left"/>
    </style:style>
    <style:style style:name="Table1.A" style:family="table-column">
      <style:table-column-properties style:column-width="3.387cm"/>
    </style:style>
    <style:style style:name="Table1.B" style:family="table-column">
      <style:table-column-properties style:column-width="6.287cm"/>
    </style:style>
    <style:style style:name="Table1.C" style:family="table-column">
      <style:table-column-properties style:column-width="4.509cm"/>
    </style:style>
    <style:style style:name="Table1.D" style:family="table-column">
      <style:table-column-properties style:column-width="6.392cm"/>
    </style:style>
    <style:style style:name="Table1.E" style:family="table-column">
      <style:table-column-properties style:column-width="6.32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style:min-row-height="4.63cm"/>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5f99" officeooo:paragraph-rsid="00155f99"/>
    </style:style>
    <style:style style:name="P2" style:family="paragraph" style:parent-style-name="Standard">
      <style:text-properties officeooo:rsid="00155f99" officeooo:paragraph-rsid="0016b347"/>
    </style:style>
    <style:style style:name="P3" style:family="paragraph" style:parent-style-name="Standard">
      <style:text-properties officeooo:rsid="00155f99" officeooo:paragraph-rsid="0019c915"/>
    </style:style>
    <style:style style:name="P4" style:family="paragraph" style:parent-style-name="Standard">
      <style:text-properties officeooo:rsid="00155f99" officeooo:paragraph-rsid="001a4226"/>
    </style:style>
    <style:style style:name="P5" style:family="paragraph" style:parent-style-name="Standard">
      <style:text-properties officeooo:rsid="00155f99" officeooo:paragraph-rsid="001c736f"/>
    </style:style>
    <style:style style:name="P6" style:family="paragraph" style:parent-style-name="Standard">
      <style:text-properties officeooo:rsid="00155f99" officeooo:paragraph-rsid="00201e10"/>
    </style:style>
    <style:style style:name="P7" style:family="paragraph" style:parent-style-name="Standard">
      <style:text-properties officeooo:rsid="0016b347" officeooo:paragraph-rsid="0016b347"/>
    </style:style>
    <style:style style:name="P8" style:family="paragraph" style:parent-style-name="Standard">
      <style:text-properties officeooo:rsid="0016b347" officeooo:paragraph-rsid="001857a5"/>
    </style:style>
    <style:style style:name="P9" style:family="paragraph" style:parent-style-name="Standard">
      <style:text-properties officeooo:rsid="0016b347" officeooo:paragraph-rsid="001a4226"/>
    </style:style>
    <style:style style:name="P10" style:family="paragraph" style:parent-style-name="Standard">
      <style:text-properties officeooo:rsid="0016b347" officeooo:paragraph-rsid="00201e10"/>
    </style:style>
    <style:style style:name="P11" style:family="paragraph" style:parent-style-name="Standard">
      <style:text-properties officeooo:rsid="0016b347" officeooo:paragraph-rsid="001c736f"/>
    </style:style>
    <style:style style:name="P12" style:family="paragraph" style:parent-style-name="Standard">
      <style:text-properties style:text-underline-style="none" officeooo:rsid="00155f99" officeooo:paragraph-rsid="00155f99"/>
    </style:style>
    <style:style style:name="P13" style:family="paragraph" style:parent-style-name="Standard">
      <style:text-properties style:text-underline-style="none" officeooo:rsid="001a36dd" officeooo:paragraph-rsid="001a36dd"/>
    </style:style>
    <style:style style:name="P14" style:family="paragraph" style:parent-style-name="Standard">
      <style:text-properties officeooo:rsid="001857a5" officeooo:paragraph-rsid="001857a5"/>
    </style:style>
    <style:style style:name="P15" style:family="paragraph" style:parent-style-name="Standard">
      <style:text-properties officeooo:rsid="001857a5" officeooo:paragraph-rsid="00189327"/>
    </style:style>
    <style:style style:name="P16" style:family="paragraph" style:parent-style-name="Standard">
      <style:text-properties officeooo:rsid="001857a5" officeooo:paragraph-rsid="00201e10"/>
    </style:style>
    <style:style style:name="P17" style:family="paragraph" style:parent-style-name="Standard">
      <style:text-properties officeooo:rsid="001857a5" officeooo:paragraph-rsid="0044f50a"/>
    </style:style>
    <style:style style:name="P18" style:family="paragraph" style:parent-style-name="Standard">
      <style:text-properties officeooo:rsid="00189327" officeooo:paragraph-rsid="00189327"/>
    </style:style>
    <style:style style:name="P19" style:family="paragraph" style:parent-style-name="Standard">
      <style:text-properties officeooo:rsid="00189327" officeooo:paragraph-rsid="0044f50a"/>
    </style:style>
    <style:style style:name="P20" style:family="paragraph" style:parent-style-name="Standard">
      <style:text-properties officeooo:paragraph-rsid="00189327"/>
    </style:style>
    <style:style style:name="P21" style:family="paragraph" style:parent-style-name="Standard">
      <style:text-properties style:text-underline-style="solid" style:text-underline-width="auto" style:text-underline-color="font-color" officeooo:rsid="0016b347" officeooo:paragraph-rsid="0016b347"/>
    </style:style>
    <style:style style:name="P22" style:family="paragraph" style:parent-style-name="Standard">
      <style:text-properties style:text-underline-style="solid" style:text-underline-width="auto" style:text-underline-color="font-color" fo:font-weight="bold" officeooo:rsid="00496b18" officeooo:paragraph-rsid="00496b18" style:font-weight-asian="bold" style:font-weight-complex="bold"/>
    </style:style>
    <style:style style:name="P23" style:family="paragraph" style:parent-style-name="Standard">
      <style:paragraph-properties fo:text-align="center" style:justify-single-word="false"/>
      <style:text-properties fo:font-weight="bold" officeooo:rsid="001a4226" officeooo:paragraph-rsid="001a4226" style:font-weight-asian="bold" style:font-weight-complex="bold"/>
    </style:style>
    <style:style style:name="P24" style:family="paragraph" style:parent-style-name="Standard">
      <style:text-properties fo:font-weight="bold" officeooo:rsid="00476bd6" officeooo:paragraph-rsid="00476bd6" style:font-weight-asian="bold" style:font-weight-complex="bold"/>
    </style:style>
    <style:style style:name="P25" style:family="paragraph" style:parent-style-name="Standard">
      <style:text-properties fo:font-weight="bold" officeooo:rsid="00476bd6" officeooo:paragraph-rsid="004fcadf" style:font-weight-asian="bold" style:font-weight-complex="bold"/>
    </style:style>
    <style:style style:name="P26" style:family="paragraph" style:parent-style-name="Standard">
      <style:text-properties fo:font-weight="bold" officeooo:rsid="00476bd6" officeooo:paragraph-rsid="0075c55c" style:font-weight-asian="bold" style:font-weight-complex="bold"/>
    </style:style>
    <style:style style:name="P27" style:family="paragraph" style:parent-style-name="Standard">
      <style:text-properties fo:font-weight="bold" officeooo:rsid="00476bd6" officeooo:paragraph-rsid="00771107" style:font-weight-asian="bold" style:font-weight-complex="bold"/>
    </style:style>
    <style:style style:name="P28" style:family="paragraph" style:parent-style-name="Standard">
      <style:text-properties fo:font-weight="bold" officeooo:rsid="00476bd6" officeooo:paragraph-rsid="00795e3b" style:font-weight-asian="bold" style:font-weight-complex="bold"/>
    </style:style>
    <style:style style:name="P29" style:family="paragraph" style:parent-style-name="Standard">
      <style:text-properties fo:font-weight="bold" officeooo:rsid="00476bd6" officeooo:paragraph-rsid="007aa122" style:font-weight-asian="bold" style:font-weight-complex="bold"/>
    </style:style>
    <style:style style:name="P30" style:family="paragraph" style:parent-style-name="Standard">
      <style:text-properties fo:font-weight="bold" officeooo:rsid="00476bd6" officeooo:paragraph-rsid="007cd040" style:font-weight-asian="bold" style:font-weight-complex="bold"/>
    </style:style>
    <style:style style:name="P31" style:family="paragraph" style:parent-style-name="Standard">
      <style:text-properties fo:font-weight="bold" officeooo:rsid="00476bd6" officeooo:paragraph-rsid="007b99c9" style:font-weight-asian="bold" style:font-weight-complex="bold"/>
    </style:style>
    <style:style style:name="P32" style:family="paragraph" style:parent-style-name="Standard">
      <style:text-properties fo:font-weight="bold" officeooo:rsid="00476bd6" officeooo:paragraph-rsid="007e917c" style:font-weight-asian="bold" style:font-weight-complex="bold"/>
    </style:style>
    <style:style style:name="P33" style:family="paragraph" style:parent-style-name="Standard">
      <style:text-properties fo:font-weight="bold" officeooo:rsid="00476bd6" officeooo:paragraph-rsid="008508e8" style:font-weight-asian="bold" style:font-weight-complex="bold"/>
    </style:style>
    <style:style style:name="P34" style:family="paragraph" style:parent-style-name="Standard">
      <style:text-properties fo:font-weight="bold" officeooo:rsid="00476bd6" officeooo:paragraph-rsid="008cb55f" style:font-weight-asian="bold" style:font-weight-complex="bold"/>
    </style:style>
    <style:style style:name="P35" style:family="paragraph" style:parent-style-name="Standard">
      <style:text-properties fo:font-weight="bold" officeooo:rsid="00476bd6" officeooo:paragraph-rsid="008e1ca8" style:font-weight-asian="bold" style:font-weight-complex="bold"/>
    </style:style>
    <style:style style:name="P36" style:family="paragraph" style:parent-style-name="Standard">
      <style:text-properties fo:font-weight="bold" officeooo:rsid="00476bd6" officeooo:paragraph-rsid="008f2862" style:font-weight-asian="bold" style:font-weight-complex="bold"/>
    </style:style>
    <style:style style:name="P37" style:family="paragraph" style:parent-style-name="Standard">
      <style:text-properties fo:font-weight="bold" officeooo:rsid="00476bd6" officeooo:paragraph-rsid="00922d33" style:font-weight-asian="bold" style:font-weight-complex="bold"/>
    </style:style>
    <style:style style:name="P38" style:family="paragraph" style:parent-style-name="Standard">
      <style:text-properties fo:font-weight="bold" officeooo:rsid="00155f99" officeooo:paragraph-rsid="0019c915" style:font-weight-asian="bold" style:font-weight-complex="bold"/>
    </style:style>
    <style:style style:name="P39" style:family="paragraph" style:parent-style-name="Standard">
      <style:text-properties fo:font-weight="bold" officeooo:rsid="004966f7" officeooo:paragraph-rsid="004966f7" style:font-weight-asian="bold" style:font-weight-complex="bold"/>
    </style:style>
    <style:style style:name="P40" style:family="paragraph" style:parent-style-name="Standard">
      <style:text-properties fo:font-weight="bold" officeooo:rsid="00496b18" officeooo:paragraph-rsid="00496b18" style:font-weight-asian="bold" style:font-weight-complex="bold"/>
    </style:style>
    <style:style style:name="P41" style:family="paragraph" style:parent-style-name="Standard">
      <style:text-properties fo:font-weight="bold" officeooo:rsid="004b20bb" officeooo:paragraph-rsid="004b20bb" style:font-weight-asian="bold" style:font-weight-complex="bold"/>
    </style:style>
    <style:style style:name="P42" style:family="paragraph" style:parent-style-name="Standard">
      <style:text-properties fo:font-weight="bold" officeooo:rsid="004b20bb" officeooo:paragraph-rsid="004bbb2c" style:font-weight-asian="bold" style:font-weight-complex="bold"/>
    </style:style>
    <style:style style:name="P43" style:family="paragraph" style:parent-style-name="Standard">
      <style:text-properties fo:font-weight="bold" officeooo:rsid="004b20bb" officeooo:paragraph-rsid="004ec0d7" style:font-weight-asian="bold" style:font-weight-complex="bold"/>
    </style:style>
    <style:style style:name="P44" style:family="paragraph" style:parent-style-name="Standard">
      <style:text-properties fo:font-weight="bold" officeooo:rsid="00666d3d" officeooo:paragraph-rsid="00666d3d" style:font-weight-asian="bold" style:font-weight-complex="bold"/>
    </style:style>
    <style:style style:name="P45" style:family="paragraph" style:parent-style-name="Standard">
      <style:text-properties officeooo:rsid="001de05b" officeooo:paragraph-rsid="001a4226"/>
    </style:style>
    <style:style style:name="P46" style:family="paragraph" style:parent-style-name="Standard">
      <style:text-properties officeooo:rsid="001de05b" officeooo:paragraph-rsid="001de05b"/>
    </style:style>
    <style:style style:name="P47" style:family="paragraph" style:parent-style-name="Standard">
      <style:text-properties officeooo:rsid="00201e10" officeooo:paragraph-rsid="001a4226"/>
    </style:style>
    <style:style style:name="P48" style:family="paragraph" style:parent-style-name="Standard">
      <style:text-properties officeooo:rsid="001c736f" officeooo:paragraph-rsid="001a4226"/>
    </style:style>
    <style:style style:name="P49" style:family="paragraph" style:parent-style-name="Standard">
      <style:text-properties style:font-name="Liberation Serif" fo:font-size="12pt" style:font-size-asian="12pt" style:font-size-complex="12pt"/>
    </style:style>
    <style:style style:name="P50" style:family="paragraph" style:parent-style-name="Standard">
      <style:text-properties officeooo:rsid="0044f50a" officeooo:paragraph-rsid="0044f50a"/>
    </style:style>
    <style:style style:name="P51" style:family="paragraph" style:parent-style-name="Standard">
      <style:text-properties fo:color="#000000" style:text-underline-style="none" fo:font-weight="bold" officeooo:rsid="00540c19" officeooo:paragraph-rsid="0055f26c" style:font-weight-asian="bold" style:font-weight-complex="bold"/>
    </style:style>
    <style:style style:name="P52" style:family="paragraph" style:parent-style-name="Standard">
      <style:text-properties fo:color="#000000" style:font-name="monospace" style:text-underline-style="none" fo:font-weight="normal" officeooo:rsid="00540c19" officeooo:paragraph-rsid="00540c19" style:font-weight-asian="normal" style:font-weight-complex="normal"/>
    </style:style>
    <style:style style:name="P53" style:family="paragraph" style:parent-style-name="Standard">
      <style:text-properties fo:color="#000000" style:font-name="monospace" style:text-underline-style="none" fo:font-weight="normal" officeooo:rsid="0055f26c" officeooo:paragraph-rsid="0055f26c" style:font-weight-asian="normal" style:font-weight-complex="normal"/>
    </style:style>
    <style:style style:name="P54" style:family="paragraph" style:parent-style-name="Standard">
      <style:text-properties fo:color="#000000" style:font-name="monospace" fo:font-weight="bold" officeooo:rsid="00666d3d" officeooo:paragraph-rsid="00666d3d" style:font-weight-asian="bold" style:font-weight-complex="bold"/>
    </style:style>
    <style:style style:name="P55" style:family="paragraph" style:parent-style-name="Standard">
      <style:text-properties fo:color="#000000" style:font-name="monospace" fo:font-weight="bold" officeooo:rsid="00689067" officeooo:paragraph-rsid="00689067" style:font-weight-asian="bold" style:font-weight-complex="bold"/>
    </style:style>
    <style:style style:name="P56" style:family="paragraph" style:parent-style-name="Standard">
      <style:text-properties fo:color="#000000" style:font-name="monospace" fo:font-weight="bold" officeooo:rsid="006b59b3" officeooo:paragraph-rsid="006b59b3" style:font-weight-asian="bold" style:font-weight-complex="bold"/>
    </style:style>
    <style:style style:name="P57" style:family="paragraph" style:parent-style-name="Standard">
      <style:text-properties fo:color="#000000" style:font-name="monospace" style:text-underline-style="solid" style:text-underline-width="auto" style:text-underline-color="font-color" fo:font-weight="bold" officeooo:rsid="00540c19" officeooo:paragraph-rsid="00540c19" style:font-weight-asian="bold" style:font-weight-complex="bold"/>
    </style:style>
    <style:style style:name="P58" style:family="paragraph" style:parent-style-name="Standard">
      <style:text-properties fo:color="#000000" fo:font-weight="bold" officeooo:rsid="00666d3d" officeooo:paragraph-rsid="00666d3d" style:font-weight-asian="bold" style:font-weight-complex="bold"/>
    </style:style>
    <style:style style:name="P59" style:family="paragraph" style:parent-style-name="Standard">
      <style:text-properties fo:color="#000000" fo:font-weight="bold" officeooo:rsid="00666d3d" officeooo:paragraph-rsid="00689067" style:font-weight-asian="bold" style:font-weight-complex="bold"/>
    </style:style>
    <style:style style:name="P60" style:family="paragraph" style:parent-style-name="Standard">
      <style:text-properties fo:color="#000000" fo:font-weight="bold" officeooo:rsid="00476bd6" officeooo:paragraph-rsid="006b59b3" style:font-weight-asian="bold" style:font-weight-complex="bold"/>
    </style:style>
    <style:style style:name="P61" style:family="paragraph" style:parent-style-name="Standard">
      <style:paragraph-properties fo:text-align="center" style:justify-single-word="false"/>
      <style:text-properties fo:color="#000000" style:text-underline-style="solid" style:text-underline-width="auto" style:text-underline-color="font-color" fo:font-weight="bold" officeooo:rsid="006b59b3" officeooo:paragraph-rsid="006b59b3" style:font-weight-asian="bold" style:font-weight-complex="bold"/>
    </style:style>
    <style:style style:name="P62" style:family="paragraph" style:parent-style-name="Standard">
      <style:text-properties officeooo:paragraph-rsid="00589a88"/>
    </style:style>
    <style:style style:name="P63" style:family="paragraph" style:parent-style-name="Standard">
      <style:text-properties fo:color="#c20cb9" style:font-name="monospace" fo:font-weight="bold" officeooo:rsid="00476bd6" officeooo:paragraph-rsid="004fcadf" style:font-weight-asian="bold" style:font-weight-complex="bold"/>
    </style:style>
    <style:style style:name="P64" style:family="paragraph" style:parent-style-name="Standard">
      <style:text-properties fo:color="#c20cb9" style:font-name="monospace" fo:font-weight="bold" officeooo:rsid="00666d3d" officeooo:paragraph-rsid="00666d3d" style:font-weight-asian="bold" style:font-weight-complex="bold"/>
    </style:style>
    <style:style style:name="P65" style:family="paragraph" style:parent-style-name="Standard">
      <style:paragraph-properties fo:text-align="center" style:justify-single-word="false"/>
      <style:text-properties officeooo:paragraph-rsid="0075c55c"/>
    </style:style>
    <style:style style:name="P66" style:family="paragraph" style:parent-style-name="Standard">
      <style:text-properties style:font-name="monospace1" fo:font-weight="normal" officeooo:rsid="007cd040" officeooo:paragraph-rsid="007cd040" style:font-weight-asian="normal" style:font-weight-complex="normal"/>
    </style:style>
    <style:style style:name="P67" style:family="paragraph" style:parent-style-name="Standard">
      <style:text-properties style:font-name="sans-serif" fo:font-size="13.8000001907349pt"/>
    </style:style>
    <style:style style:name="P68" style:family="paragraph" style:parent-style-name="Standard">
      <style:text-properties style:font-name="sans-serif" fo:font-size="9.60000038146973pt"/>
    </style:style>
    <style:style style:name="P69" style:family="paragraph" style:parent-style-name="Standard">
      <style:text-properties style:font-name="monospace" fo:font-size="9.60000038146973pt"/>
    </style:style>
    <style:style style:name="P70" style:family="paragraph" style:parent-style-name="Standard">
      <style:text-properties style:font-name="monospace" fo:font-size="6.59999990463257pt"/>
    </style:style>
    <style:style style:name="P71" style:family="paragraph" style:parent-style-name="Standard">
      <style:text-properties style:font-name="monospace" fo:font-size="12pt" style:font-size-asian="12pt" style:font-size-complex="12pt"/>
    </style:style>
    <style:style style:name="P72" style:family="paragraph" style:parent-style-name="Standard">
      <style:text-properties style:font-name="monospace" fo:font-size="12pt" officeooo:paragraph-rsid="008be0ee" style:font-size-asian="12pt" style:font-size-complex="12pt"/>
    </style:style>
    <style:style style:name="P73" style:family="paragraph" style:parent-style-name="Standard">
      <style:text-properties officeooo:paragraph-rsid="008cb55f"/>
    </style:style>
    <style:style style:name="P74" style:family="paragraph" style:parent-style-name="Standard">
      <style:text-properties style:text-outline="false" style:text-line-through-style="none" style:text-line-through-type="none" style:font-name="monospace1" fo:font-size="10pt" fo:font-style="normal" fo:text-shadow="none" style:text-underline-style="none" fo:font-weight="normal" officeooo:paragraph-rsid="008cb55f" style:font-size-asian="10pt" style:font-style-asian="normal" style:font-weight-asian="normal" style:text-emphasize="none"/>
    </style:style>
    <style:style style:name="P75" style:family="paragraph" style:parent-style-name="Standard">
      <style:text-properties style:text-outline="false" style:text-line-through-style="none" style:text-line-through-type="none" style:font-name="monospace1" fo:font-size="12pt" fo:font-style="normal" fo:text-shadow="none" style:text-underline-style="none" fo:font-weight="normal" officeooo:rsid="008cb55f" officeooo:paragraph-rsid="008cb55f" style:font-size-asian="12pt" style:font-style-asian="normal" style:font-weight-asian="normal" style:font-size-complex="12pt" style:text-emphasize="none"/>
    </style:style>
    <style:style style:name="P76" style:family="paragraph" style:parent-style-name="Standard">
      <style:text-properties style:text-outline="false" style:text-line-through-style="none" style:text-line-through-type="none" style:font-name="monospace1" fo:font-size="12pt" fo:font-style="normal" fo:text-shadow="none" style:text-underline-style="none" fo:font-weight="normal" officeooo:paragraph-rsid="008cb55f" style:font-size-asian="12pt" style:font-style-asian="normal" style:font-weight-asian="normal" style:font-size-complex="12pt" style:text-emphasize="none"/>
    </style:style>
    <style:style style:name="P77" style:family="paragraph" style:parent-style-name="Standard">
      <style:paragraph-properties fo:break-before="page"/>
      <style:text-properties style:text-underline-style="solid" style:text-underline-width="auto" style:text-underline-color="font-color" officeooo:rsid="0016b347" officeooo:paragraph-rsid="0016b347"/>
    </style:style>
    <style:style style:name="P78" style:family="paragraph" style:parent-style-name="Standard">
      <style:paragraph-properties fo:break-before="page"/>
      <style:text-properties fo:color="#000000" fo:font-weight="bold" officeooo:rsid="00540c19" officeooo:paragraph-rsid="00540c19" style:font-weight-asian="bold" style:font-weight-complex="bold"/>
    </style:style>
    <style:style style:name="P79" style:family="paragraph" style:parent-style-name="Standard">
      <style:paragraph-properties fo:break-before="page"/>
      <style:text-properties fo:color="#c20cb9" style:font-name="monospace" fo:font-weight="bold" officeooo:rsid="00666d3d" officeooo:paragraph-rsid="00666d3d" style:font-weight-asian="bold" style:font-weight-complex="bold"/>
    </style:style>
    <style:style style:name="P80" style:family="paragraph" style:parent-style-name="Standard">
      <style:paragraph-properties fo:break-before="page"/>
      <style:text-properties fo:font-weight="bold" officeooo:rsid="00476bd6" officeooo:paragraph-rsid="008cb55f" style:font-weight-asian="bold" style:font-weight-complex="bold"/>
    </style:style>
    <style:style style:name="P81" style:family="paragraph" style:parent-style-name="Heading_20_1">
      <style:paragraph-properties fo:break-before="page"/>
      <style:text-properties fo:font-weight="bold" officeooo:rsid="00476bd6" officeooo:paragraph-rsid="008508e8" style:font-weight-asian="bold" style:font-weight-complex="bold"/>
    </style:style>
    <style:style style:name="P82" style:family="paragraph" style:parent-style-name="Table_20_Contents">
      <style:paragraph-properties fo:text-align="center" style:justify-single-word="false"/>
      <style:text-properties fo:font-weight="bold" officeooo:rsid="001a4226" officeooo:paragraph-rsid="001a4226" style:font-weight-asian="bold" style:font-weight-complex="bold"/>
    </style:style>
    <style:style style:name="P83" style:family="paragraph" style:parent-style-name="Table_20_Contents">
      <style:paragraph-properties fo:text-align="center" style:justify-single-word="false"/>
      <style:text-properties fo:font-weight="bold" officeooo:rsid="001c736f" officeooo:paragraph-rsid="001c736f" style:font-weight-asian="bold" style:font-weight-complex="bold"/>
    </style:style>
    <style:style style:name="P84" style:family="paragraph" style:parent-style-name="Table_20_Contents">
      <style:text-properties officeooo:rsid="001de05b" officeooo:paragraph-rsid="001de05b"/>
    </style:style>
    <style:style style:name="P85" style:family="paragraph" style:parent-style-name="Table_20_Contents">
      <style:text-properties officeooo:paragraph-rsid="00201e10"/>
    </style:style>
    <style:style style:name="P86" style:family="paragraph" style:parent-style-name="Table_20_Contents">
      <style:text-properties officeooo:rsid="00201e10" officeooo:paragraph-rsid="00201e10"/>
    </style:style>
    <style:style style:name="P87" style:family="paragraph" style:parent-style-name="Table_20_Contents">
      <style:text-properties officeooo:rsid="001c736f" officeooo:paragraph-rsid="001c736f"/>
    </style:style>
    <style:style style:name="P88" style:family="paragraph" style:parent-style-name="Table_20_Contents">
      <style:text-properties officeooo:rsid="00252bb1" officeooo:paragraph-rsid="00252bb1"/>
    </style:style>
    <style:style style:name="P89" style:family="paragraph" style:parent-style-name="Standard">
      <loext:graphic-properties draw:fill="none"/>
      <style:paragraph-properties fo:margin-left="0cm" fo:margin-right="0cm" fo:text-indent="-0.4cm" style:auto-text-indent="false" fo:background-color="transparent"/>
      <style:text-properties style:text-underline-style="none" officeooo:rsid="00155f99" officeooo:paragraph-rsid="001a4226"/>
    </style:style>
    <style:style style:name="P90" style:family="paragraph" style:parent-style-name="Standard">
      <loext:graphic-properties draw:fill="none"/>
      <style:paragraph-properties fo:margin-left="0cm" fo:margin-right="0cm" fo:text-indent="-0.4cm" style:auto-text-indent="false" fo:background-color="transparent"/>
      <style:text-properties style:text-underline-style="none" officeooo:rsid="00252bb1" officeooo:paragraph-rsid="00255cce"/>
    </style:style>
    <style:style style:name="P91" style:family="paragraph" style:parent-style-name="Standard">
      <loext:graphic-properties draw:fill="none"/>
      <style:paragraph-properties fo:margin-left="0cm" fo:margin-right="0cm" fo:text-indent="-0.4cm" style:auto-text-indent="false" fo:background-color="transparent"/>
      <style:text-properties fo:font-size="12pt" style:text-underline-style="none" officeooo:rsid="00252bb1" officeooo:paragraph-rsid="0029102c" style:font-size-asian="12pt" style:font-size-complex="12pt"/>
    </style:style>
    <style:style style:name="P92" style:family="paragraph" style:parent-style-name="Standard">
      <loext:graphic-properties draw:fill="none"/>
      <style:paragraph-properties fo:margin-left="0cm" fo:margin-right="0cm" fo:text-indent="-0.4cm" style:auto-text-indent="false" fo:background-color="transparent"/>
      <style:text-properties fo:font-size="12pt" style:text-underline-style="none" officeooo:rsid="0081af75" officeooo:paragraph-rsid="0081af75" style:font-size-asian="12pt" style:font-size-complex="12pt"/>
    </style:style>
    <style:style style:name="P93" style:family="paragraph" style:parent-style-name="Standard">
      <loext:graphic-properties draw:fill="none"/>
      <style:paragraph-properties fo:margin-left="0cm" fo:margin-right="0cm" fo:margin-top="0cm" fo:margin-bottom="0cm" loext:contextual-spacing="false" fo:line-height="100%" fo:text-indent="-0.4cm" style:auto-text-indent="false" fo:background-color="transparent"/>
      <style:text-properties style:text-underline-style="none" officeooo:rsid="00252bb1" officeooo:paragraph-rsid="00255cce"/>
    </style:style>
    <style:style style:name="P94" style:family="paragraph" style:parent-style-name="Table_20_Contents">
      <loext:graphic-properties draw:fill="none"/>
      <style:paragraph-properties fo:margin-left="0cm" fo:margin-right="0cm" fo:margin-top="0cm" fo:margin-bottom="0cm" loext:contextual-spacing="false" fo:line-height="100%" fo:text-indent="-0.4cm" style:auto-text-indent="false" fo:background-color="transparent"/>
      <style:text-properties style:text-underline-style="none" officeooo:rsid="00235519" officeooo:paragraph-rsid="00235519"/>
    </style:style>
    <style:style style:name="P95" style:family="paragraph" style:parent-style-name="Table_20_Contents">
      <loext:graphic-properties draw:fill="none"/>
      <style:paragraph-properties fo:margin-left="0cm" fo:margin-right="0cm" fo:text-indent="-0.4cm" style:auto-text-indent="false" fo:background-color="transparent"/>
      <style:text-properties officeooo:rsid="00235519" officeooo:paragraph-rsid="00235519"/>
    </style:style>
    <style:style style:name="P96" style:family="paragraph" style:parent-style-name="Table_20_Contents">
      <loext:graphic-properties draw:fill="none"/>
      <style:paragraph-properties fo:margin-left="0cm" fo:margin-right="0cm" fo:text-indent="-0.4cm" style:auto-text-indent="false" fo:background-color="transparent"/>
      <style:text-properties officeooo:rsid="00235519" officeooo:paragraph-rsid="00252bb1"/>
    </style:style>
    <style:style style:name="P97" style:family="paragraph" style:parent-style-name="Table_20_Contents">
      <loext:graphic-properties draw:fill="none"/>
      <style:paragraph-properties fo:margin-left="0cm" fo:margin-right="0cm" fo:text-indent="-0.4cm" style:auto-text-indent="false" fo:background-color="transparent"/>
      <style:text-properties officeooo:rsid="00235519" officeooo:paragraph-rsid="00393cb8"/>
    </style:style>
    <style:style style:name="P98" style:family="paragraph" style:parent-style-name="Table_20_Contents">
      <loext:graphic-properties draw:fill="none"/>
      <style:paragraph-properties fo:margin-left="0cm" fo:margin-right="0cm" fo:text-indent="-0.4cm" style:auto-text-indent="false" fo:background-color="transparent"/>
      <style:text-properties officeooo:rsid="00252bb1" officeooo:paragraph-rsid="002b3e46"/>
    </style:style>
    <style:style style:name="P99" style:family="paragraph" style:parent-style-name="Table_20_Contents">
      <loext:graphic-properties draw:fill="none"/>
      <style:paragraph-properties fo:margin-left="0cm" fo:margin-right="0cm" fo:text-indent="-0.4cm" style:auto-text-indent="false" fo:background-color="transparent"/>
      <style:text-properties fo:font-weight="bold" officeooo:rsid="00252bb1" officeooo:paragraph-rsid="002b3e46" style:font-weight-asian="bold" style:font-weight-complex="bold"/>
    </style:style>
    <style:style style:name="P100" style:family="paragraph" style:parent-style-name="Table_20_Contents">
      <loext:graphic-properties draw:fill="none"/>
      <style:paragraph-properties fo:margin-left="0cm" fo:margin-right="0cm" fo:text-indent="-0.4cm" style:auto-text-indent="false" fo:background-color="transparent"/>
      <style:text-properties fo:font-size="12pt" style:text-underline-style="none" officeooo:rsid="00235519" officeooo:paragraph-rsid="00252bb1" style:font-size-asian="12pt" style:font-size-complex="12pt"/>
    </style:style>
    <style:style style:name="P101" style:family="paragraph" style:parent-style-name="Table_20_Contents">
      <loext:graphic-properties draw:fill="none"/>
      <style:paragraph-properties fo:margin-left="0cm" fo:margin-right="0cm" fo:text-indent="-0.4cm" style:auto-text-indent="false" fo:background-color="transparent"/>
      <style:text-properties fo:font-size="12pt" officeooo:rsid="00393cb8" officeooo:paragraph-rsid="00393cb8" style:font-size-asian="12pt" style:font-size-complex="12pt"/>
    </style:style>
    <style:style style:name="P102" style:family="paragraph" style:parent-style-name="Table_20_Contents">
      <loext:graphic-properties draw:fill="none"/>
      <style:paragraph-properties fo:margin-left="0cm" fo:margin-right="0cm" fo:text-indent="-0.4cm" style:auto-text-indent="false" fo:background-color="transparent"/>
      <style:text-properties style:text-underline-style="none" officeooo:rsid="00349c9b" officeooo:paragraph-rsid="00252bb1"/>
    </style:style>
    <style:style style:name="P103"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1a36dd" officeooo:paragraph-rsid="001a36dd"/>
    </style:style>
    <style:style style:name="P104" style:family="paragraph" style:parent-style-name="Preformatted_20_Text">
      <loext:graphic-properties draw:fill="none"/>
      <style:paragraph-properties fo:margin-left="0cm" fo:margin-right="0cm" fo:text-indent="-0.4cm" style:auto-text-indent="false" fo:background-color="transparent"/>
      <style:text-properties style:text-underline-style="none" officeooo:rsid="00252bb1" officeooo:paragraph-rsid="00255cce"/>
    </style:style>
    <style:style style:name="P105" style:family="paragraph" style:parent-style-name="Text_20_body">
      <style:text-properties officeooo:rsid="002260d5" officeooo:paragraph-rsid="002260d5"/>
    </style:style>
    <style:style style:name="P106" style:family="paragraph" style:parent-style-name="Text_20_body">
      <style:text-properties officeooo:rsid="00235519" officeooo:paragraph-rsid="00235519"/>
    </style:style>
    <style:style style:name="P107" style:family="paragraph" style:parent-style-name="Text_20_body">
      <style:text-properties officeooo:paragraph-rsid="007e917c"/>
    </style:style>
    <style:style style:name="P108" style:family="paragraph" style:parent-style-name="Text_20_body">
      <style:text-properties officeooo:rsid="0085647f" officeooo:paragraph-rsid="0085647f"/>
    </style:style>
    <style:style style:name="P109" style:family="paragraph" style:parent-style-name="Text_20_body">
      <style:text-properties officeooo:paragraph-rsid="0085647f"/>
    </style:style>
    <style:style style:name="P110" style:family="paragraph" style:parent-style-name="Text_20_body">
      <style:text-properties fo:font-weight="bold" officeooo:paragraph-rsid="0085647f" style:font-weight-asian="bold" style:font-weight-complex="bold"/>
    </style:style>
    <style:style style:name="P111" style:family="paragraph" style:parent-style-name="Text_20_body">
      <loext:graphic-properties draw:fill="none"/>
      <style:paragraph-properties fo:margin-left="-0.4cm" fo:margin-right="0cm" fo:margin-top="0cm" fo:margin-bottom="0cm" loext:contextual-spacing="false" fo:line-height="100%" fo:text-indent="0cm" style:auto-text-indent="false" fo:background-color="transparent"/>
      <style:text-properties officeooo:rsid="00235519" officeooo:paragraph-rsid="00252bb1"/>
    </style:style>
    <style:style style:name="P112" style:family="paragraph" style:parent-style-name="Standard" style:master-page-name="">
      <loext:graphic-properties draw:fill="none"/>
      <style:paragraph-properties fo:margin-left="-0.4cm" fo:margin-right="0cm" fo:margin-top="0cm" fo:margin-bottom="0cm" loext:contextual-spacing="false" fo:line-height="100%" fo:text-indent="0cm" style:auto-text-indent="false" style:page-number="auto" fo:background-color="transparent"/>
      <style:text-properties officeooo:rsid="00252bb1" officeooo:paragraph-rsid="003aa443"/>
    </style:style>
    <style:style style:name="P113" style:family="paragraph" style:parent-style-name="Standard">
      <loext:graphic-properties draw:fill="none"/>
      <style:paragraph-properties fo:margin-left="-0.4cm" fo:margin-right="0cm" fo:margin-top="0cm" fo:margin-bottom="0cm" loext:contextual-spacing="false" fo:line-height="100%" fo:text-indent="0cm" style:auto-text-indent="false" fo:background-color="transparent"/>
      <style:text-properties officeooo:rsid="00252bb1" officeooo:paragraph-rsid="003aa443"/>
    </style:style>
    <style:style style:name="P114" style:family="paragraph" style:parent-style-name="Standard" style:master-page-name="">
      <loext:graphic-properties draw:fill="none"/>
      <style:paragraph-properties fo:margin-left="-0.4cm" fo:margin-right="0cm" fo:text-indent="0cm" style:auto-text-indent="false" style:page-number="auto" fo:background-color="transparent"/>
      <style:text-properties style:text-underline-style="none" officeooo:rsid="00252bb1" officeooo:paragraph-rsid="00252bb1"/>
    </style:style>
    <style:style style:name="P11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officeooo:rsid="002c5e96" officeooo:paragraph-rsid="002e2afa"/>
    </style:style>
    <style:style style:name="P116"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260d5" officeooo:paragraph-rsid="00252bb1" style:font-size-asian="12pt" style:font-size-complex="12pt"/>
    </style:style>
    <style:style style:name="P11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9915e" officeooo:paragraph-rsid="00252bb1" style:font-size-asian="12pt" style:font-size-complex="12pt"/>
    </style:style>
    <style:style style:name="P118"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9915e" officeooo:paragraph-rsid="0029915e" style:font-size-asian="12pt" style:font-size-complex="12pt"/>
    </style:style>
    <style:style style:name="P119"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e2afa" officeooo:paragraph-rsid="002e2afa" style:font-size-asian="12pt" style:font-size-complex="12pt"/>
    </style:style>
    <style:style style:name="P120"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e2afa" officeooo:paragraph-rsid="00321de9" style:font-size-asian="12pt" style:font-size-complex="12pt"/>
    </style:style>
    <style:style style:name="P121"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c5e96" officeooo:paragraph-rsid="002c5e96" style:font-size-asian="12pt" style:font-size-complex="12pt"/>
    </style:style>
    <style:style style:name="P122"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ee6d6" officeooo:paragraph-rsid="002ee6d6" style:font-size-asian="12pt" style:font-size-complex="12pt"/>
    </style:style>
    <style:style style:name="P123"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ee6d6" officeooo:paragraph-rsid="003777a4" style:font-size-asian="12pt" style:font-size-complex="12pt"/>
    </style:style>
    <style:style style:name="P124"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2ee6d6" officeooo:paragraph-rsid="002e2afa" style:font-size-asian="12pt" style:font-size-complex="12pt"/>
    </style:style>
    <style:style style:name="P12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21de9" officeooo:paragraph-rsid="00321de9" style:font-size-asian="12pt" style:font-size-complex="12pt"/>
    </style:style>
    <style:style style:name="P126"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777a4" officeooo:paragraph-rsid="00321de9" style:font-size-asian="12pt" style:font-size-complex="12pt"/>
    </style:style>
    <style:style style:name="P12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777a4" officeooo:paragraph-rsid="003777a4" style:font-size-asian="12pt" style:font-size-complex="12pt"/>
    </style:style>
    <style:style style:name="P128"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777a4" officeooo:paragraph-rsid="003aa443" style:font-size-asian="12pt" style:font-size-complex="12pt"/>
    </style:style>
    <style:style style:name="P129"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777a4" officeooo:paragraph-rsid="003b4848" style:font-size-asian="12pt" style:font-size-complex="12pt"/>
    </style:style>
    <style:style style:name="P130"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777a4" officeooo:paragraph-rsid="002ee6d6" style:font-size-asian="12pt" style:font-size-complex="12pt"/>
    </style:style>
    <style:style style:name="P131"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ebbe8" officeooo:paragraph-rsid="003ebbe8" style:font-size-asian="12pt" style:font-size-complex="12pt"/>
    </style:style>
    <style:style style:name="P132"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43943a" officeooo:paragraph-rsid="0043943a" style:font-size-asian="12pt" style:font-size-complex="12pt"/>
    </style:style>
    <style:style style:name="P133"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44f50a" officeooo:paragraph-rsid="0044f50a" style:font-size-asian="12pt" style:font-size-complex="12pt"/>
    </style:style>
    <style:style style:name="P134"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3aa443" officeooo:paragraph-rsid="003b4848" style:font-size-asian="12pt" style:font-size-complex="12pt"/>
    </style:style>
    <style:style style:name="P13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officeooo:rsid="008be0ee" officeooo:paragraph-rsid="008be0ee" style:font-size-asian="12pt" style:font-size-complex="12pt"/>
    </style:style>
    <style:style style:name="P136"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fo:font-weight="normal" officeooo:rsid="003d4ab1" officeooo:paragraph-rsid="003d4ab1" style:font-size-asian="12pt" style:font-weight-asian="normal" style:font-size-complex="12pt" style:font-weight-complex="normal"/>
    </style:style>
    <style:style style:name="P13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none" fo:font-weight="normal" officeooo:rsid="003db9cb" officeooo:paragraph-rsid="003db9cb" style:font-size-asian="12pt" style:font-weight-asian="normal" style:font-size-complex="12pt" style:font-weight-complex="normal"/>
    </style:style>
    <style:style style:name="P138"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fo:font-style="normal" style:text-underline-style="none" fo:font-weight="normal" officeooo:rsid="003719f3" officeooo:paragraph-rsid="002e2afa" style:font-size-asian="12pt" style:font-style-asian="normal" style:font-weight-asian="normal" style:font-size-complex="12pt" style:font-style-complex="normal" style:font-weight-complex="normal"/>
    </style:style>
    <style:style style:name="P139"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fo:font-style="normal" style:text-underline-style="none" officeooo:rsid="003719f3" officeooo:paragraph-rsid="002e2afa" style:font-size-asian="12pt" style:font-style-asian="normal" style:font-size-complex="12pt" style:font-style-complex="normal"/>
    </style:style>
    <style:style style:name="P140"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fo:font-style="normal" style:text-underline-style="none" officeooo:rsid="00189327" officeooo:paragraph-rsid="0044f50a" style:font-size-asian="12pt" style:font-style-asian="normal" style:font-size-complex="12pt" style:font-style-complex="normal"/>
    </style:style>
    <style:style style:name="P141"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solid" style:text-underline-width="auto" style:text-underline-color="font-color" fo:font-weight="bold" officeooo:rsid="003d4ab1" officeooo:paragraph-rsid="003d4ab1" style:font-size-asian="12pt" style:font-weight-asian="bold" style:font-size-complex="12pt" style:font-weight-complex="bold"/>
    </style:style>
    <style:style style:name="P142"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size="12pt" style:text-underline-style="solid" style:text-underline-width="auto" style:text-underline-color="font-color" fo:font-weight="bold" officeooo:rsid="0044f50a" officeooo:paragraph-rsid="0044f50a" style:font-size-asian="12pt" style:font-weight-asian="bold" style:font-size-complex="12pt" style:font-weight-complex="bold"/>
    </style:style>
    <style:style style:name="P143"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font-weight="bold" officeooo:rsid="002b3e46" officeooo:paragraph-rsid="002b3e46" style:font-weight-asian="bold" style:font-weight-complex="bold"/>
    </style:style>
    <style:style style:name="P144"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text-underline-style="solid" style:text-underline-width="auto" style:text-underline-color="font-color" fo:font-weight="bold" officeooo:rsid="00321de9" officeooo:paragraph-rsid="00321de9" style:font-weight-asian="bold" style:font-weight-complex="bold"/>
    </style:style>
    <style:style style:name="P14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text-underline-style="solid" style:text-underline-width="auto" style:text-underline-color="font-color" officeooo:rsid="002e2afa" officeooo:paragraph-rsid="002e2afa"/>
    </style:style>
    <style:style style:name="P146"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officeooo:paragraph-rsid="0043943a"/>
    </style:style>
    <style:style style:name="P14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text-underline-style="none" officeooo:rsid="002ee6d6" officeooo:paragraph-rsid="003777a4"/>
    </style:style>
    <style:style style:name="P148"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text-underline-style="none" officeooo:rsid="00321de9" officeooo:paragraph-rsid="003777a4"/>
    </style:style>
    <style:style style:name="P149"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style:text-underline-style="none" officeooo:rsid="003db9cb" officeooo:paragraph-rsid="003db9cb" style:font-size-asian="12pt" style:font-size-complex="12pt"/>
    </style:style>
    <style:style style:name="P150"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style:text-underline-style="none" officeooo:rsid="003ebbe8" officeooo:paragraph-rsid="003ebbe8" style:font-size-asian="12pt" style:font-size-complex="12pt"/>
    </style:style>
    <style:style style:name="P151"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style:text-underline-style="none" officeooo:rsid="00321de9" officeooo:paragraph-rsid="00321de9" style:font-size-asian="12pt" style:font-size-complex="12pt"/>
    </style:style>
    <style:style style:name="P152"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style:text-underline-style="none" officeooo:rsid="006e459b" officeooo:paragraph-rsid="006e459b" style:font-size-asian="12pt" style:font-size-complex="12pt"/>
    </style:style>
    <style:style style:name="P153"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officeooo:rsid="0044f50a" officeooo:paragraph-rsid="0044f50a"/>
    </style:style>
    <style:style style:name="P154"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officeooo:rsid="002e2afa" officeooo:paragraph-rsid="002e2afa"/>
    </style:style>
    <style:style style:name="P15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officeooo:rsid="0070ef32" officeooo:paragraph-rsid="0070ef32"/>
    </style:style>
    <style:style style:name="P156"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officeooo:paragraph-rsid="004192b0" style:font-size-asian="12pt" style:font-size-complex="12pt"/>
    </style:style>
    <style:style style:name="P157"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monospace" fo:font-size="9.60000038146973pt" officeooo:paragraph-rsid="002e2afa"/>
    </style:style>
    <style:style style:name="P158" style:family="paragraph" style:parent-style-name="Preformatted_20_Text">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style:text-underline-style="none" officeooo:rsid="003777a4" officeooo:paragraph-rsid="003777a4" style:font-size-asian="12pt" style:font-size-complex="12pt"/>
    </style:style>
    <style:style style:name="P159" style:family="paragraph" style:parent-style-name="Preformatted_20_Text">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style:text-underline-style="none" officeooo:rsid="006e459b" officeooo:paragraph-rsid="006e459b" style:font-size-asian="12pt" style:font-size-complex="12pt"/>
    </style:style>
    <style:style style:name="P160" style:family="paragraph" style:parent-style-name="Text_20_body">
      <loext:graphic-properties draw:fill="none"/>
      <style:paragraph-properties fo:margin-left="0cm" fo:margin-right="0cm" fo:margin-top="0cm" fo:margin-bottom="0cm" loext:contextual-spacing="false" fo:line-height="100%" fo:text-indent="0cm" style:auto-text-indent="false" fo:break-before="page" fo:background-color="transparent"/>
      <style:text-properties fo:font-size="12pt" style:text-underline-style="none" officeooo:rsid="002ee6d6" officeooo:paragraph-rsid="002e2afa" style:font-size-asian="12pt" style:font-size-complex="12pt"/>
    </style:style>
    <style:style style:name="P161" style:family="paragraph" style:parent-style-name="Standard">
      <loext:graphic-properties draw:fill="none"/>
      <style:paragraph-properties fo:margin-left="0cm" fo:margin-right="0cm" fo:text-indent="0cm" style:auto-text-indent="false" fo:background-color="transparent"/>
      <style:text-properties style:text-underline-style="none" officeooo:rsid="00252bb1" officeooo:paragraph-rsid="00252bb1"/>
    </style:style>
    <style:style style:name="P162" style:family="paragraph" style:parent-style-name="Preformatted_20_Text">
      <style:text-properties style:text-underline-style="none" officeooo:rsid="001a36dd" officeooo:paragraph-rsid="001a36dd"/>
    </style:style>
    <style:style style:name="P163" style:family="paragraph" style:parent-style-name="Preformatted_20_Text">
      <style:text-properties style:font-name="Liberation Serif" fo:font-size="12pt" style:font-size-asian="12pt" style:font-size-complex="12pt"/>
    </style:style>
    <style:style style:name="P164" style:family="paragraph" style:parent-style-name="Preformatted_20_Text">
      <style:text-properties officeooo:paragraph-rsid="007e917c"/>
    </style:style>
    <style:style style:name="P165" style:family="paragraph" style:parent-style-name="Text_20_body" style:master-page-name="">
      <loext:graphic-properties draw:fill="none"/>
      <style:paragraph-properties fo:margin-left="-0.101cm" fo:margin-right="0cm" fo:margin-top="0cm" fo:margin-bottom="0cm" loext:contextual-spacing="false" fo:line-height="100%" fo:text-indent="0cm" style:auto-text-indent="false" style:page-number="auto" fo:background-color="transparent"/>
      <style:text-properties officeooo:rsid="002260d5" officeooo:paragraph-rsid="00252bb1"/>
    </style:style>
    <style:style style:name="P166" style:family="paragraph" style:parent-style-name="Text_20_body">
      <loext:graphic-properties draw:fill="none"/>
      <style:paragraph-properties fo:margin-left="-0.101cm" fo:margin-right="0cm" fo:margin-top="0cm" fo:margin-bottom="0cm" loext:contextual-spacing="false" fo:line-height="100%" fo:text-indent="0cm" style:auto-text-indent="false" fo:background-color="transparent"/>
      <style:text-properties officeooo:rsid="002260d5" officeooo:paragraph-rsid="00252bb1"/>
    </style:style>
    <style:style style:name="P167" style:family="paragraph" style:parent-style-name="Preformatted_20_Text">
      <style:paragraph-properties fo:margin-top="0cm" fo:margin-bottom="0.499cm" loext:contextual-spacing="false"/>
    </style:style>
    <style:style style:name="P168"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169" style:family="paragraph" style:parent-style-name="Preformatted_20_Text">
      <style:paragraph-properties fo:margin-top="0cm" fo:margin-bottom="0.499cm" loext:contextual-spacing="false"/>
      <style:text-properties officeooo:paragraph-rsid="007e917c"/>
    </style:style>
    <style:style style:name="P170" style:family="paragraph" style:parent-style-name="Preformatted_20_Text">
      <style:paragraph-properties fo:margin-top="0cm" fo:margin-bottom="0.499cm" loext:contextual-spacing="false"/>
      <style:text-properties fo:font-weight="bold" officeooo:rsid="0085647f" officeooo:paragraph-rsid="0085647f" style:font-weight-asian="bold" style:font-weight-complex="bold"/>
    </style:style>
    <style:style style:name="P171" style:family="paragraph" style:parent-style-name="Preformatted_20_Text">
      <style:paragraph-properties fo:margin-top="0cm" fo:margin-bottom="0.499cm" loext:contextual-spacing="false"/>
      <style:text-properties officeooo:paragraph-rsid="0085647f"/>
    </style:style>
    <style:style style:name="P172" style:family="paragraph" style:parent-style-name="List_20_Contents">
      <style:paragraph-properties fo:margin-top="0cm" fo:margin-bottom="0.499cm" loext:contextual-spacing="false"/>
    </style:style>
    <style:style style:name="P173" style:family="paragraph" style:parent-style-name="Preformatted_20_Text">
      <style:paragraph-properties fo:margin-top="0cm" fo:margin-bottom="0cm" loext:contextual-spacing="false"/>
      <style:text-properties style:font-name="Liberation Serif" fo:font-size="12pt" officeooo:paragraph-rsid="00496b18" style:font-size-asian="12pt" style:font-size-complex="12pt"/>
    </style:style>
    <style:style style:name="P174" style:family="paragraph" style:parent-style-name="Preformatted_20_Text">
      <style:paragraph-properties fo:margin-top="0cm" fo:margin-bottom="0cm" loext:contextual-spacing="false"/>
      <style:text-properties style:font-name="Liberation Serif" fo:font-size="12pt" officeooo:rsid="00497227" officeooo:paragraph-rsid="00497227" style:font-size-asian="12pt" style:font-size-complex="12pt"/>
    </style:style>
    <style:style style:name="P175" style:family="paragraph" style:parent-style-name="Preformatted_20_Text">
      <style:paragraph-properties fo:margin-top="0cm" fo:margin-bottom="0cm" loext:contextual-spacing="false"/>
      <style:text-properties fo:color="#000000" style:font-name="Liberation Serif" fo:font-size="12pt" fo:font-weight="normal" officeooo:rsid="00496b18" officeooo:paragraph-rsid="00496b18" style:font-size-asian="12pt" style:font-weight-asian="normal" style:font-size-complex="12pt" style:font-weight-complex="normal"/>
    </style:style>
    <style:style style:name="P176" style:family="paragraph" style:parent-style-name="Preformatted_20_Text">
      <style:paragraph-properties fo:margin-top="0cm" fo:margin-bottom="0cm" loext:contextual-spacing="false"/>
      <style:text-properties fo:color="#000000" style:font-name="Liberation Serif" fo:font-size="12pt" fo:font-weight="normal" officeooo:rsid="00497227" officeooo:paragraph-rsid="00497227" style:font-size-asian="12pt" style:font-weight-asian="normal" style:font-size-complex="12pt" style:font-weight-complex="normal"/>
    </style:style>
    <style:style style:name="P177" style:family="paragraph" style:parent-style-name="Preformatted_20_Text">
      <style:paragraph-properties fo:margin-top="0cm" fo:margin-bottom="0cm" loext:contextual-spacing="false"/>
      <style:text-properties fo:color="#000000" style:font-name="monospace" fo:font-weight="normal" officeooo:rsid="00496b18" officeooo:paragraph-rsid="00496b18" style:font-weight-asian="normal" style:font-weight-complex="normal"/>
    </style:style>
    <style:style style:name="P178" style:family="paragraph" style:parent-style-name="Preformatted_20_Text">
      <style:paragraph-properties fo:margin-top="0cm" fo:margin-bottom="0cm" loext:contextual-spacing="false">
        <style:tab-stops>
          <style:tab-stop style:position="17.695cm"/>
        </style:tab-stops>
      </style:paragraph-properties>
      <style:text-properties fo:font-weight="bold" officeooo:rsid="00261f64" officeooo:paragraph-rsid="007e917c" style:font-weight-asian="bold" style:font-weight-complex="bold"/>
    </style:style>
    <style:style style:name="P179" style:family="paragraph" style:parent-style-name="Preformatted_20_Text">
      <style:paragraph-properties fo:margin-top="0cm" fo:margin-bottom="0cm" loext:contextual-spacing="false"/>
      <style:text-properties fo:font-weight="bold" officeooo:rsid="00261f64" officeooo:paragraph-rsid="007e917c" style:font-weight-asian="bold" style:font-weight-complex="bold"/>
    </style:style>
    <style:style style:name="P180" style:family="paragraph" style:parent-style-name="Preformatted_20_Text">
      <style:paragraph-properties fo:margin-top="0cm" fo:margin-bottom="0cm" loext:contextual-spacing="false"/>
      <style:text-properties fo:font-weight="bold" officeooo:rsid="00216243" officeooo:paragraph-rsid="007e917c" style:font-weight-asian="bold" style:font-weight-complex="bold"/>
    </style:style>
    <style:style style:name="P181" style:family="paragraph" style:parent-style-name="Preformatted_20_Text">
      <style:paragraph-properties fo:margin-top="0cm" fo:margin-bottom="0cm" loext:contextual-spacing="false"/>
      <style:text-properties fo:font-weight="bold" officeooo:rsid="0085647f" style:font-weight-asian="bold" style:font-weight-complex="bold"/>
    </style:style>
    <style:style style:name="P182" style:family="paragraph" style:parent-style-name="Preformatted_20_Text">
      <style:paragraph-properties fo:margin-top="0cm" fo:margin-bottom="0cm" loext:contextual-spacing="false"/>
      <style:text-properties fo:font-weight="bold" officeooo:rsid="0085647f" officeooo:paragraph-rsid="0085647f" style:font-weight-asian="bold" style:font-weight-complex="bold"/>
    </style:style>
    <style:style style:name="P183" style:family="paragraph" style:parent-style-name="Preformatted_20_Text">
      <style:paragraph-properties fo:margin-top="0cm" fo:margin-bottom="0cm" loext:contextual-spacing="false"/>
      <style:text-properties fo:font-weight="normal" officeooo:rsid="001e99d0" officeooo:paragraph-rsid="007e917c" style:font-weight-asian="normal" style:font-weight-complex="normal"/>
    </style:style>
    <style:style style:name="P184" style:family="paragraph" style:parent-style-name="Preformatted_20_Text">
      <style:paragraph-properties fo:margin-top="0cm" fo:margin-bottom="0cm" loext:contextual-spacing="false"/>
      <style:text-properties fo:font-weight="normal" officeooo:rsid="00216243" officeooo:paragraph-rsid="007e917c" style:font-weight-asian="normal" style:font-weight-complex="normal"/>
    </style:style>
    <style:style style:name="P185" style:family="paragraph" style:parent-style-name="Preformatted_20_Text">
      <style:paragraph-properties fo:margin-top="0cm" fo:margin-bottom="0cm" loext:contextual-spacing="false"/>
      <style:text-properties officeooo:paragraph-rsid="007e917c"/>
    </style:style>
    <style:style style:name="P186" style:family="paragraph" style:parent-style-name="Standard">
      <style:paragraph-properties fo:margin-top="0cm" fo:margin-bottom="0cm" loext:contextual-spacing="false"/>
      <style:text-properties fo:color="#000000" style:font-name="Liberation Serif" fo:font-size="12pt" fo:font-weight="normal" officeooo:rsid="00496b18" officeooo:paragraph-rsid="00496b18" style:font-size-asian="12pt" style:font-weight-asian="normal" style:font-size-complex="12pt" style:font-weight-complex="normal"/>
    </style:style>
    <style:style style:name="P187" style:family="paragraph" style:parent-style-name="Standard">
      <style:paragraph-properties fo:margin-top="0cm" fo:margin-bottom="0cm" loext:contextual-spacing="false"/>
      <style:text-properties fo:color="#c20cb9" style:font-name="monospace" fo:font-weight="bold" officeooo:rsid="004b20bb" officeooo:paragraph-rsid="004bbb2c" style:font-weight-asian="bold" style:font-weight-complex="bold"/>
    </style:style>
    <style:style style:name="P188" style:family="paragraph" style:parent-style-name="Standard">
      <style:paragraph-properties fo:margin-top="0cm" fo:margin-bottom="0cm" loext:contextual-spacing="false" fo:line-height="100%" fo:text-align="center" style:justify-single-word="false"/>
      <style:text-properties style:font-name="Liberation Serif" style:text-underline-style="solid" style:text-underline-width="auto" style:text-underline-color="font-color" officeooo:rsid="0016b347" officeooo:paragraph-rsid="001a36dd"/>
    </style:style>
    <style:style style:name="P189" style:family="paragraph" style:parent-style-name="Standard">
      <style:paragraph-properties fo:margin-top="0cm" fo:margin-bottom="0cm" loext:contextual-spacing="false" fo:line-height="100%" fo:text-align="center" style:justify-single-word="false" fo:break-before="page"/>
      <style:text-properties style:text-underline-style="solid" style:text-underline-width="auto" style:text-underline-color="font-color" officeooo:rsid="0016b347" officeooo:paragraph-rsid="001a36dd"/>
    </style:style>
    <style:style style:name="P190" style:family="paragraph" style:parent-style-name="Preformatted_20_Text">
      <style:paragraph-properties fo:margin-top="0cm" fo:margin-bottom="0cm" loext:contextual-spacing="false" fo:text-align="center" style:justify-single-word="false" fo:break-before="page"/>
      <style:text-properties fo:font-weight="bold" officeooo:rsid="00261f64" officeooo:paragraph-rsid="007e917c" style:font-weight-asian="bold" style:font-weight-complex="bold"/>
    </style:style>
    <style:style style:name="P191" style:family="paragraph" style:parent-style-name="Preformatted_20_Text">
      <style:paragraph-properties fo:margin-top="0cm" fo:margin-bottom="0cm" loext:contextual-spacing="false" fo:break-before="page"/>
      <style:text-properties fo:font-weight="bold" officeooo:rsid="00261f64" officeooo:paragraph-rsid="007e917c" style:font-weight-asian="bold" style:font-weight-complex="bold"/>
    </style:style>
    <style:style style:name="P192" style:family="paragraph" style:parent-style-name="Text_20_body">
      <style:paragraph-properties fo:margin-top="0cm" fo:margin-bottom="0cm" loext:contextual-spacing="false"/>
    </style:style>
    <style:style style:name="P193" style:family="paragraph" style:parent-style-name="Text_20_body">
      <style:paragraph-properties fo:margin-top="0cm" fo:margin-bottom="0cm" loext:contextual-spacing="false" fo:line-height="100%"/>
    </style:style>
    <style:style style:name="P194" style:family="paragraph" style:parent-style-name="Text_20_body">
      <style:paragraph-properties fo:margin-top="0cm" fo:margin-bottom="0cm" loext:contextual-spacing="false" fo:line-height="100%" fo:text-align="justify" style:justify-single-word="false"/>
      <style:text-properties officeooo:paragraph-rsid="005ccb87"/>
    </style:style>
    <style:style style:name="P195" style:family="paragraph" style:parent-style-name="Text_20_body">
      <style:paragraph-properties fo:margin-top="0cm" fo:margin-bottom="0cm" loext:contextual-spacing="false" fo:line-height="100%"/>
      <style:text-properties officeooo:paragraph-rsid="005e006a"/>
    </style:style>
    <style:style style:name="P196" style:family="paragraph" style:parent-style-name="Text_20_body">
      <style:paragraph-properties fo:margin-top="0cm" fo:margin-bottom="0cm" loext:contextual-spacing="false" fo:line-height="100%" fo:text-align="justify" style:justify-single-word="false"/>
      <style:text-properties style:font-name="Liberation Serif" officeooo:rsid="005ccb87" officeooo:paragraph-rsid="005ccb87"/>
    </style:style>
    <style:style style:name="P197" style:family="paragraph" style:parent-style-name="Text_20_body">
      <style:paragraph-properties fo:margin-top="0cm" fo:margin-bottom="0cm" loext:contextual-spacing="false" fo:line-height="100%"/>
      <style:text-properties style:font-name="Liberation Serif" officeooo:paragraph-rsid="005e006a"/>
    </style:style>
    <style:style style:name="P198" style:family="paragraph" style:parent-style-name="Text_20_body">
      <style:paragraph-properties fo:margin-top="0cm" fo:margin-bottom="0cm" loext:contextual-spacing="false"/>
      <style:text-properties fo:font-weight="bold" officeooo:rsid="00261f64" officeooo:paragraph-rsid="007e917c" style:font-weight-asian="bold" style:font-weight-complex="bold"/>
    </style:style>
    <style:style style:name="P199" style:family="paragraph" style:parent-style-name="Text_20_body">
      <style:paragraph-properties fo:margin-top="0cm" fo:margin-bottom="0cm" loext:contextual-spacing="false"/>
      <style:text-properties fo:font-weight="bold" officeooo:rsid="008858b0" officeooo:paragraph-rsid="008858b0" style:font-weight-asian="bold" style:font-weight-complex="bold"/>
    </style:style>
    <style:style style:name="P200" style:family="paragraph" style:parent-style-name="Heading_20_3">
      <style:paragraph-properties fo:margin-top="0cm" fo:margin-bottom="0cm" loext:contextual-spacing="false"/>
      <style:text-properties fo:font-weight="bold" officeooo:rsid="00216243" officeooo:paragraph-rsid="007e917c" style:font-weight-asian="bold" style:font-weight-complex="bold"/>
    </style:style>
    <style:style style:name="P201" style:family="paragraph" style:parent-style-name="Heading_20_2">
      <style:paragraph-properties fo:margin-top="0cm" fo:margin-bottom="0cm" loext:contextual-spacing="false"/>
      <style:text-properties fo:font-weight="bold" officeooo:rsid="00216243" officeooo:paragraph-rsid="007e917c" style:font-weight-asian="bold" style:font-weight-complex="bold"/>
    </style:style>
    <style:style style:name="P202" style:family="paragraph" style:parent-style-name="Heading_20_2">
      <style:paragraph-properties fo:margin-top="0cm" fo:margin-bottom="0cm" loext:contextual-spacing="false"/>
      <style:text-properties fo:font-weight="bold" officeooo:rsid="00261f64" officeooo:paragraph-rsid="007e917c" style:font-weight-asian="bold" style:font-weight-complex="bold"/>
    </style:style>
    <style:style style:name="P203" style:family="paragraph" style:parent-style-name="Standard">
      <style:paragraph-properties fo:margin-top="0cm" fo:margin-bottom="0.101cm" loext:contextual-spacing="false" fo:line-height="100%" fo:text-align="center" style:justify-single-word="false"/>
      <style:text-properties style:text-underline-style="solid" style:text-underline-width="auto" style:text-underline-color="font-color" officeooo:rsid="005b0408" officeooo:paragraph-rsid="005b0408"/>
    </style:style>
    <style:style style:name="P204" style:family="paragraph" style:parent-style-name="Text_20_body">
      <style:paragraph-properties fo:margin-top="0cm" fo:margin-bottom="0.101cm" loext:contextual-spacing="false" fo:line-height="100%" fo:text-align="center" style:justify-single-word="false"/>
      <style:text-properties style:text-underline-style="solid" style:text-underline-width="auto" style:text-underline-color="font-color" officeooo:rsid="0016b347" officeooo:paragraph-rsid="001a36dd"/>
    </style:style>
    <style:style style:name="P205" style:family="paragraph" style:parent-style-name="Text_20_body">
      <style:paragraph-properties fo:margin-top="0cm" fo:margin-bottom="0.101cm" loext:contextual-spacing="false" fo:line-height="100%" fo:text-align="justify" style:justify-single-word="false"/>
    </style:style>
    <style:style style:name="P206" style:family="paragraph" style:parent-style-name="Text_20_body">
      <style:paragraph-properties fo:margin-top="0cm" fo:margin-bottom="0.101cm" loext:contextual-spacing="false" fo:line-height="100%" fo:text-align="justify" style:justify-single-word="false"/>
      <style:text-properties officeooo:paragraph-rsid="005ccb87"/>
    </style:style>
    <style:style style:name="P207" style:family="paragraph" style:parent-style-name="Text_20_body">
      <style:paragraph-properties fo:margin-top="0cm" fo:margin-bottom="0.101cm" loext:contextual-spacing="false" fo:line-height="100%" fo:text-align="justify" style:justify-single-word="false"/>
      <style:text-properties officeooo:rsid="005ccb87"/>
    </style:style>
    <style:style style:name="P208" style:family="paragraph" style:parent-style-name="Standard" style:master-page-name="">
      <loext:graphic-properties draw:fill="none"/>
      <style:paragraph-properties fo:margin-left="0.4cm" fo:margin-right="0cm" fo:text-indent="0cm" style:auto-text-indent="false" style:page-number="auto" fo:background-color="transparent"/>
      <style:text-properties fo:color="#000000" fo:font-weight="bold" officeooo:rsid="00476bd6" officeooo:paragraph-rsid="006b59b3" style:font-weight-asian="bold" style:font-weight-complex="bold"/>
    </style:style>
    <style:style style:name="P209" style:family="paragraph" style:parent-style-name="Standard">
      <loext:graphic-properties draw:fill="none"/>
      <style:paragraph-properties fo:margin-left="0.4cm" fo:margin-right="0cm" fo:text-indent="0cm" style:auto-text-indent="false" fo:background-color="transparent"/>
      <style:text-properties fo:color="#000000" fo:font-weight="bold" officeooo:rsid="00476bd6" officeooo:paragraph-rsid="006b59b3" style:font-weight-asian="bold" style:font-weight-complex="bold"/>
    </style:style>
    <style:style style:name="P210" style:family="paragraph" style:parent-style-name="Standard">
      <loext:graphic-properties draw:fill="none"/>
      <style:paragraph-properties fo:margin-left="0.4cm" fo:margin-right="0cm" fo:text-indent="0cm" style:auto-text-indent="false" fo:background-color="transparent"/>
      <style:text-properties fo:color="#000000" style:font-name="monospace" fo:font-weight="bold" officeooo:rsid="00476bd6" officeooo:paragraph-rsid="006b59b3" style:font-weight-asian="bold" style:font-weight-complex="bold"/>
    </style:style>
    <style:style style:name="P211" style:family="paragraph" style:parent-style-name="Heading_20_2">
      <style:text-properties fo:color="#000000" fo:font-weight="bold" officeooo:rsid="00540c19" officeooo:paragraph-rsid="006b700e" style:font-weight-asian="bold" style:font-weight-complex="bold"/>
    </style:style>
    <style:style style:name="P212" style:family="paragraph" style:parent-style-name="Heading_20_2">
      <style:text-properties officeooo:paragraph-rsid="007e917c"/>
    </style:style>
    <style:style style:name="P213" style:family="paragraph" style:parent-style-name="Heading_20_3">
      <style:text-properties officeooo:paragraph-rsid="007e917c"/>
    </style:style>
    <style:style style:name="P214" style:family="paragraph" style:parent-style-name="Heading_20_4">
      <style:text-properties officeooo:paragraph-rsid="007e917c"/>
    </style:style>
    <style:style style:name="P215" style:family="paragraph" style:parent-style-name="Standard">
      <style:paragraph-properties fo:text-align="start" style:justify-single-word="false" style:writing-mode="lr-tb"/>
      <style:text-properties style:text-outline="false" style:text-line-through-style="none" style:text-line-through-type="none" style:font-name="monospace1" fo:font-size="12pt" fo:font-style="normal" fo:text-shadow="none" style:text-underline-style="none" fo:font-weight="normal" style:font-size-asian="12pt" style:font-style-asian="normal" style:font-weight-asian="normal" style:font-size-complex="12pt" style:text-emphasize="none"/>
    </style:style>
    <style:style style:name="P216" style:family="paragraph" style:parent-style-name="Preformatted_20_Text" style:list-style-name="L17">
      <style:paragraph-properties fo:margin-top="0cm" fo:margin-bottom="0.499cm" loext:contextual-spacing="false"/>
    </style:style>
    <style:style style:name="P217" style:family="paragraph" style:parent-style-name="Text_20_body" style:list-style-name="L1">
      <style:text-properties officeooo:paragraph-rsid="007e917c"/>
    </style:style>
    <style:style style:name="P218" style:family="paragraph" style:parent-style-name="Text_20_body" style:list-style-name="L2">
      <style:text-properties officeooo:paragraph-rsid="007e917c"/>
    </style:style>
    <style:style style:name="P219" style:family="paragraph" style:parent-style-name="Text_20_body" style:list-style-name="L3">
      <style:text-properties officeooo:paragraph-rsid="007e917c"/>
    </style:style>
    <style:style style:name="P220" style:family="paragraph" style:parent-style-name="Text_20_body" style:list-style-name="L4">
      <style:text-properties officeooo:paragraph-rsid="007e917c"/>
    </style:style>
    <style:style style:name="P221" style:family="paragraph" style:parent-style-name="Text_20_body" style:list-style-name="L5">
      <style:text-properties officeooo:paragraph-rsid="007e917c"/>
    </style:style>
    <style:style style:name="P222" style:family="paragraph" style:parent-style-name="Text_20_body" style:list-style-name="L6">
      <style:text-properties officeooo:paragraph-rsid="007e917c"/>
    </style:style>
    <style:style style:name="P223" style:family="paragraph" style:parent-style-name="Text_20_body" style:list-style-name="L7">
      <style:text-properties officeooo:paragraph-rsid="007e917c"/>
    </style:style>
    <style:style style:name="P224" style:family="paragraph" style:parent-style-name="Text_20_body" style:list-style-name="L8">
      <style:text-properties officeooo:paragraph-rsid="007e917c"/>
    </style:style>
    <style:style style:name="P225" style:family="paragraph" style:parent-style-name="Text_20_body" style:list-style-name="L9"/>
    <style:style style:name="P226" style:family="paragraph" style:parent-style-name="Text_20_body" style:list-style-name="L10"/>
    <style:style style:name="P227" style:family="paragraph" style:parent-style-name="Text_20_body" style:list-style-name="L11"/>
    <style:style style:name="P228" style:family="paragraph" style:parent-style-name="Text_20_body" style:list-style-name="L12"/>
    <style:style style:name="P229" style:family="paragraph" style:parent-style-name="Text_20_body" style:list-style-name="L13"/>
    <style:style style:name="P230" style:family="paragraph" style:parent-style-name="Text_20_body" style:list-style-name="L14"/>
    <style:style style:name="P231" style:family="paragraph" style:parent-style-name="Text_20_body" style:list-style-name="L15"/>
    <style:style style:name="P232" style:family="paragraph" style:parent-style-name="Text_20_body" style:list-style-name="L16"/>
    <style:style style:name="P233" style:family="paragraph" style:parent-style-name="Text_20_body" style:list-style-name="L17">
      <style:text-properties fo:font-weight="bold" style:font-weight-asian="bold" style:font-weight-complex="bold"/>
    </style:style>
    <style:style style:name="P234" style:family="paragraph" style:parent-style-name="Text_20_body" style:list-style-name="L18"/>
    <style:style style:name="P235" style:family="paragraph" style:parent-style-name="Text_20_body" style:list-style-name="L19"/>
    <style:style style:name="P236" style:family="paragraph" style:parent-style-name="Text_20_body" style:list-style-name="L1">
      <style:paragraph-properties fo:margin-top="0cm" fo:margin-bottom="0cm" loext:contextual-spacing="false"/>
      <style:text-properties officeooo:paragraph-rsid="007e917c"/>
    </style:style>
    <style:style style:name="P237" style:family="paragraph" style:parent-style-name="Text_20_body" style:list-style-name="L2">
      <style:paragraph-properties fo:margin-top="0cm" fo:margin-bottom="0cm" loext:contextual-spacing="false"/>
      <style:text-properties officeooo:paragraph-rsid="007e917c"/>
    </style:style>
    <style:style style:name="P238" style:family="paragraph" style:parent-style-name="Text_20_body" style:list-style-name="L4">
      <style:paragraph-properties fo:margin-top="0cm" fo:margin-bottom="0cm" loext:contextual-spacing="false"/>
      <style:text-properties officeooo:paragraph-rsid="007e917c"/>
    </style:style>
    <style:style style:name="P239" style:family="paragraph" style:parent-style-name="Text_20_body" style:list-style-name="L5">
      <style:paragraph-properties fo:margin-top="0cm" fo:margin-bottom="0cm" loext:contextual-spacing="false"/>
      <style:text-properties officeooo:paragraph-rsid="007e917c"/>
    </style:style>
    <style:style style:name="P240" style:family="paragraph" style:parent-style-name="Text_20_body" style:list-style-name="L6">
      <style:paragraph-properties fo:margin-top="0cm" fo:margin-bottom="0cm" loext:contextual-spacing="false"/>
      <style:text-properties officeooo:paragraph-rsid="007e917c"/>
    </style:style>
    <style:style style:name="P241" style:family="paragraph" style:parent-style-name="Text_20_body" style:list-style-name="L7">
      <style:paragraph-properties fo:margin-top="0cm" fo:margin-bottom="0cm" loext:contextual-spacing="false"/>
      <style:text-properties officeooo:paragraph-rsid="007e917c"/>
    </style:style>
    <style:style style:name="P242" style:family="paragraph" style:parent-style-name="Text_20_body" style:list-style-name="L8">
      <style:paragraph-properties fo:margin-top="0cm" fo:margin-bottom="0cm" loext:contextual-spacing="false"/>
      <style:text-properties officeooo:paragraph-rsid="007e917c"/>
    </style:style>
    <style:style style:name="P243" style:family="paragraph" style:parent-style-name="Text_20_body" style:list-style-name="L16">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9327"/>
    </style:style>
    <style:style style:name="T3" style:family="text">
      <style:text-properties style:text-underline-style="solid" style:text-underline-width="auto" style:text-underline-color="font-color" officeooo:rsid="002b3e46"/>
    </style:style>
    <style:style style:name="T4" style:family="text">
      <style:text-properties style:text-underline-style="solid" style:text-underline-width="auto" style:text-underline-color="font-color" officeooo:rsid="00349c9b"/>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b3e46" style:font-weight-asian="bold" style:font-weight-complex="bold"/>
    </style:style>
    <style:style style:name="T7" style:family="text">
      <style:text-properties style:text-underline-style="solid" style:text-underline-width="auto" style:text-underline-color="font-color" fo:font-weight="bold" officeooo:rsid="00349c9b" style:font-weight-asian="bold" style:font-weight-complex="bold"/>
    </style:style>
    <style:style style:name="T8" style:family="text">
      <style:text-properties style:text-underline-style="solid" style:text-underline-width="auto" style:text-underline-color="font-color" officeooo:rsid="00235519"/>
    </style:style>
    <style:style style:name="T9" style:family="text">
      <style:text-properties style:text-underline-style="solid" style:text-underline-width="auto" style:text-underline-color="font-color" officeooo:rsid="005ccb87"/>
    </style:style>
    <style:style style:name="T10" style:family="text">
      <style:text-properties style:text-underline-style="solid" style:text-underline-width="auto" style:text-underline-color="font-color" officeooo:rsid="0027c876"/>
    </style:style>
    <style:style style:name="T11" style:family="text">
      <style:text-properties style:text-underline-style="solid" style:text-underline-width="auto" style:text-underline-color="font-color" officeooo:rsid="0028d5b1"/>
    </style:style>
    <style:style style:name="T12" style:family="text">
      <style:text-properties style:text-underline-style="solid" style:text-underline-width="auto" style:text-underline-color="font-color" fo:font-weight="normal" officeooo:rsid="0028d5b1" style:font-weight-asian="normal" style:font-weight-complex="normal"/>
    </style:style>
    <style:style style:name="T13" style:family="text">
      <style:text-properties style:text-underline-style="solid" style:text-underline-width="auto" style:text-underline-color="font-color" officeooo:rsid="002c80f5"/>
    </style:style>
    <style:style style:name="T14" style:family="text">
      <style:text-properties officeooo:rsid="0016b347"/>
    </style:style>
    <style:style style:name="T15" style:family="text">
      <style:text-properties officeooo:rsid="001857a5"/>
    </style:style>
    <style:style style:name="T16" style:family="text">
      <style:text-properties officeooo:rsid="00189327"/>
    </style:style>
    <style:style style:name="T17" style:family="text">
      <style:text-properties officeooo:rsid="001bf6ef"/>
    </style:style>
    <style:style style:name="T18" style:family="text">
      <style:text-properties officeooo:rsid="001e56f9"/>
    </style:style>
    <style:style style:name="T19" style:family="text">
      <style:text-properties officeooo:rsid="00201e10"/>
    </style:style>
    <style:style style:name="T20" style:family="text">
      <style:text-properties officeooo:rsid="002260d5"/>
    </style:style>
    <style:style style:name="T21" style:family="text">
      <style:text-properties style:text-underline-style="none"/>
    </style:style>
    <style:style style:name="T22" style:family="text">
      <style:text-properties style:text-underline-style="none" officeooo:rsid="00252bb1"/>
    </style:style>
    <style:style style:name="T23" style:family="text">
      <style:text-properties style:text-underline-style="none" officeooo:rsid="00235519"/>
    </style:style>
    <style:style style:name="T24" style:family="text">
      <style:text-properties style:text-underline-style="none" officeooo:rsid="00349c9b"/>
    </style:style>
    <style:style style:name="T25" style:family="text">
      <style:text-properties style:text-underline-style="none" fo:font-weight="bold" officeooo:rsid="00349c9b" style:font-weight-asian="bold" style:font-weight-complex="bold"/>
    </style:style>
    <style:style style:name="T26" style:family="text">
      <style:text-properties style:text-underline-style="none" officeooo:rsid="005ccb87"/>
    </style:style>
    <style:style style:name="T27" style:family="text">
      <style:text-properties style:text-underline-style="none" officeooo:rsid="008be0ee"/>
    </style:style>
    <style:style style:name="T28" style:family="text">
      <style:text-properties fo:font-style="italic" style:text-underline-style="none" fo:font-weight="bold" style:font-style-asian="italic" style:font-weight-asian="bold" style:font-style-complex="italic" style:font-weight-complex="bold"/>
    </style:style>
    <style:style style:name="T29" style:family="text">
      <style:text-properties fo:font-style="italic" fo:font-weight="normal" officeooo:rsid="0027c876" style:font-style-asian="italic" style:font-weight-asian="normal" style:font-style-complex="italic" style:font-weight-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3719f3" style:font-style-asian="normal" style:font-style-complex="normal"/>
    </style:style>
    <style:style style:name="T34" style:family="text">
      <style:text-properties fo:font-style="normal" officeooo:rsid="003aa443" style:font-style-asian="normal" style:font-style-complex="normal"/>
    </style:style>
    <style:style style:name="T35" style:family="text">
      <style:text-properties fo:font-style="normal" officeooo:rsid="0044f50a" style:font-style-asian="normal" style:font-style-complex="normal"/>
    </style:style>
    <style:style style:name="T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7" style:family="text">
      <style:text-properties officeooo:rsid="00252bb1"/>
    </style:style>
    <style:style style:name="T38" style:family="text">
      <style:text-properties fo:font-weight="bold" style:font-weight-asian="bold" style:font-weight-complex="bold"/>
    </style:style>
    <style:style style:name="T39" style:family="text">
      <style:text-properties fo:font-weight="bold" officeooo:rsid="00252bb1" style:font-weight-asian="bold" style:font-weight-complex="bold"/>
    </style:style>
    <style:style style:name="T40" style:family="text">
      <style:text-properties fo:font-weight="bold" officeooo:rsid="001a4226" style:font-weight-asian="bold" style:font-weight-complex="bold"/>
    </style:style>
    <style:style style:name="T41" style:family="text">
      <style:text-properties fo:font-weight="bold" officeooo:rsid="00434c26" style:font-weight-asian="bold" style:font-weight-complex="bold"/>
    </style:style>
    <style:style style:name="T42" style:family="text">
      <style:text-properties fo:font-weight="bold" officeooo:rsid="001e99d0" style:font-weight-asian="bold" style:font-weight-complex="bold"/>
    </style:style>
    <style:style style:name="T43" style:family="text">
      <style:text-properties fo:font-weight="bold" officeooo:rsid="00203380" style:font-weight-asian="bold" style:font-weight-complex="bold"/>
    </style:style>
    <style:style style:name="T44" style:family="text">
      <style:text-properties fo:font-weight="bold" officeooo:rsid="00216243" style:font-weight-asian="bold" style:font-weight-complex="bold"/>
    </style:style>
    <style:style style:name="T45" style:family="text">
      <style:text-properties fo:font-size="12pt" style:font-size-asian="12pt" style:font-size-complex="12pt"/>
    </style:style>
    <style:style style:name="T46" style:family="text">
      <style:text-properties fo:font-size="12pt" officeooo:rsid="00235519" style:font-size-asian="12pt" style:font-size-complex="12pt"/>
    </style:style>
    <style:style style:name="T47" style:family="text">
      <style:text-properties fo:font-size="12pt" officeooo:rsid="0029102c" style:font-size-asian="12pt" style:font-size-complex="12pt"/>
    </style:style>
    <style:style style:name="T48" style:family="text">
      <style:text-properties fo:font-size="12pt" officeooo:rsid="002260d5" style:font-size-asian="12pt" style:font-size-complex="12pt"/>
    </style:style>
    <style:style style:name="T49" style:family="text">
      <style:text-properties fo:font-size="12pt" officeooo:rsid="002e2afa" style:font-size-asian="12pt" style:font-size-complex="12pt"/>
    </style:style>
    <style:style style:name="T50" style:family="text">
      <style:text-properties fo:font-size="12pt" officeooo:rsid="00349c9b" style:font-size-asian="12pt" style:font-size-complex="12pt"/>
    </style:style>
    <style:style style:name="T51" style:family="text">
      <style:text-properties fo:font-size="12pt" officeooo:rsid="003546ad" style:font-size-asian="12pt" style:font-size-complex="12pt"/>
    </style:style>
    <style:style style:name="T52" style:family="text">
      <style:text-properties fo:font-size="12pt" officeooo:rsid="003777a4" style:font-size-asian="12pt" style:font-size-complex="12pt"/>
    </style:style>
    <style:style style:name="T53" style:family="text">
      <style:text-properties fo:font-size="12pt" officeooo:rsid="00393cb8" style:font-size-asian="12pt" style:font-size-complex="12pt"/>
    </style:style>
    <style:style style:name="T54" style:family="text">
      <style:text-properties fo:font-size="12pt" officeooo:rsid="003aa443" style:font-size-asian="12pt" style:font-size-complex="12pt"/>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26206a" style:font-size-asian="12pt" style:font-size-complex="12pt"/>
    </style:style>
    <style:style style:name="T57" style:family="text">
      <style:text-properties fo:font-size="12pt" style:text-underline-style="none" officeooo:rsid="0029915e" style:font-size-asian="12pt" style:font-size-complex="12pt"/>
    </style:style>
    <style:style style:name="T58" style:family="text">
      <style:text-properties fo:font-size="12pt" style:text-underline-style="none" officeooo:rsid="002e2afa" style:font-size-asian="12pt" style:font-size-complex="12pt"/>
    </style:style>
    <style:style style:name="T59" style:family="text">
      <style:text-properties fo:font-size="12pt" style:text-underline-style="none" officeooo:rsid="003679e4" style:font-size-asian="12pt" style:font-size-complex="12pt"/>
    </style:style>
    <style:style style:name="T60" style:family="text">
      <style:text-properties fo:font-size="12pt" style:text-underline-style="none" officeooo:rsid="003aa443" style:font-size-asian="12pt" style:font-size-complex="12pt"/>
    </style:style>
    <style:style style:name="T61" style:family="text">
      <style:text-properties fo:font-size="12pt" style:text-underline-style="none" officeooo:rsid="0043943a" style:font-size-asian="12pt" style:font-size-complex="12pt"/>
    </style:style>
    <style:style style:name="T62" style:family="text">
      <style:text-properties fo:font-size="12pt" style:text-underline-style="none" officeooo:rsid="001857a5" style:font-size-asian="12pt" style:font-size-complex="12pt"/>
    </style:style>
    <style:style style:name="T63" style:family="text">
      <style:text-properties fo:font-size="12pt" style:text-underline-style="none" officeooo:rsid="0044f50a" style:font-size-asian="12pt" style:font-size-complex="12pt"/>
    </style:style>
    <style:style style:name="T64" style:family="text">
      <style:text-properties fo:font-size="12pt" style:text-underline-style="none" fo:font-weight="normal" style:font-size-asian="12pt" style:font-weight-asian="normal" style:font-size-complex="12pt" style:font-weight-complex="normal"/>
    </style:style>
    <style:style style:name="T65" style:family="text">
      <style:text-properties fo:font-size="12pt" style:text-underline-style="solid" style:text-underline-width="auto" style:text-underline-color="font-color" style:font-size-asian="12pt" style:font-size-complex="12pt"/>
    </style:style>
    <style:style style:name="T66" style:family="text">
      <style:text-properties fo:font-size="12pt" style:text-underline-style="solid" style:text-underline-width="auto" style:text-underline-color="font-color" officeooo:rsid="002e2afa" style:font-size-asian="12pt" style:font-size-complex="12pt"/>
    </style:style>
    <style:style style:name="T67" style:family="text">
      <style:text-properties fo:font-size="12pt" style:text-underline-style="solid" style:text-underline-width="auto" style:text-underline-color="font-color" officeooo:rsid="00349c9b" style:font-size-asian="12pt" style:font-size-complex="12pt"/>
    </style:style>
    <style:style style:name="T68" style:family="text">
      <style:text-properties fo:font-size="12pt" style:text-underline-style="solid" style:text-underline-width="auto" style:text-underline-color="font-color" officeooo:rsid="003679e4" style:font-size-asian="12pt" style:font-size-complex="12pt"/>
    </style:style>
    <style:style style:name="T6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weight="bold" officeooo:rsid="003777a4" style:font-size-asian="12pt" style:font-weight-asian="bold" style:font-size-complex="12pt" style:font-weight-complex="bold"/>
    </style:style>
    <style:style style:name="T73" style:family="text">
      <style:text-properties fo:font-size="12pt" fo:font-weight="bold" officeooo:rsid="002ee6d6" style:font-size-asian="12pt" style:font-weight-asian="bold" style:font-size-complex="12pt" style:font-weight-complex="bold"/>
    </style:style>
    <style:style style:name="T74" style:family="text">
      <style:text-properties style:font-name="Liberation Serif"/>
    </style:style>
    <style:style style:name="T75" style:family="text">
      <style:text-properties style:font-name="Liberation Serif" officeooo:rsid="001a36dd"/>
    </style:style>
    <style:style style:name="T76" style:family="text">
      <style:text-properties style:font-name="Liberation Serif" officeooo:rsid="00255cce"/>
    </style:style>
    <style:style style:name="T77" style:family="text">
      <style:text-properties style:font-name="Liberation Serif" style:text-underline-style="solid" style:text-underline-width="auto" style:text-underline-color="font-color" officeooo:rsid="00255cce"/>
    </style:style>
    <style:style style:name="T78" style:family="text">
      <style:text-properties style:font-name="Liberation Serif" style:text-underline-style="none" officeooo:rsid="001a36dd"/>
    </style:style>
    <style:style style:name="T79" style:family="text">
      <style:text-properties style:font-name="Liberation Serif" style:text-underline-style="none" officeooo:rsid="00255cce"/>
    </style:style>
    <style:style style:name="T80" style:family="text">
      <style:text-properties style:font-name="Liberation Serif" officeooo:rsid="005ccb87"/>
    </style:style>
    <style:style style:name="T81" style:family="text">
      <style:text-properties style:font-name="Liberation Serif" officeooo:rsid="005e006a"/>
    </style:style>
    <style:style style:name="T82" style:family="text">
      <style:text-properties style:font-name="Liberation Serif" officeooo:rsid="00848199"/>
    </style:style>
    <style:style style:name="T83" style:family="text">
      <style:text-properties officeooo:rsid="0029102c"/>
    </style:style>
    <style:style style:name="T84" style:family="text">
      <style:text-properties officeooo:rsid="002b3e46"/>
    </style:style>
    <style:style style:name="T85" style:family="text">
      <style:text-properties officeooo:rsid="00349c9b"/>
    </style:style>
    <style:style style:name="T86" style:family="text">
      <style:text-properties fo:font-weight="normal" style:font-weight-asian="normal" style:font-weight-complex="normal"/>
    </style:style>
    <style:style style:name="T87" style:family="text">
      <style:text-properties fo:font-weight="normal" officeooo:rsid="001a4226" style:font-weight-asian="normal" style:font-weight-complex="normal"/>
    </style:style>
    <style:style style:name="T88" style:family="text">
      <style:text-properties fo:font-weight="normal" officeooo:rsid="002c80f5" style:font-weight-asian="normal" style:font-weight-complex="normal"/>
    </style:style>
    <style:style style:name="T89" style:family="text">
      <style:text-properties fo:font-weight="normal" officeooo:rsid="0027c876" style:font-weight-asian="normal" style:font-weight-complex="normal"/>
    </style:style>
    <style:style style:name="T90" style:family="text">
      <style:text-properties fo:font-weight="normal" officeooo:rsid="0028d5b1" style:font-weight-asian="normal" style:font-weight-complex="normal"/>
    </style:style>
    <style:style style:name="T91" style:family="text">
      <style:text-properties fo:font-weight="normal" officeooo:rsid="002a6b13" style:font-weight-asian="normal" style:font-weight-complex="normal"/>
    </style:style>
    <style:style style:name="T92" style:family="text">
      <style:text-properties fo:font-weight="normal" officeooo:rsid="002bb6e4" style:font-weight-asian="normal" style:font-weight-complex="normal"/>
    </style:style>
    <style:style style:name="T93" style:family="text">
      <style:text-properties officeooo:rsid="00235519"/>
    </style:style>
    <style:style style:name="T94" style:family="text">
      <style:text-properties officeooo:rsid="003679e4"/>
    </style:style>
    <style:style style:name="T95" style:family="text">
      <style:text-properties officeooo:rsid="003777a4"/>
    </style:style>
    <style:style style:name="T96" style:family="text">
      <style:text-properties officeooo:rsid="00393cb8"/>
    </style:style>
    <style:style style:name="T97" style:family="text">
      <style:text-properties officeooo:rsid="003aa443"/>
    </style:style>
    <style:style style:name="T98" style:family="text">
      <style:text-properties officeooo:rsid="003db9cb"/>
    </style:style>
    <style:style style:name="T99" style:family="text">
      <style:text-properties officeooo:rsid="00434c26"/>
    </style:style>
    <style:style style:name="T100" style:family="text">
      <style:text-properties officeooo:rsid="0043943a"/>
    </style:style>
    <style:style style:name="T101" style:family="text">
      <style:text-properties officeooo:rsid="00476bd6"/>
    </style:style>
    <style:style style:name="T102" style:family="text">
      <style:text-properties officeooo:rsid="0047a3ed"/>
    </style:style>
    <style:style style:name="T103" style:family="text">
      <style:text-properties fo:color="#c20cb9"/>
    </style:style>
    <style:style style:name="T104" style:family="text">
      <style:text-properties fo:color="#c20cb9" style:font-name="monospace"/>
    </style:style>
    <style:style style:name="T105" style:family="text">
      <style:text-properties fo:color="#c20cb9" style:font-name="monospace" officeooo:rsid="00540c19"/>
    </style:style>
    <style:style style:name="T106" style:family="text">
      <style:text-properties fo:color="#000000" fo:font-weight="normal" style:font-weight-asian="normal" style:font-weight-complex="normal"/>
    </style:style>
    <style:style style:name="T107" style:family="text">
      <style:text-properties fo:color="#000000" fo:font-weight="normal" officeooo:rsid="00496b18" style:font-weight-asian="normal" style:font-weight-complex="normal"/>
    </style:style>
    <style:style style:name="T108" style:family="text">
      <style:text-properties fo:color="#000000" style:text-underline-style="none" fo:font-weight="normal" officeooo:rsid="00589a88" style:font-weight-asian="normal" style:font-weight-complex="normal"/>
    </style:style>
    <style:style style:name="T109" style:family="text">
      <style:text-properties fo:color="#000000" style:text-underline-style="none" fo:font-weight="bold" officeooo:rsid="00261f64" style:font-weight-asian="bold" style:font-weight-complex="bold"/>
    </style:style>
    <style:style style:name="T110" style:family="text">
      <style:text-properties fo:color="#000000" style:font-name="monospace"/>
    </style:style>
    <style:style style:name="T111" style:family="text">
      <style:text-properties fo:color="#000000" style:font-name="monospace" style:text-underline-style="none" fo:font-weight="normal" officeooo:rsid="00540c19" style:font-weight-asian="normal" style:font-weight-complex="normal"/>
    </style:style>
    <style:style style:name="T112" style:family="text">
      <style:text-properties fo:color="#000000" style:font-name="monospace" style:text-underline-style="none" fo:font-weight="normal" officeooo:rsid="00575e1b" style:font-weight-asian="normal" style:font-weight-complex="normal"/>
    </style:style>
    <style:style style:name="T113" style:family="text">
      <style:text-properties fo:color="#000000" style:font-name="monospace" style:text-underline-style="none" fo:font-weight="normal" officeooo:rsid="007e917c" style:font-weight-asian="normal" style:font-weight-complex="normal"/>
    </style:style>
    <style:style style:name="T114" style:family="text">
      <style:text-properties fo:color="#000000" style:font-name="monospace" style:text-underline-style="none" fo:font-weight="normal" officeooo:rsid="008858b0" style:font-weight-asian="normal" style:font-weight-complex="normal"/>
    </style:style>
    <style:style style:name="T115" style:family="text">
      <style:text-properties fo:color="#000000" style:font-name="monospace" style:text-underline-style="none" fo:font-weight="bold" officeooo:rsid="00795e3b" style:font-weight-asian="bold" style:font-weight-complex="bold"/>
    </style:style>
    <style:style style:name="T116" style:family="text">
      <style:text-properties fo:color="#000000" style:font-name="monospace" officeooo:rsid="0075c55c"/>
    </style:style>
    <style:style style:name="T117" style:family="text">
      <style:text-properties fo:color="#000000" style:font-name="monospace" fo:font-weight="bold" officeooo:rsid="0075c55c" style:font-weight-asian="bold" style:font-weight-complex="bold"/>
    </style:style>
    <style:style style:name="T118" style:family="text">
      <style:text-properties fo:color="#000000" style:font-name="monospace" style:text-underline-style="solid" style:text-underline-width="auto" style:text-underline-color="font-color" fo:font-weight="bold" officeooo:rsid="0075c55c" style:font-weight-asian="bold" style:font-weight-complex="bold"/>
    </style:style>
    <style:style style:name="T119" style:family="text">
      <style:text-properties fo:color="#000000" style:font-name="monospace" style:text-underline-style="solid" style:text-underline-width="auto" style:text-underline-color="font-color" officeooo:rsid="00771107"/>
    </style:style>
    <style:style style:name="T120" style:family="text">
      <style:text-properties fo:color="#000000" style:font-name="monospace" style:text-underline-style="solid" style:text-underline-width="auto" style:text-underline-color="font-color" fo:font-weight="normal" officeooo:rsid="007b99c9" style:font-weight-asian="normal" style:font-weight-complex="normal"/>
    </style:style>
    <style:style style:name="T121" style:family="text">
      <style:text-properties fo:color="#000000" style:font-name="monospace" fo:font-weight="normal" officeooo:rsid="0075c55c" style:font-weight-asian="normal" style:font-weight-complex="normal"/>
    </style:style>
    <style:style style:name="T122" style:family="text">
      <style:text-properties fo:color="#000000" style:font-name="monospace" fo:font-weight="normal" officeooo:rsid="00771107" style:font-weight-asian="normal" style:font-weight-complex="normal"/>
    </style:style>
    <style:style style:name="T123" style:family="text">
      <style:text-properties fo:color="#000000" style:font-name="monospace" fo:font-weight="normal" officeooo:rsid="00795e3b" style:font-weight-asian="normal" style:font-weight-complex="normal"/>
    </style:style>
    <style:style style:name="T124" style:family="text">
      <style:text-properties fo:color="#000000" style:font-name="monospace" fo:font-weight="normal" officeooo:rsid="007aa122" style:font-weight-asian="normal" style:font-weight-complex="normal"/>
    </style:style>
    <style:style style:name="T125" style:family="text">
      <style:text-properties fo:color="#000000" style:font-name="monospace" fo:font-weight="normal" officeooo:rsid="007cd040" style:font-weight-asian="normal" style:font-weight-complex="normal"/>
    </style:style>
    <style:style style:name="T126" style:family="text">
      <style:text-properties fo:color="#000000" style:font-name="monospace" fo:font-weight="normal" officeooo:rsid="007e917c" style:font-weight-asian="normal" style:font-weight-complex="normal"/>
    </style:style>
    <style:style style:name="T127" style:family="text">
      <style:text-properties fo:color="#000000" style:font-name="monospace" fo:font-weight="normal" officeooo:rsid="008508e8" style:font-weight-asian="normal" style:font-weight-complex="normal"/>
    </style:style>
    <style:style style:name="T128" style:family="text">
      <style:text-properties fo:color="#000000" style:font-name="monospace" fo:font-weight="normal" officeooo:rsid="00857660" style:font-weight-asian="normal" style:font-weight-complex="normal"/>
    </style:style>
    <style:style style:name="T129" style:family="text">
      <style:text-properties fo:color="#000000" style:font-name="monospace" fo:font-weight="normal" officeooo:rsid="008cb55f" style:font-weight-asian="normal" style:font-weight-complex="normal"/>
    </style:style>
    <style:style style:name="T130" style:family="text">
      <style:text-properties fo:color="#000000" style:font-name="monospace" officeooo:rsid="008ad01c"/>
    </style:style>
    <style:style style:name="T131" style:family="text">
      <style:text-properties fo:color="#000000" style:text-outline="false" style:text-line-through-style="none" style:text-line-through-type="none" style:font-name="monospace1" fo:font-size="10pt" fo:font-style="normal" fo:text-shadow="none" style:text-underline-style="none" fo:font-weight="normal" officeooo:rsid="008cb55f" style:font-size-asian="10pt" style:font-style-asian="normal" style:font-weight-asian="normal" style:font-weight-complex="normal" style:text-emphasize="none"/>
    </style:style>
    <style:style style:name="T132" style:family="text">
      <style:text-properties fo:color="#000000" style:font-name="monospace1" fo:font-weight="normal" officeooo:rsid="008cb55f" style:font-weight-asian="normal" style:font-weight-complex="normal"/>
    </style:style>
    <style:style style:name="T133" style:family="text">
      <style:text-properties fo:color="#000000" style:font-name="monospace1" fo:font-weight="normal" officeooo:rsid="008e1ca8" style:font-weight-asian="normal" style:font-weight-complex="normal"/>
    </style:style>
    <style:style style:name="T134" style:family="text">
      <style:text-properties fo:color="#000000" style:font-name="monospace1" fo:font-weight="normal" officeooo:rsid="008f2862" style:font-weight-asian="normal" style:font-weight-complex="normal"/>
    </style:style>
    <style:style style:name="T135" style:family="text">
      <style:text-properties fo:color="#000000" style:font-name="monospace1" fo:font-weight="normal" officeooo:rsid="008fc030" style:font-weight-asian="normal" style:font-weight-complex="normal"/>
    </style:style>
    <style:style style:name="T136" style:family="text">
      <style:text-properties fo:color="#000000" style:font-name="monospace1" fo:font-weight="normal" officeooo:rsid="00922d33" style:font-weight-asian="normal" style:font-weight-complex="normal"/>
    </style:style>
    <style:style style:name="T137" style:family="text">
      <style:text-properties officeooo:rsid="004ec0d7"/>
    </style:style>
    <style:style style:name="T138" style:family="text">
      <style:text-properties officeooo:rsid="004fcadf"/>
    </style:style>
    <style:style style:name="T139" style:family="text">
      <style:text-properties style:font-name="monospace"/>
    </style:style>
    <style:style style:name="T140" style:family="text">
      <style:text-properties style:font-name="monospace" fo:font-weight="normal" style:font-weight-asian="normal" style:font-weight-complex="normal"/>
    </style:style>
    <style:style style:name="T141" style:family="text">
      <style:text-properties style:font-name="monospace" fo:font-weight="normal" officeooo:rsid="0055f26c" style:font-weight-asian="normal" style:font-weight-complex="normal"/>
    </style:style>
    <style:style style:name="T142" style:family="text">
      <style:text-properties style:font-name="monospace" style:text-underline-style="solid" style:text-underline-width="auto" style:text-underline-color="font-color"/>
    </style:style>
    <style:style style:name="T143" style:family="text">
      <style:text-properties style:font-name="monospace" style:text-underline-style="solid" style:text-underline-width="auto" style:text-underline-color="font-color" officeooo:rsid="006b700e"/>
    </style:style>
    <style:style style:name="T144" style:family="text">
      <style:text-properties style:font-name="monospace" style:text-underline-style="solid" style:text-underline-width="auto" style:text-underline-color="font-color" officeooo:rsid="00742f05"/>
    </style:style>
    <style:style style:name="T145" style:family="text">
      <style:text-properties style:font-name="monospace" officeooo:rsid="00689067"/>
    </style:style>
    <style:style style:name="T146" style:family="text">
      <style:text-properties style:font-name="monospace" officeooo:rsid="006b59b3"/>
    </style:style>
    <style:style style:name="T147" style:family="text">
      <style:text-properties style:font-name="monospace" officeooo:rsid="00742f05"/>
    </style:style>
    <style:style style:name="T148" style:family="text">
      <style:text-properties officeooo:rsid="005ccb87"/>
    </style:style>
    <style:style style:name="T149" style:family="text">
      <style:text-properties officeooo:rsid="005e006a"/>
    </style:style>
    <style:style style:name="T150" style:family="text">
      <style:text-properties officeooo:rsid="00203380"/>
    </style:style>
    <style:style style:name="T151" style:family="text">
      <style:text-properties officeooo:rsid="00216243"/>
    </style:style>
    <style:style style:name="T152" style:family="text">
      <style:text-properties officeooo:rsid="002d3ebd"/>
    </style:style>
    <style:style style:name="T153" style:family="text">
      <style:text-properties fo:font-size="14pt" style:text-underline-style="solid" style:text-underline-width="auto" style:text-underline-color="font-color" style:font-size-asian="14pt" style:font-size-complex="14pt"/>
    </style:style>
    <style:style style:name="T154" style:family="text">
      <style:text-properties officeooo:rsid="0027c876"/>
    </style:style>
    <style:style style:name="T155" style:family="text">
      <style:text-properties officeooo:rsid="00255cce"/>
    </style:style>
    <style:style style:name="T156" style:family="text">
      <style:text-properties officeooo:rsid="0085647f"/>
    </style:style>
    <style:style style:name="T157" style:family="text">
      <style:text-properties officeooo:rsid="008858b0"/>
    </style:style>
    <style:style style:name="T158" style:family="text">
      <style:text-properties officeooo:rsid="008ad01c"/>
    </style:style>
    <style:style style:name="T159" style:family="text">
      <style:text-properties officeooo:rsid="008adf4f"/>
    </style:style>
    <style:style style:name="T160" style:family="text">
      <style:text-properties style:font-name="sans-serif"/>
    </style:style>
    <style:style style:name="T161" style:family="text">
      <style:text-properties officeooo:rsid="008be0ee"/>
    </style:style>
    <style:style style:name="T162" style:family="text">
      <style:text-properties style:text-outline="false" style:text-line-through-style="none" style:text-line-through-type="none" style:font-name="monospace1" fo:font-size="10pt" fo:font-style="normal" fo:text-shadow="none" style:text-underline-style="none" fo:font-weight="normal" style:font-size-asian="10pt" style:font-style-asian="normal" style:font-weight-asian="normal" style:text-emphasiz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NOTES ON DOWNLOADING GENOMES FROM THE NEW NCBI DATABASE</text:p>
      <text:p text:style-name="P204"><text:span text:style-name="T149">(</text:span> all bacterial sequences, complete and incomplete<text:span text:style-name="T149">)</text:span></text:p>
      <text:p text:style-name="P205">Here is <text:span text:style-name="T148">a</text:span> recipe, adapted from <text:span text:style-name="T149">c</text:span>ase 1 in this document: <text:a xlink:type="simple" xlink:href="ftp://ftp.ncbi.nlm.nih.gov/pub/factsheets/HowTo_Downloading_Genomic_Data.pdf" text:style-name="Internet_20_link" text:visited-style-name="Visited_20_Internet_20_Link">ftp://ftp.ncbi.nlm.nih.gov/pub/factsheets/HowTo_Downloading_Genomic_Data.pdf</text:a></text:p>
      <text:p text:style-name="P207">1. <text:s/>At the prompt in the desired directory:</text:p>
      <text:p text:style-name="P206"><text:span text:style-name="T148">$</text:span><text:span text:style-name="Source_20_Text"><text:span text:style-name="T80">curl 'ftp://ftp.ncbi.nlm.nih.gov/genomes/genbank/bacteria/assembly_summary.txt' | \ awk '{FS="\t”} <text:s/>\!/^#/ {print $20} ' <text:s/>| \ sed ‐r 's|(ftp://ftp.ncbi.nlm.nih.gov/genomes/all/)(GCA_.+)|\1\2/\2_genomic.fna.gz|' &gt; genomic_file </text:span></text:span><text:span text:style-name="Source_20_Text"><text:span text:style-name="T81">(</text:span></text:span><text:span text:style-name="Source_20_Text"><text:span text:style-name="T80">NOTE: genomic_file is the directory where you want to downlo</text:span></text:span><text:span text:style-name="Source_20_Text"><text:span text:style-name="T81">a</text:span></text:span><text:span text:style-name="Source_20_Text"><text:span text:style-name="T80">d</text:span></text:span><text:span text:style-name="Source_20_Text"><text:span text:style-name="T81">)</text:span></text:span></text:p>
      <text:p text:style-name="P194"><text:span text:style-name="Source_20_Text"><text:span text:style-name="T80"/></text:span></text:p>
      <text:p text:style-name="P194"><text:span text:style-name="Source_20_Text"><text:span text:style-name="T80">2. Download the genomes:</text:span></text:span></text:p>
      <text:p text:style-name="P194"><text:span text:style-name="Source_20_Text"><text:span text:style-name="T80">$wget -i genomic_file</text:span></text:span></text:p>
      <text:p text:style-name="P194"><text:span text:style-name="Source_20_Text"><text:span text:style-name="T80">-------------------------------------------------------------------------------------------------------------------------------------------------------------------------------------</text:span></text:span></text:p>
      <text:p text:style-name="P194"><text:span text:style-name="Source_20_Text"><text:span text:style-name="T80">NOTES:</text:span></text:span></text:p>
      <text:p text:style-name="P194"><text:span text:style-name="Source_20_Text"><text:span text:style-name="T80">1. Genbank is where all current complete and incomplete sequences are being stored and updated since Dec 12, 2015. Note that if you want a different taxonomic branch, you have to look at the NCBI ftp site (</text:span></text:span><text:a xlink:type="simple" xlink:href="ftp://ftp.ncbi.nlm.nih.gov/genomes/genbank" text:style-name="Internet_20_link" text:visited-style-name="Visited_20_Internet_20_Link"><text:span text:style-name="Source_20_Text"><text:span text:style-name="T80">ftp://ftp.ncbi.nlm.nih.gov/genomes/genbank</text:span></text:span></text:a><text:span text:style-name="Source_20_Text"><text:span text:style-name="T80">) and replace "bacteria" in the ftp address above with the folder you'd like.</text:span></text:span></text:p>
      <text:p text:style-name="P194"><text:span text:style-name="Source_20_Text"><text:span text:style-name="T80"/></text:span></text:p>
      <text:p text:style-name="P194"><text:span text:style-name="Source_20_Text"><text:span text:style-name="T80">2. To get only Refseq genomes (complete and canonically curated sequences), replace "genbank" with "refseq". (This is also described in the factsheet.) "</text:span></text:span></text:p>
      <text:p text:style-name="P194"><text:span text:style-name="Source_20_Text"><text:span text:style-name="T80"/></text:span></text:p>
      <text:p text:style-name="P194"><text:span text:style-name="Source_20_Text"><text:span text:style-name="T80">3. NOTE: if you want the assembly submitted to GenBank, you will need to change the curl command’s “refseq” to “genbank”. Since these assembly’s accession initials are different, you will need change sed command’s “GCF” to “GCA”</text:span></text:span></text:p>
      <text:p text:style-name="Text_20_body"/>
      <text:p text:style-name="Text_20_body"><text:span text:style-name="T148">4. </text:span>If copying and pasting the lines above, or from the factsheet, gives you an error, I would paste them into a text editor with syntax highlighting (Emacs, textedit, etc.) and re-type any weirdly colored characters, and quotes on principle (right-slanted double quotes are interpreted differently than left-slanted, etc.).</text:p>
      <text:p text:style-name="Text_20_body"><text:span text:style-name="T148">5. </text:span>Certain Bash prompts may require an escape character ("\") for special characters used within AWK commands. If you still have errors, as a second round of treatment, try removing the escape \ in front of the !.</text:p>
      <text:p text:style-name="Text_20_body"><text:span text:style-name="T26">–----------------------------------------------------------------------------------------------------------------------------------------------------------------------------------</text:span><text:span text:style-name="T9">Making a blast database</text:span><text:span text:style-name="T148">: The</text:span> <text:span text:style-name="T149">above downloaded </text:span>data <text:s/><text:span text:style-name="T149">should be converted to a format and indexed file for use in standalone BLAST (blastn) analysis </text:span><text:soft-page-break/><text:span text:style-name="T149">using</text:span> makeblastdb. <text:span text:style-name="T149">T</text:span>he number of files in such a complete taxonomic database is too much for makeblastdb to handle <text:span text:style-name="T149">but</text:span> if you cat them into one file, <text:span text:style-name="T149">than it will work, as follwos:</text:span></text:p>
      <text:p text:style-name="P193"><text:span text:style-name="Source_20_Text"><text:span text:style-name="T80">$</text:span></text:span><text:span text:style-name="Source_20_Text"><text:span text:style-name="T74">cat *.fna &gt; all_bacteria_fna_files.fna</text:span></text:span></text:p>
      <text:p text:style-name="P193"><text:span text:style-name="Source_20_Text"><text:span text:style-name="T80">$</text:span></text:span><text:span text:style-name="Source_20_Text"><text:span text:style-name="T74">makeblastdb -in all_bacteria_fna_files.fna -parse_seqids -dbtype nucl -title bacteria -out bacteria</text:span></text:span></text:p>
      <text:p text:style-name="P197"/>
      <text:p text:style-name="P197">Then, you have to make sure blastn has the folder containing the new database designated as a database variable.</text:p>
      <text:p text:style-name="P195"><text:span text:style-name="Source_20_Text"><text:span text:style-name="T81">$export $BLASTDB=":$HOME/genomes/bacteria/genbank_2_3_2016"</text:span></text:span></text:p>
      <text:p text:style-name="P196"/>
      <text:p text:style-name="P196"/>
      <text:p text:style-name="P188"/>
      <text:p text:style-name="P188"/>
      <text:p text:style-name="P189">S<text:span text:style-name="T15">TEP </text:span>1. <text:span text:style-name="T15">DOWNLOADING, RENAMING, AND EXTRACTING GENES / PROTEINS</text:span></text:p>
      <text:p text:style-name="P103"><text:span text:style-name="T6">Step1. Create a d</text:span><text:span text:style-name="T5">irectory </text:span><text:span text:style-name="T6">s</text:span><text:span text:style-name="T5">tructure </text:span><text:span text:style-name="T7">that you can remeber</text:span></text:p>
      <text:p text:style-name="P95"><text:span text:style-name="T85">1. </text:span>$cd /home/bharat</text:p>
      <text:p text:style-name="P95"><text:tab/><text:span text:style-name="T96">$</text:span>mkdir Genomes_comparative </text:p>
      <text:p text:style-name="P97"><text:tab/><text:tab/><text:span text:style-name="T96">$cd Genomes_comparative</text:span></text:p>
      <text:p text:style-name="P97"><text:tab/>$mkdir Thermoanaerobacteriaceaea (<text:span text:style-name="T96">or any other name you want</text:span><text:span text:style-name="T45">)</text:span></text:p>
      <text:p text:style-name="P97"><text:span text:style-name="T53"><text:tab/><text:tab/>$cd <text:s/></text:span><text:span text:style-name="T45">Thermoanaerobacteriaceaea</text:span></text:p>
      <text:p text:style-name="P97"><text:span text:style-name="T45"><text:tab/></text:span><text:span text:style-name="T53">$mkdir FNA gbk original_gbff <text:s/>Prodigal_fna <text:s/>Prodigal_fsa <text:s/>Prodigal_gbk <text:s/>Prodigal_gff <text:s/>RNA</text:span></text:p>
      <text:p text:style-name="P101"><text:s/></text:p>
      <text:p text:style-name="P101">You should have the following directories in /home/bharat/Geenomes_comparative_Thermoanaerobacteriaceae: FNA, gbk, original_gbff, <text:s/>Prodigal_fna, <text:s/>Prodigal_fsa, <text:s/>Prodigal_gbk, <text:s/>Prodigal_gff, <text:s/>RNA.</text:p>
      <text:p text:style-name="P100"/>
      <text:p text:style-name="P99"><text:span text:style-name="T4">Step 2. </text:span><text:span text:style-name="T3">Download, move, and unzip the genome sequences</text:span><text:span text:style-name="T84">:</text:span></text:p>
      <text:p text:style-name="P98"><text:span text:style-name="T24">3. </text:span><text:span text:style-name="T23">$cd Thermoanaerobacteriaceaea </text:span><text:span text:style-name="T24">&amp; r</text:span>un the <text:span text:style-name="T83">following script</text:span> to download genomes <text:span text:style-name="T85">in directory Thermoanaerobacteriaceae</text:span>:</text:p>
      <text:p text:style-name="P102"/>
      <text:p text:style-name="P96"><text:span text:style-name="T24">4. </text:span><text:span text:style-name="T21">$ncbi-genome-download --section genbank --format genbank --assembly-level all --genus </text:span><text:span text:style-name="T30">Ca</text:span><text:span text:style-name="T28">rboxydothermus</text:span><text:span text:style-name="T21"> --output </text:span><text:span text:style-name="T31">test </text:span><text:span text:style-name="T21">--verbose bacteria </text:span><text:span text:style-name="T22">where:</text:span></text:p>
      <text:p text:style-name="P4"><text:s text:c="6"/>--section genbank </text:p>
      <text:p text:style-name="P4"><text:s text:c="6"/>--format genbank </text:p>
      <text:p text:style-name="P4"><text:s text:c="6"/>--assembly-level all </text:p>
      <text:p text:style-name="P4"><text:s text:c="6"/>--genus <text:span text:style-name="T38">(eg </text:span><text:span text:style-name="T39">Carboxythermus</text:span><text:span text:style-name="T38">) - </text:span><text:span text:style-name="T25">Replace the argument --genus to download other genera </text:span></text:p>
      <text:p text:style-name="P4"><text:s text:c="6"/>--output <text:span text:style-name="T87">(dir name) </text:span><text:span text:style-name="T40">(eg test) </text:span></text:p>
      <text:p text:style-name="P4"><text:s text:c="6"/>--verbose </text:p>
      <text:p text:style-name="P89"><text:s text:c="5"/>bacteria (<text:span text:style-name="T37">is the </text:span>positional argument)</text:p>
      <text:p text:style-name="P161"/>
      <text:p text:style-name="P114"><text:span text:style-name="T85">The script will create a separate directory for each genome (/XXXX) and will download the genome sequence (genome.gz) and a file called MD5SUM into the newly created directory. The directory structure will look like this: </text:span><text:s/><text:span text:style-name="T46">/home/bharat/Genome_comparative/Thermoanaerobacteriaceae/</text:span><text:span text:style-name="T45">test/genbank/bacteria/</text:span><text:span text:style-name="T47">XXXX/genome.gz and MD5SUM</text:span></text:p>
      <text:p text:style-name="P91"/>
      <text:p text:style-name="P92">NOTE: Count the numbers of downloaded sequences – this should match the numbers of genomes from the entrez taxonomy <text:s/>browser (with genome selected)</text:p>
      <text:p text:style-name="P92"/>
      <text:p text:style-name="P114"><text:span text:style-name="T51">5. </text:span><text:span text:style-name="T47">It will be much easier to extract and convert the se</text:span><text:span text:style-name="T50">q</text:span><text:span text:style-name="T47">u</text:span><text:span text:style-name="T50">ence</text:span><text:span text:style-name="T47"> data for </text:span><text:span text:style-name="T50">comparative genomics using different scripts / software</text:span><text:span text:style-name="T47">, if all the g</text:span><text:span text:style-name="T50">e</text:span><text:span text:style-name="T47">nome sequence files (genome.gz) </text:span><text:span text:style-name="T50">are</text:span><text:span text:style-name="T47"> in one directory </text:span><text:span text:style-name="T45">rather than in separate directories. </text:span><text:span text:style-name="T50">U</text:span><text:span text:style-name="T45">se the following command to do </text:span><text:span text:style-name="T50">this.</text:span></text:p>
      <text:p text:style-name="P104"><text:span text:style-name="Source_20_Text"><text:span text:style-name="T82"><text:tab/><text:tab/>$</text:span></text:span><text:span text:style-name="Source_20_Text"><text:span text:style-name="T155">ls | wc -l</text:span></text:span></text:p>
      <text:p text:style-name="P90"><text:span text:style-name="Source_20_Text"><text:span text:style-name="T76"/></text:span></text:p>
      <text:p text:style-name="P93"><text:soft-page-break/><text:span text:style-name="Source_20_Text"><text:span text:style-name="T77">Command</text:span></text:span><text:span text:style-name="Source_20_Text"><text:span text:style-name="T76">: </text:span></text:span><text:span text:style-name="Source_20_Text"><text:span text:style-name="T75">find /src/dir -type f –exec mv --backup=numbered -t /dst/dir {} + </text:span></text:span></text:p>
      <text:p text:style-name="P112"><text:span text:style-name="Source_20_Text"><text:span text:style-name="T78">Th</text:span></text:span><text:span text:style-name="Source_20_Text"><text:span text:style-name="T79">is</text:span></text:span><text:span text:style-name="Source_20_Text"><text:span text:style-name="T78"> command will find all regular files under /src/dir (including all subdirectories) and move them to the /dst/dir by use of the command mv. <text:s/>Just replace the directories by yours. Files with the same names will be renamed automatically.</text:span></text:span></text:p>
      <text:p text:style-name="P113"><text:span text:style-name="T8">Usage Example</text:span><text:span text:style-name="T93">:</text:span></text:p>
      <text:p text:style-name="P111">My director<text:span text:style-name="T83">ies contain genome sequences (genome.gz) in</text:span> <text:span text:style-name="T20">/home/bharat/Genomes_comparative/Thermoanaerobacteriaceae/test/genbank/bacteria/dir1, dir2, dir3 etc. To mv the all the genome.gz files into one dir, use the following command:</text:span></text:p>
      <text:p text:style-name="P116"/>
      <text:p text:style-name="P165"><text:span text:style-name="T56">$</text:span><text:span text:style-name="T55">find /home/bharat/Genomes_comparative/Thermoanaerobacteriaceae/genbank/bacteria -type f -exec </text:span><text:span text:style-name="T60">mv</text:span><text:span text:style-name="T55"> –backup=numbered -t /home/bharat/Genomes_comparative/Thermoanaerobacteriaceae {} +</text:span></text:p>
      <text:p text:style-name="P166"><text:span text:style-name="T55"><text:tab/></text:span><text:span text:style-name="T57">All genome.gz files will </text:span><text:span text:style-name="T59">now </text:span><text:span text:style-name="T57">be moved </text:span><text:span text:style-name="T59">in</text:span><text:span text:style-name="T57">to Thermoanaerobacteriaceae.</text:span></text:p>
      <text:p text:style-name="P117"/>
      <text:p text:style-name="P118"><text:span text:style-name="T94">6. </text:span>Unzip all the genome.gz files</text:p>
      <text:p text:style-name="P118">$gunzip *.gbff.gz</text:p>
      <text:p text:style-name="P118"/>
      <text:p text:style-name="P143"><text:span text:style-name="T68">Step </text:span><text:span text:style-name="T65">3. </text:span><text:span text:style-name="T67">Rename gbff files from numbers to organism names, create </text:span><text:span text:style-name="T66">new directories &amp; move </text:span><text:span text:style-name="T67">renamed </text:span><text:span text:style-name="T66">files</text:span><text:span text:style-name="T55">:</text:span></text:p>
      <text:p text:style-name="P138">7. Rename the files using the following loop command:</text:p>
      <text:p text:style-name="P115"><text:span text:style-name="T58">$</text:span><text:span text:style-name="T57">f</text:span><text:span text:style-name="T55">or x in *.gb</text:span><text:span text:style-name="T58">ff</text:span></text:p>
      <text:p text:style-name="P121">do</text:p>
      <text:p text:style-name="P121">gbk_ExtractName $x</text:p>
      <text:p text:style-name="P121">done</text:p>
      <text:p text:style-name="P117"/>
      <text:p text:style-name="P154"><text:span text:style-name="T57">T</text:span><text:span text:style-name="T55">his will rewrite the filenames to genus_species.gbk and the oringinal files genome.gbff will remain</text:span></text:p>
      <text:p text:style-name="P139"/>
      <text:p text:style-name="P119"><text:span text:style-name="T35">8. </text:span><text:span text:style-name="T33">$mv the original gbff </text:span><text:span text:style-name="T34">to </text:span><text:span text:style-name="T33">../ </text:span><text:span text:style-name="T32">original_gbff </text:span><text:span text:style-name="T34">and</text:span></text:p>
      <text:p text:style-name="P154"><text:span text:style-name="T57"><text:s text:c="4"/>$</text:span><text:span text:style-name="T55">mv *.gbff </text:span><text:span text:style-name="T60">to </text:span><text:span text:style-name="T55">../original_gbff</text:span></text:p>
      <text:p text:style-name="P133"/>
      <text:p text:style-name="P145"><text:span text:style-name="T72">Step </text:span><text:span text:style-name="T71">4. </text:span><text:span text:style-name="T73">Extracting contigs from genome.gbk and moving </text:span><text:span text:style-name="T72">them</text:span><text:span text:style-name="T73"> </text:span><text:span text:style-name="T72">in</text:span><text:span text:style-name="T73">to a new directory:</text:span></text:p>
      <text:p text:style-name="P147"><text:span text:style-name="T52">9. </text:span><text:span text:style-name="T45">$cd </text:span><text:span text:style-name="T48">/home/bharat/Genomes_comparative/Thermoanaerobacteriaceae/</text:span><text:span text:style-name="T49">gbk </text:span><text:span text:style-name="T54">to move into directory gbk</text:span></text:p>
      <text:p text:style-name="P122"/>
      <text:p text:style-name="P127">10. Use the following loop command to extract the contigs from gbk sequences</text:p>
      <text:p text:style-name="P123">$for x in *gbk</text:p>
      <text:p text:style-name="P122">do</text:p>
      <text:p text:style-name="P122">saco_convert -I genbank -O fasta $x &gt; $x.fna</text:p>
      <text:p text:style-name="P122">done</text:p>
      <text:p text:style-name="P122"><text:soft-page-break/></text:p>
      <text:p text:style-name="P130">11. move sequences:</text:p>
      <text:p text:style-name="P122"><text:tab/>$<text:span text:style-name="T95">mv</text:span> *.gbk.fna ../FNA</text:p>
      <text:p text:style-name="P122"/>
      <text:p text:style-name="P144"><text:span text:style-name="T52">Step </text:span><text:span text:style-name="T45">5. Extracting gene</text:span><text:span text:style-name="T52">s</text:span><text:span text:style-name="T45"> &amp; protein sequences using prodigal, </text:span><text:span text:style-name="T52">creating new directories and moving files</text:span><text:span text:style-name="T45">:</text:span></text:p>
      <text:p text:style-name="P148"><text:span text:style-name="T52">12. </text:span><text:span text:style-name="T45">$cd </text:span><text:span text:style-name="T48">/home/bharat/Genomes_comparative/Thermoanaerobacteriaceae/</text:span><text:span text:style-name="T45">original_gbff/</text:span><text:span text:style-name="T54">FNA</text:span></text:p>
      <text:p text:style-name="P120"/>
      <text:p text:style-name="P127">13. Use the following loop command</text:p>
      <text:p text:style-name="P148"><text:span text:style-name="T49">$</text:span><text:span text:style-name="T45">for x in *fna</text:span></text:p>
      <text:p text:style-name="P125">do</text:p>
      <text:p text:style-name="P125">prodigalrunner $x</text:p>
      <text:p text:style-name="P125">done</text:p>
      <text:p text:style-name="P151"/>
      <text:p text:style-name="P152">OR</text:p>
      <text:p text:style-name="P159">for x in *fna; do prodigalrunner $x; done</text:p>
      <text:p text:style-name="P126"/>
      <text:p text:style-name="P129">1<text:span text:style-name="T97">4.</text:span> <text:span text:style-name="T97">$mv *.orf.fna ../Prodigal_fna</text:span></text:p>
      <text:p text:style-name="P129"><text:s text:c="6"/><text:span text:style-name="T97">$mv *.orf.fsa ../Prodigal_fsa</text:span></text:p>
      <text:p text:style-name="P134"><text:s text:c="6"/>$mv *.gbk ../Prodigal_gbk</text:p>
      <text:p text:style-name="P128"><text:s text:c="6"/><text:span text:style-name="T97">$mv *.gff <text:s/>../Prodigal_gff</text:span></text:p>
      <text:p text:style-name="P142"/>
      <text:p text:style-name="P155"><text:span text:style-name="T69">Step 6.</text:span><text:span text:style-name="T70"> </text:span><text:span text:style-name="T64">T</text:span><text:span text:style-name="T62">he </text:span><text:span text:style-name="T63">sequence filenames should ideally be &lt; </text:span><text:span text:style-name="T62">10 characters for </text:span><text:span text:style-name="T63">most bioinformatic analysis eg </text:span><text:span text:style-name="T62">RaxML </text:span><text:span text:style-name="T63">and the renaming of the sequence files is not ideal; the following should be tested.</text:span></text:p>
      <text:p text:style-name="P119"/>
      <text:p text:style-name="P153"><text:span text:style-name="T65">(a) Create a text file</text:span><text:span text:style-name="T55">:</text:span></text:p>
      <text:p text:style-name="P133">$vi RENAME_table</text:p>
      <text:p text:style-name="P17"><text:tab/><text:span text:style-name="T16">genome file with genes &lt;tab&gt; <text:s text:c="3"/>genome short name &lt; 10 characters&gt;</text:span></text:p>
      <text:p text:style-name="P140">eg F_ferrireducens_ID_GCA_0015624251_ASM156242v1_gbff.gbk<text:tab/>F_ferrired(c) Rename all the fasta gene sequences with the </text:p>
      <text:p text:style-name="P140"/>
      <text:p text:style-name="P50"><text:span text:style-name="T1">(b) Rename sequences</text:span>:</text:p>
      <text:p text:style-name="P19">rename_fasta_from_table.pl <text:s/>(for help $<text:span text:style-name="T15">rename_fasta_from_table.pl --help</text:span>)</text:p>
      <text:p text:style-name="P19"><text:tab/><text:span text:style-name="T15">--file &lt;filename_table&gt; \ </text:span>eg RENAME_TABLE</text:p>
      <text:p text:style-name="P17"><text:tab/>--orig &lt;path to originals&gt; \ <text:s/><text:span text:style-name="T16">specifypath to the </text:span><text:span text:style-name="T2">directory</text:span><text:span text:style-name="T16"> of the fsa file (or orf.fna)</text:span></text:p>
      <text:p text:style-name="P17"><text:s text:c="12"/>--wd &lt;new folder name&gt; <text:span text:style-name="T16">name of a new folder</text:span></text:p>
      <text:p text:style-name="P141"><text:soft-page-break/></text:p>
      <text:p text:style-name="P141">Step 6. Extracting 16S rRNA gene sequences using RNAmmer and mv rrna sequences</text:p>
      <text:p text:style-name="P136">15. $cd /home/bharat/Genomes_comparative/Thermoanaerobacteriaceae/FNA</text:p>
      <text:p text:style-name="P136"/>
      <text:p text:style-name="P136">16. for x in *fna</text:p>
      <text:p text:style-name="P136">do</text:p>
      <text:p text:style-name="P136">echo $x</text:p>
      <text:p text:style-name="P136">rnammer -S bac -m ssu -f $x.rrna $x</text:p>
      <text:p text:style-name="P136">done</text:p>
      <text:p text:style-name="P136"/>
      <text:p text:style-name="P136">17. <text:span text:style-name="T98">Count the total numbers of rRNA sequences with the following loop:</text:span></text:p>
      <text:p text:style-name="P137">$grep -c "&gt;" *rrna |awk 'BEGIN{FS=":"}{sum += $2}END { print sum}'</text:p>
      <text:p text:style-name="P136"><text:s text:c="4"/></text:p>
      <text:p text:style-name="P149">18. Rename files from *fna.rrna to *.rna</text:p>
      <text:p text:style-name="P158">for x in *fna.rrna</text:p>
      <text:p text:style-name="P163">do</text:p>
      <text:p text:style-name="P163">newx=`echo $x | sed "s/.fna.rrna/.rrna/"`</text:p>
      <text:p text:style-name="P163">mv $x $newx</text:p>
      <text:p text:style-name="P168">done</text:p>
      <text:p text:style-name="P131">19. $mv *.rrna ../RNA</text:p>
      <text:p text:style-name="P131"/>
      <text:p text:style-name="P131">20 Extract one 16S rRNA sequnce from each genome:</text:p>
      <text:p text:style-name="P156"><text:tab/>$ rnammer_extractseqs all.RRNA – <text:span text:style-name="T41">note</text:span><text:span text:style-name="T99"> that all.RRNA is the outfile</text:span></text:p>
      <text:p text:style-name="P49"><text:tab/>$ rnammer_extractseqs_allLengths allLengths.RRNA - <text:span text:style-name="T41">note</text:span><text:span text:style-name="T99"> that allLengths.RRNA is the outfile</text:span></text:p>
      <text:p text:style-name="P150"/>
      <text:p text:style-name="P132">21. Perform multiple sequence alignment of the two files of the 16S rRNA genes </text:p>
      <text:p text:style-name="P132"><text:tab/>$clustalw all.RRNA -bootstrap=1000 (output file all.phb will be created)</text:p>
      <text:p text:style-name="P146"><text:span text:style-name="T61"><text:tab/>$</text:span>clustalw allLengths.RRNA -bootstrap =1000 <text:span text:style-name="T100">(output file allLengths.phb will be created)</text:span></text:p>
      <text:p text:style-name="P127"/>
      <text:p text:style-name="P132">22. Drawing trees:</text:p>
      <text:p text:style-name="P146"><text:span text:style-name="T61"><text:tab/>$</text:span>njplot all.RRNA.phb <text:span text:style-name="T100">(and save rooted tree)</text:span></text:p>
      <text:p text:style-name="P146"><text:tab/><text:span text:style-name="T100">$njplot allLengths.phb (and save rooted tree)</text:span></text:p>
      <text:p text:style-name="P125"/>
      <text:p text:style-name="P157"/>
      <text:p text:style-name="P68"><text:soft-page-break/></text:p>
      <text:p text:style-name="P67">Calculate basic statistics <text:span text:style-name="T159">(biotools)</text:span></text:p>
      <text:p text:style-name="P68">The next part is an analysis performed on a FASTA formatted file containing complete genomic DNA (&lt;name.fna&gt;), not genes or proteins (&lt;name&gt; proteins.fsa). Calculate the AT content (<text:span text:style-name="T139">Per.AT</text:span>), number of replicons (<text:span text:style-name="T139">ContigCount</text:span>), deviation of AT across replicons (<text:span text:style-name="T139">StDevAT</text:span>), percentage of unknown bases (<text:span text:style-name="T139">Per.Unknowns</text:span>) and total size in bp (<text:span text:style-name="T139">TotalBases</text:span>).</text:p>
      <text:p text:style-name="P70"/>
      <text:p text:style-name="P72"><text:span text:style-name="T159">$</text:span><text:span text:style-name="T27">stats_genomeDNA</text:span> &lt;name &gt;.fna <text:span text:style-name="T161">(is in /opt/biotools)</text:span></text:p>
      <text:p text:style-name="P71"/>
      <text:p text:style-name="P68">Output is by default written to the screen. You can copy the output from the screen window into a spread-sheet. The command line can be used in a</text:p>
      <text:p text:style-name="P69">for <text:span text:style-name="T160">loop, but the amount of data written to the screen might be overwhelming. In that case the result can be redirected to an output file.</text:span></text:p>
      <text:p text:style-name="P71"/>
      <text:p text:style-name="P71"><text:span text:style-name="T159">$</text:span>for x in *fna</text:p>
      <text:p text:style-name="P71"><text:span text:style-name="T159">&gt;</text:span>do</text:p>
      <text:p text:style-name="P71"><text:span text:style-name="T159">&gt;</text:span><text:span text:style-name="T27">stats_genomeDNA </text:span>$x &gt;&gt; genomeStats.all</text:p>
      <text:p text:style-name="P71"><text:span text:style-name="T159">&gt;</text:span>done</text:p>
      <text:p text:style-name="P124"/>
      <text:p text:style-name="P135">Note: Writes data to the file genomeStats.all</text:p>
      <text:p text:style-name="P160"/>
      <text:p text:style-name="P9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2">Directory / sub directory</text:p>
          </table:table-cell>
          <table:table-cell table:style-name="Table1.A1" office:value-type="string">
            <text:p text:style-name="P23">Script / <text:span text:style-name="T17">script usage</text:span></text:p>
          </table:table-cell>
          <table:table-cell table:style-name="Table1.A1" office:value-type="string">
            <text:p text:style-name="P23">location</text:p>
          </table:table-cell>
          <table:table-cell table:style-name="Table1.A1" office:value-type="string">
            <text:p text:style-name="P23">Action / activity</text:p>
          </table:table-cell>
          <table:table-cell table:style-name="Table1.E1" office:value-type="string">
            <text:p text:style-name="P83">Output files</text:p>
          </table:table-cell>
        </table:table-row>
        <table:table-row table:style-name="Table1.2">
          <table:table-cell table:style-name="Table1.A2" office:value-type="string">
            <text:p text:style-name="P88">Download genomes</text:p>
          </table:table-cell>
          <table:table-cell table:style-name="Table1.A2" office:value-type="string">
            <text:p text:style-name="P4"/>
            <text:p text:style-name="P48"/>
          </table:table-cell>
          <table:table-cell table:style-name="Table1.A2" office:value-type="string">
            <text:p text:style-name="P11">/usr/local/bin</text:p>
            <text:p text:style-name="P5"/>
            <text:p text:style-name="P5"/>
            <text:p text:style-name="P5"/>
            <text:p text:style-name="P5"/>
            <text:p text:style-name="P5"/>
            <text:p text:style-name="P5"/>
            <text:p text:style-name="P5"/>
            <text:p text:style-name="P5"/>
          </table:table-cell>
          <table:table-cell table:style-name="Table1.A2" office:value-type="string">
            <text:p text:style-name="P9">file LOCUS/LOCUS.gz will be downloaded in /genbank/bacteria</text:p>
            <text:p text:style-name="P4"/>
            <text:p text:style-name="P9">cd <text:span text:style-name="T19">to </text:span>/test/genbank/bacteria/LOCUS.<text:span text:style-name="T17">gz and </text:span>gunzip LOCUS.gz (or gunzip *) </text:p>
            <text:p text:style-name="P4"/>
            <text:p text:style-name="P87">rm MD5SUM &amp; LOCUS.gbff (new file) for 2</text:p>
          </table:table-cell>
          <table:table-cell table:style-name="Table1.E2" office:value-type="string">
            <text:p text:style-name="Table_20_Contents"/>
            <text:p text:style-name="Table_20_Contents"/>
            <text:p text:style-name="Table_20_Contents"/>
            <text:p text:style-name="Table_20_Contents"/>
            <text:p text:style-name="P84"><text:span text:style-name="T19">mv g</text:span>enus-species.gbk (new file<text:span text:style-name="T18">) to Renamed_gbk &amp; del </text:span>LOCUS.gbff (original file)</text:p>
          </table:table-cell>
        </table:table-row>
        <table:table-row>
          <table:table-cell table:style-name="Table1.A2" office:value-type="string">
            <text:p text:style-name="P86"/>
          </table:table-cell>
          <table:table-cell table:style-name="Table1.A2" office:value-type="string">
            <text:p text:style-name="P47"/>
          </table:table-cell>
          <table:table-cell table:style-name="Table1.A2" office:value-type="string">
            <text:p text:style-name="P11"/>
          </table:table-cell>
          <table:table-cell table:style-name="Table1.A2" office:value-type="string">
            <text:p text:style-name="P45"/>
          </table:table-cell>
          <table:table-cell table:style-name="Table1.E2" office:value-type="string">
            <text:p text:style-name="Table_20_Contents"/>
          </table:table-cell>
        </table:table-row>
        <table:table-row>
          <table:table-cell table:style-name="Table1.A2" office:value-type="string">
            <text:p text:style-name="P86">Rename gbff</text:p>
          </table:table-cell>
          <table:table-cell table:style-name="Table1.A2" office:value-type="string">
            <text:p text:style-name="P47">$gbk_ExtractName &lt;infile&gt;</text:p>
            <text:p text:style-name="P46">eg LOCUS.gbff</text:p>
          </table:table-cell>
          <table:table-cell table:style-name="Table1.A2" office:value-type="string">
            <text:p text:style-name="P11">usr/bin/ (part of biotools)</text:p>
          </table:table-cell>
          <table:table-cell table:style-name="Table1.A2" office:value-type="string">
            <text:p text:style-name="P45">Creates genus_species.gbk</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3">Renamed_gbk</text:p>
            <text:p text:style-name="P13"><text:tab/>fna</text:p>
            <text:p text:style-name="P13"><text:tab/>orf_dna</text:p>
            <text:p text:style-name="P13"><text:tab/>orf_proteins</text:p>
          </table:table-cell>
          <table:table-cell table:style-name="Table1.A2" office:value-type="string">
            <text:p text:style-name="P10"><text:span text:style-name="T19">$</text:span>gbk_ExtractGeneProt genus_species.gbk</text:p>
            <text:p text:style-name="P6"/>
            <text:p text:style-name="P16"/>
            <text:p text:style-name="P6"/>
          </table:table-cell>
          <table:table-cell table:style-name="Table1.A2" office:value-type="string">
            <text:p text:style-name="P85">/<text:span text:style-name="T19">usr/bin (part of biotools)</text:span></text:p>
          </table:table-cell>
          <table:table-cell table:style-name="Table1.A2" office:value-type="string">
            <text:p text:style-name="P86"/>
          </table:table-cell>
          <table:table-cell table:style-name="Table1.E2" office:value-type="string">
            <text:p text:style-name="P16">NOTE: Two files file.fna (genes) and file.fsa (proteins) will be produc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3">Prodigal</text:p>
            <text:p text:style-name="P13"><text:tab/>Prodigal_fna</text:p>
            <text:p text:style-name="P13"><text:tab/>Prodigal_fsa</text:p>
            <text:p text:style-name="P13"><text:tab/>Prodigal_gbk</text:p>
            <text:p text:style-name="P13"><text:tab/>Prodigal_gf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3">RNA</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13"/>
      <text:p text:style-name="P13"/>
      <text:p text:style-name="P13"/>
      <text:p text:style-name="P162"><text:span text:style-name="Source_20_Text">find /src/dir -type f -The command will find all regular files under /src/dir (including all subdirectories) and move them to the /dst/dir by use of the command mv. Just replace the directories by yours. Files with the same names will be renamed automatically.exec mv --backup=numbered -t /dst/dir {} +</text:span></text:p>
      <text:p text:style-name="P105"/>
      <text:p text:style-name="P106">Usage Example:</text:p>
      <text:p text:style-name="P106">My directrory is <text:span text:style-name="T20">/home/bharat/Genomes_comparative/Thermoanaerobacteriaceae/test/genbank/bacteria</text:span></text:p>
      <text:p text:style-name="P105">find /home/bharat/Genomes_comparative/Thermoanaerobacteriaceae/test/genbank/bacteria -type f -exec cp –backup=numbered -t /home/bharat/Genomes_comparative/Thermoanaerobacteriaceae {} +</text:p>
      <text:p text:style-name="Text_20_body"/>
      <text:p text:style-name="Text_20_body"/>
      <text:p text:style-name="P13"/>
      <text:p text:style-name="P77"/>
      <text:p text:style-name="P12"><text:span text:style-name="T14">(a) </text:span>Download gbff files</text:p>
      <text:p text:style-name="P1">$ncbi_genome_download <text:span text:style-name="T14">(is in /usr/local/bin)</text:span></text:p>
      <text:p text:style-name="P1"><text:tab/>--section genbank <text:span text:style-name="T14">\</text:span></text:p>
      <text:p text:style-name="P1"><text:tab/>--format genbank <text:span text:style-name="T14">\</text:span></text:p>
      <text:p text:style-name="P1"><text:tab/>--assembly-level all <text:span text:style-name="T14">\</text:span></text:p>
      <text:p text:style-name="P1"><text:tab/>--genus (eg Fervidicola) <text:span text:style-name="T14">\</text:span></text:p>
      <text:p text:style-name="P1"><text:tab/>--output (<text:span text:style-name="T14">eg test, </text:span>name of <text:span text:style-name="T14">the </text:span>directory) <text:span text:style-name="T14">\</text:span></text:p>
      <text:p text:style-name="P1"><text:tab/>--verbose <text:span text:style-name="T14">\</text:span></text:p>
      <text:p text:style-name="P1"><text:tab/>bacteria (always ends with “bacteria” as a positional argument)</text:p>
      <text:p text:style-name="P1"/>
      <text:p text:style-name="P2">NOTE: <text:span text:style-name="T14">The file will be downloaded to the output directory test with the following dir structure test/genbank/bacteria/LOCUS/LOCUS.gz</text:span></text:p>
      <text:p text:style-name="P1"/>
      <text:p text:style-name="P2"><text:span text:style-name="T14">(b)</text:span> <text:span text:style-name="T14">Unnzip the downloaded file:</text:span></text:p>
      <text:p text:style-name="P7"><text:tab/>$cd /test/genbank/bacteria/LOCUS</text:p>
      <text:p text:style-name="P7"><text:tab/>$rm <text:s/>MD5SUMS</text:p>
      <text:p text:style-name="P2"><text:tab/><text:span text:style-name="T14">$gunzip LOCUS.gz (or gunzip *) → LOCUS.gbff</text:span></text:p>
      <text:p text:style-name="P1"/>
      <text:p text:style-name="P7">(c) Rename the LOCUS with the genus species name</text:p>
      <text:p text:style-name="P7"><text:tab/>$gbk_ExtractName LOCUS.gbff <text:s/>(gbk_ExtactName is part of biotools in /usr/bin)</text:p>
      <text:p text:style-name="P21"/>
      <text:p text:style-name="P7"><text:span text:style-name="T1">NOTE</text:span>: An additional file genus_species.gbk will be produced</text:p>
      <text:p text:style-name="P7"/>
      <text:p text:style-name="P8">(d) Extract proteins and genes from the new genus_species.gbk file</text:p>
      <text:p text:style-name="P8"><text:tab/>$gbk_ExtractGeneProt genus_species.gbk</text:p>
      <text:p text:style-name="P2"/>
      <text:p text:style-name="P14">NOTE: Two files file.fna (genes) and file.fsa (proteins) will be produced.</text:p>
      <text:p text:style-name="P2"/>
      <text:p text:style-name="P2"/>
      <text:p text:style-name="P14"><text:span text:style-name="T101">===========================================================================================================</text:span> <text:s/></text:p>
      <text:p text:style-name="P14">(a) create a plain text file <text:s/>with the original Fasta filename and new shortname (&lt; 10 characters for RaxML compatability) for each genome separated by a tab, one line per genome</text:p>
      <text:p text:style-name="P14"/>
      <text:p text:style-name="P14"><text:tab/><text:tab/><text:tab/><text:span text:style-name="T16">genome file with genes &lt;tab&gt; <text:s text:c="3"/>genome short name &lt; 10 characters</text:span></text:p>
      <text:p text:style-name="P15"><text:soft-page-break/><text:tab/><text:span text:style-name="T16">eg F_ferrireducens_ID_GCA_0015624251_ASM156242v1_gbff.gbk.fna<text:tab/><text:tab/>F_ferrired</text:span></text:p>
      <text:p text:style-name="P18"/>
      <text:p text:style-name="P18">(b) save the above file eg RENAME_TABLE</text:p>
      <text:p text:style-name="P20"/>
      <text:p text:style-name="P18">(c) Rename all the fasta gene sequences with the &lt;10 character name</text:p>
      <text:p text:style-name="P18">$rename_fasta_from_table.pl <text:s/>(for help $<text:span text:style-name="T15">rename_fasta_from_table.pl --help</text:span>)</text:p>
      <text:p text:style-name="P18"><text:tab/><text:span text:style-name="T15">--file &lt;filename table&gt; \ </text:span>eg RENAME_TABLE</text:p>
      <text:p text:style-name="P14"><text:tab/>--orig &lt;path to originals&gt; \ <text:s/><text:span text:style-name="T16">specifypath to the </text:span><text:span text:style-name="T2">directory</text:span><text:span text:style-name="T16"> of the fsa file </text:span></text:p>
      <text:p text:style-name="P14"><text:s text:c="12"/>--wd &lt;new folder name&gt; <text:span text:style-name="T16">name of a new folder</text:span></text:p>
      <text:p text:style-name="P14"><text:s text:c="4"/></text:p>
      <text:p text:style-name="P18">Example:</text:p>
      <text:p text:style-name="P15"><text:span text:style-name="T16">$</text:span> <text:span text:style-name="T16">rename_fasta_from_table.pl </text:span></text:p>
      <text:p text:style-name="P3"><text:s text:c="11"/>--file /home/bharat/Desktop/Fervidicola_comparision/ncbi_genome_download_script/gbk/RENAME_TABLE </text:p>
      <text:p text:style-name="P3"><text:tab/>--orig /home/bharat/Desktop/Fervidicola_comparision/ncbi_genome_download_script/gbk/</text:p>
      <text:p text:style-name="P3"><text:s/><text:tab/>--wd Fervidicola_ferrireducens_ID_GCA_0015624251_ASM156242v1_genomicgbff.gbk.fna\test</text:p>
      <text:p text:style-name="P3"/>
      <text:p text:style-name="P24">$rename_fasta_from_table.pl </text:p>
      <text:p text:style-name="P24"><text:tab/>--file /home/bharat/Genomes_comparative/Thermoanaerobacteriaceae/Prodigal_fsa/RENAME_TABLE </text:p>
      <text:p text:style-name="P24"><text:tab/>--orig /home/bharat/Genomes_comparative/Thermoanaerobacteriaceae/ </text:p>
      <text:p text:style-name="P24"><text:tab/>--wd step1</text:p>
      <text:p text:style-name="P38"/>
      <text:p text:style-name="P24">where <text:s/>Prodigal_fsa is the directory which contains the protein fasta file created using Prodigal loop and the REAME_TABLE</text:p>
      <text:p text:style-name="P24"><text:s text:c="6"/>–orig is the path to the <text:span text:style-name="T1">directory</text:span> containing the protein fasta files </text:p>
      <text:p text:style-name="P24"><text:s text:c="5"/>-- wd is the name of the new directory you want to create <text:span text:style-name="T102">for the renamed protein fasta directories and files</text:span></text:p>
      <text:p text:style-name="P24"/>
      <text:p text:style-name="P24">$extract_markers.pl </text:p>
      <text:p text:style-name="P24"><text:tab/>--file /home/bharat/Genomes_comparative/Thermoanaerobacteriaceae/Prodigal_fsa/RENAME_TABLE </text:p>
      <text:p text:style-name="P24"><text:tab/>--wd /home/bharat/Genomes_comparative/Thermoanaerobacteriaceae/step1/ </text:p>
      <text:p text:style-name="P24"><text:tab/>--phyla_amphora </text:p>
      <text:p text:style-name="P24"><text:tab/>--phylum 15 </text:p>
      <text:p text:style-name="P24"><text:tab/>--amphora_path /opt/Phyla_AMPHORA/ </text:p>
      <text:p text:style-name="P24"><text:tab/>--seqtype protein</text:p>
      <text:p text:style-name="P24"/>
      <text:p text:style-name="P41">$count_output.pl </text:p>
      <text:p text:style-name="P41"><text:soft-page-break/><text:tab/>--file /home/bharat/Genomes_comparative/Thermoanaerobacteriaceae/Prodigal_fsa/RENAME_TABLE </text:p>
      <text:p text:style-name="P41"><text:tab/><text:tab/>path to file: RENAME_TABLE created in step 1)</text:p>
      <text:p text:style-name="P41"><text:tab/>--markers /home/bharat/Genomes_comparative/Thermoanaerobacteriaceae/step1/MARKER_TABLE </text:p>
      <text:p text:style-name="P41"><text:tab/><text:tab/>path to MARKER_TABLE (cp only Firmicutes from marker_list)</text:p>
      <text:p text:style-name="P41"><text:tab/>--wd /home/bharat/Genomes_comparative/Thermoanaerobacteriaceae/Prodigal_fsa/</text:p>
      <text:p text:style-name="P41"><text:tab/><text:tab/>path to where you want the output file “counts_table_protein” to be created automatically </text:p>
      <text:p text:style-name="P39"/>
      <text:p text:style-name="P22">To select only colums which are all “1”. Use counts_table_check.pl to make a list of single copy genes. </text:p>
      <text:p text:style-name="P40">$counts_table_checker.pl --table /home/bharat/Genomes_comparative/Thermoanaerobacteriaceae/step1/counts_table_protein &gt; output_list</text:p>
      <text:p text:style-name="P40"><text:tab/>--table path to file &lt;counts_table_protein&gt; </text:p>
      <text:p text:style-name="P40"><text:tab/> &gt; name of output file</text:p>
      <text:p text:style-name="P40"/>
      <text:p text:style-name="P40">Note: You can count the number os genes for each phylum as follows</text:p>
      <text:p text:style-name="P186">Search for a word called ‘var’ and display a count of matching lines; However, this will not count words. </text:p>
      <text:p text:style-name="P173"><text:span text:style-name="T107">$</text:span><text:span text:style-name="T106">grep -c 'var' /etc/passwd</text:span></text:p>
      <text:p text:style-name="P175"/>
      <text:p text:style-name="P175">To count exact matched words, enter. he grep -o command will only display matched words and the wc -c command will display the word counts</text:p>
      <text:p text:style-name="P175">$grep -o -w 'word' /path/to/file/ | wc -w</text:p>
      <text:p text:style-name="P175"/>
      <text:p text:style-name="P174"><text:span text:style-name="T107">E</text:span><text:span text:style-name="T106">xample:</text:span></text:p>
      <text:p text:style-name="P176">$grep -o -w 'Firmicutes' output_list | wc -w</text:p>
      <text:p text:style-name="P175"/>
      <text:p text:style-name="P177"/>
      <text:p text:style-name="P177"/>
      <text:p text:style-name="P177"/>
      <text:p text:style-name="P42">$count_output.pl --file /home/bharat/Genomes_comparative/Thermoanaerobacteriaceae/Prodigal_fsa/RENAME_TABLE --markers /home/bharat/Genomes_comparative/Thermoanaerobacteriaceae/step1/MARKER_TABLE <text:s/>--wd /home/bharat/Genomes_comparative/Thermoanaerobacteriaceae/Prodigal_fsa/</text:p>
      <text:p text:style-name="P187"><text:tab/><text:tab/>path to where you want the output file “counts_table_protein” to be created automatically </text:p>
      <text:p text:style-name="P187"/>
      <text:p text:style-name="P43">count_output.pl <text:s/>--file /home/bharat/Genomes_comparative/Thermoanaerobacteriaceae/Prodigal_fsa/RENAME_TABLE <text:s/>--markers <text:span text:style-name="T137">/home/bharat/opt/Phyla_AMPHORA/Marker/marker.list </text:span>--wd /home/bharat/Genomes_comparative/Thermoanaerobacteriaceae/</text:p>
      <text:p text:style-name="P43"/>
      <text:p text:style-name="P25"><text:span text:style-name="T138">$</text:span>rename_fasta_from_table.pl --file /home/bharat/Genomes_comparative/Thermoanaerobacteriaceae/Prodigal_f<text:span text:style-name="T138">n</text:span>a/RENAME_TABLE_<text:span text:style-name="T138">NA</text:span> --orig /home/bharat/Genomes_comparative/Thermoanaerobacteriaceae/ <text:span text:style-name="T104">--wd step1</text:span></text:p>
      <text:p text:style-name="P79">SCRIPTS FOR AUTOMATED MULTI-GENE PHYLOGENIES</text:p>
      <text:p text:style-name="P64"/>
      <text:p text:style-name="P64">Have a bunch of microbial genomes that you want to make a multi-gene tree with? </text:p>
      <text:p text:style-name="P64">Daunted by the prospect of having to extract, align, and tree conserved marker g</text:p>
      <text:p text:style-name="P64">enes?</text:p>
      <text:p text:style-name="P64">Give these scripts a try!</text:p>
      <text:p text:style-name="P64"/>
      <text:p text:style-name="P64">Starting with genomic sequences in Fasta files, these scripts automate the proce</text:p>
      <text:p text:style-name="P64">ss of:</text:p>
      <text:p text:style-name="P64"><text:s/>* Extracting marker genes using AMPHORA2 or Phyla-AMPHORA scripts</text:p>
      <text:p text:style-name="P64"><text:s/>* Extracting 16S genes using Metaxa</text:p>
      <text:p text:style-name="P64"><text:s/>* Aligning each gene (using MUSCLE for proteins, MAFFT LINSI for 16S) </text:p>
      <text:p text:style-name="P64"><text:s/>* Generating alignment mask (weighted columns) using Zorro</text:p>
      <text:p text:style-name="P64"><text:s/>* Concatenating alignments into a single partitioned alignment</text:p>
      <text:p text:style-name="P64"><text:s/>* Reformatting input files for phylogeny reconstruction (with RAxML)</text:p>
      <text:p text:style-name="P64"><text:s/>* Choosing the best substitution model for protein coding genes (with RAxML)</text:p>
      <text:p text:style-name="P64"><text:s/>* Running different kinds of tree analysis (with RAxML)</text:p>
      <text:p text:style-name="P64"/>
      <text:p text:style-name="P64"/>
      <text:p text:style-name="P64">0. Before you start</text:p>
      <text:p text:style-name="P64"/>
      <text:p text:style-name="P54">Retrieve genomes as Fasta files. Put all scaffolds into single multi-fasta file.</text:p>
      <text:p text:style-name="P54">For each genome, specify a short name (10 characters or less, to be compatible w</text:p>
      <text:p text:style-name="P54">ith RAxML).</text:p>
      <text:p text:style-name="P54">Create a plain text file with the original Fasta filename and new shortname for </text:p>
      <text:p text:style-name="P54">each genome separated by a tab, one line per genome.</text:p>
      <text:p text:style-name="P54">Save this table (e.g. as RENAME_TABLE)</text:p>
      <text:p text:style-name="P54">Make a list of all the marker genes used by AMPHORA2, save file as MARKER_LIST</text:p>
      <text:p text:style-name="P54">Put all the original fasta files into a folder called ./original_fasta</text:p>
      <text:p text:style-name="P64"/>
      <text:p text:style-name="P64">1. Rename Fasta files with short-names</text:p>
      <text:p text:style-name="P64"/>
      <text:p text:style-name="P44"><text:span text:style-name="T104"><text:s/></text:span><text:span text:style-name="T110">$ perl rename_fasta_from_table.pl \ </text:span></text:p>
      <text:p text:style-name="P54"><text:s text:c="9"/>--file RENAME_TABLE \ </text:p>
      <text:p text:style-name="P54"><text:soft-page-break/><text:s text:c="9"/>--orig PATH_TO_ORIGINAL_FILES \ </text:p>
      <text:p text:style-name="P54"><text:s text:c="9"/>--wd NEW_WORKING_FOLDER </text:p>
      <text:p text:style-name="P54"/>
      <text:p text:style-name="P64">Reads RENAME_TABLE.</text:p>
      <text:p text:style-name="P64">Reads original Fasta files from PATH_TO_ORIGINAL_FASTA</text:p>
      <text:p text:style-name="P64">Creates directory NEW_WORKING_FOLDER (silent overwrite)</text:p>
      <text:p text:style-name="P64">Then generates new directory per genome, renames fasta file and directory accord</text:p>
      <text:p text:style-name="P64">ing to shortname, as well as Fasta headers</text:p>
      <text:p text:style-name="P64"/>
      <text:p text:style-name="P64">2. Extract protein-coding marker genes and 16S sequences</text:p>
      <text:p text:style-name="P64"/>
      <text:p text:style-name="P44"><text:span text:style-name="T104"><text:s/></text:span><text:span text:style-name="T110">$ perl extract_markers.pl \</text:span></text:p>
      <text:p text:style-name="P54"><text:s text:c="9"/>--file RENAME_TABLE \</text:p>
      <text:p text:style-name="P54"><text:s text:c="9"/>--wd PATH_TO_WORKING_DIRECTORY \</text:p>
      <text:p text:style-name="P54"><text:s text:c="9"/>--phyla_amphora [Use Phyla-AMPHORA instead of AMPHORA2] \</text:p>
      <text:p text:style-name="P54"><text:s text:c="9"/>--phylum [Which phylum, for Phyla-AMPHORA? (Default: 3)] \</text:p>
      <text:p text:style-name="P54"><text:s text:c="9"/>--amphora_path PATH_TO_AMPHORA_2 [or Phyla-AMPHORA] \</text:p>
      <text:p text:style-name="P54"><text:s text:c="9"/>--cpu [Use parallelized Phyla-Amphora script with this no. of threads, slightly faster] \</text:p>
      <text:p text:style-name="P54"><text:s text:c="9"/>--16S [Use Metaxa to extract 16S? ]</text:p>
      <text:p text:style-name="P64"/>
      <text:p text:style-name="P64">Uses AMPHORA2 by default to extract conserved markers from each genome. Use --ph</text:p>
      <text:p text:style-name="P64">yla_amphora switch to use Phyla-AMPHORA instead.</text:p>
      <text:p text:style-name="P64">Regardless of which version, specify path to the AMPHORA2 or Phyla-AMPHORA direc</text:p>
      <text:p text:style-name="P64">tory (e.g. /home/foobar/tools/AMPHORA2/)</text:p>
      <text:p text:style-name="P64">If --cpu option is specified with number greater than 1, will use a souped-up ve</text:p>
      <text:p text:style-name="P64">rsion of Phyla-AMPHORA MarkerScanner.pl script with some parallelization</text:p>
      <text:p text:style-name="P64">Otherwise, just calls the script MarkerScanner.pl for each genome given in RENAM</text:p>
      <text:p text:style-name="P64">E_TABLE</text:p>
      <text:p text:style-name="P64">If --16S switch is specified, also uses Metaxa to extract 16S sequences from eac</text:p>
      <text:p text:style-name="P64">h genome (preset to Bacterial mode - edit script if genomes are Archaea!)</text:p>
      <text:p text:style-name="P64"/>
      <text:p text:style-name="P64">3. Make table of how many markers detected per genome</text:p>
      <text:p text:style-name="P64"/>
      <text:p text:style-name="P44"><text:span text:style-name="T104"><text:s/></text:span><text:span text:style-name="T110">$ perl count_output.pl \ </text:span></text:p>
      <text:p text:style-name="P54"><text:soft-page-break/><text:s text:c="9"/>--file GENOME_RENAME_TABLE \ </text:p>
      <text:p text:style-name="P54"><text:s text:c="9"/>--markers MARKER_TABLE \ </text:p>
      <text:p text:style-name="P54"><text:tab/> --16S [Include 16S in output?] \</text:p>
      <text:p text:style-name="P54"><text:s text:c="9"/>--wd WORKING_FOLDER \</text:p>
      <text:p text:style-name="P54"/>
      <text:p text:style-name="P64">The results are in two tab-separated tables: counts_table_protein and counts_tab</text:p>
      <text:p text:style-name="P64">le_rna for protein marker genes and 16S markers respectively.</text:p>
      <text:p text:style-name="P64">Inspect the tables to choose which markers to use for phylogenetic analysis.</text:p>
      <text:p text:style-name="P64">IMPORTANT: For 16S, if there is more than 1 16S sequence in a given genome, you </text:p>
      <text:p text:style-name="P64">will have to manually edit the 16S.fasta file to have only 1 paralog!</text:p>
      <text:p text:style-name="P64"><text:s/>Draft genomes may contain incomplete 16S genes - check the 16S.graph file for e</text:p>
      <text:p text:style-name="P64">ach species to see if all the conserved regions (V1 to V9) are present; choose t</text:p>
      <text:p text:style-name="P64">he sequence that has the most regions covered.</text:p>
      <text:p text:style-name="P44"><text:span text:style-name="T104">For the moment, select only columns which are all '1'. </text:span><text:span text:style-name="T110">Can use the script counts</text:span></text:p>
      <text:p text:style-name="P54">_table_checker.pl to make a list of single-copy genes</text:p>
      <text:p text:style-name="P64">In future, intend to implement new scripts which can deal with missing genes. </text:p>
      <text:p text:style-name="P64"/>
      <text:p text:style-name="P64">Make a plain text list of marker names to be used for subsequent phylogenetic an</text:p>
      <text:p text:style-name="P64">alysis: ANALYSIS_MARKERS</text:p>
      <text:p text:style-name="P64"/>
      <text:p text:style-name="P64">4. Reorganize the Fasta files by marker gene</text:p>
      <text:p text:style-name="P64"/>
      <text:p text:style-name="P44"><text:span text:style-name="T104"><text:s/></text:span><text:span text:style-name="T110">$ perl repackage_fasta.pl \ </text:span></text:p>
      <text:p text:style-name="P54"><text:s text:c="9"/>--file GENOME_RENAME_TABLE \ <text:s text:c="9"/></text:p>
      <text:p text:style-name="P58"><text:span text:style-name="T139"><text:s text:c="9"/>--markers MARKER_TABLE \ </text:span><text:span text:style-name="T147">(NOT: USE the output_list CREATED FROM counts_table_checker.pl)</text:span></text:p>
      <text:p text:style-name="P54"><text:tab/> --16S [Also make 16S alignment?] \</text:p>
      <text:p text:style-name="P54"><text:tab/> --mask [Mask alignment with Zorro?] \</text:p>
      <text:p text:style-name="P54"><text:s text:c="9"/>--wd WORKING_FOLDER </text:p>
      <text:p text:style-name="P54"/>
      <text:p text:style-name="P54">Creates a new folder called "alignments" in working folder.</text:p>
      <text:p text:style-name="P64"/>
      <text:p text:style-name="P64">For each marker gene listed in ANALYSIS_MARKERS, creates a multi-Fasta file containing that marker sequence from each species. </text:p>
      <text:p text:style-name="P64">Optional: Also create 16S alignment</text:p>
      <text:p text:style-name="P64"><text:soft-page-break/>Optional: Use Zorro to mask parts of alignment that are more uncertain.</text:p>
      <text:p text:style-name="P64">Each sequence header is renamed using the shortname for that species. </text:p>
      <text:p text:style-name="P64">If there is more than one 16S sequence for a given species, an error message wil</text:p>
      <text:p text:style-name="P64">l be shown.</text:p>
      <text:p text:style-name="P64">For protein genes: Align with MUSCLE each marker file, outputs the alignment fil</text:p>
      <text:p text:style-name="P64">e.</text:p>
      <text:p text:style-name="P64">For 16S genes: Align with MAFFT LINSI each marker file, outputs the alignment fi</text:p>
      <text:p text:style-name="P64">le. Known issue: Metaxa sometimes extracts 16S sequences that are too long (incl</text:p>
      <text:p text:style-name="P64">uding parts of 23S). You'll be able to see this in the alignment; edit to remove</text:p>
      <text:p text:style-name="P64"><text:s/>non-16S regions.</text:p>
      <text:p text:style-name="P64"/>
      <text:p text:style-name="P64">At this point, you'll want to have a look at the alignments for each marker, rem</text:p>
      <text:p text:style-name="P64">ove poorly-aligned parts, obvious misalignments, etc.</text:p>
      <text:p text:style-name="P64"/>
      <text:p text:style-name="P64">5. Create concatenated alignment</text:p>
      <text:p text:style-name="P64"/>
      <text:p text:style-name="P54"><text:s/>$ perl concat_align.pl \</text:p>
      <text:p text:style-name="P58"><text:span text:style-name="T139"><text:s text:c="9"/>--file GENOME_RENAME_TABLE \ </text:span><text:span text:style-name="T145">(path to where this table is found)</text:span></text:p>
      <text:p text:style-name="P58"><text:span text:style-name="T139"><text:s text:c="9"/>--markers MARKER_TABLE \ </text:span><text:span text:style-name="T145">(path to where the markers table </text:span><text:span text:style-name="T144">(output_list)</text:span><text:span text:style-name="T147"> </text:span><text:span text:style-name="T145">for the genomes are found)</text:span></text:p>
      <text:p text:style-name="P58"><text:span text:style-name="T139"><text:s text:c="9"/>--wd WORKING_FOLDER \ </text:span><text:span text:style-name="T145">(note: this is the directory where the genome markers are found) </text:span></text:p>
      <text:p text:style-name="P58"><text:span text:style-name="T139"><text:s text:c="9"/>--mask [Use mask files produced by Zorro] \ </text:span><text:span text:style-name="T145">(Note: nothing required)</text:span></text:p>
      <text:p text:style-name="P54"><text:s text:c="9"/>--model_select [Use automated model selection (slow)] \</text:p>
      <text:p text:style-name="P59"><text:span text:style-name="T139"><text:s text:c="9"/>--out CONCATENATED_ALN_PREFIX </text:span><text:span text:style-name="T145">(My note: no path or file required, only --out file.aln where <text:s text:c="2"/></text:span></text:p>
      <text:p text:style-name="P55"><text:s text:c="13"/>file can be any name, but the extension .aln is required)</text:p>
      <text:p text:style-name="P64"/>
      <text:p text:style-name="P64">The --model switch implements perl script for finding best protein substitution </text:p>
      <text:p text:style-name="P64">model, written by Alexis Stamatakis. </text:p>
      <text:p text:style-name="P64">If you use this option, there will be a large number of working files generated </text:p>
      <text:p text:style-name="P64">by RAxML. Discard them with the commands:</text:p>
      <text:p text:style-name="P64"/>
      <text:p text:style-name="P54"><text:s/>$ rm *EVAL*</text:p>
      <text:p text:style-name="P54"><text:s/>$ rm RAxML*</text:p>
      <text:p text:style-name="P54"><text:s/>$ rm ST_*</text:p>
      <text:p text:style-name="P64"><text:soft-page-break/></text:p>
      <text:p text:style-name="P64">Otherwise, the partition file will just write "WAG" model for every partition.</text:p>
      <text:p text:style-name="P64">Use the --mask switch if you want to include the alignment masking data produced</text:p>
      <text:p text:style-name="P64"><text:s/>by Zorro in the earlier step.</text:p>
      <text:p text:style-name="P64">CONCATENATED_ALN_PREFIX is the file name prefix for the concatenated alignment and associated files.</text:p>
      <text:p text:style-name="P64"/>
      <text:p text:style-name="P64">6. Calculate trees</text:p>
      <text:p text:style-name="P64"/>
      <text:p text:style-name="P64">A. RAxML tree of the entire alignment as a single partition, using PROTCATWAG model for tree search, PROTGAMMAWAG model for optimization, find best tree from 10 randomized starting trees</text:p>
      <text:p text:style-name="P54">raxmlHPC-PTHREADS -T 4 -m PROTCATWAG -s ./alignments/concatenated.aln.phy -n concat_unpart -N 10 -p 12345</text:p>
      <text:p text:style-name="P64"/>
      <text:p text:style-name="P64">Strip the best tree result of branch lengths to get only topology -&gt; concat_constraint</text:p>
      <text:p text:style-name="P64"/>
      <text:p text:style-name="P64">B. RAxML best trees for each gene, single partition using PROTCATWAG model for tree search, PROTGAMMAWAG model for optimization</text:p>
      <text:p text:style-name="P54">raxmlHPC-PTHREADS -T 4 -m PROTCATWAG -s ./alignments/$marker.cat.phy -n $marker_besttree -N 10 -p 12345 </text:p>
      <text:p text:style-name="P64"/>
      <text:p text:style-name="P64">C. Perform SH-test for each gene's best tree and constraint tree:</text:p>
      <text:p text:style-name="P54">raxmlHPC-PTHREADS -T 4 -m PROTGAMMAWAG -s ./alignments/$marker.cat.phy -n $marker_SH_test -t RAxML_bestTree.$marker_besttree -z concat_constraint -f H</text:p>
      <text:p text:style-name="P64"/>
      <text:p text:style-name="P64">These (and more) automated by the script:</text:p>
      <text:p text:style-name="P54"><text:s/>$ perl tree_calculations.pl \</text:p>
      <text:p text:style-name="P54"><text:s text:c="9"/>--markers MARKER_TABLE \</text:p>
      <text:p text:style-name="P54"><text:s text:c="9"/>--wd WORKING_FOLDER</text:p>
      <text:p text:style-name="P54"><text:s text:c="9"/>--concat_aln CONCATENATED_ALIGNMENT_PREFIX \</text:p>
      <text:p text:style-name="P54"><text:s text:c="9"/>--numthreads NUMBER_OF_RAXML_THREADS (at least 2!) \</text:p>
      <text:p text:style-name="P54"><text:s text:c="9"/>--mask [Use alignment mask?]</text:p>
      <text:p text:style-name="P54"/>
      <text:p text:style-name="P64">All the output tree files are in the folder /trees in the working directory.</text:p>
      <text:p text:style-name="P56"/>
      <text:p text:style-name="P61"><text:soft-page-break/><text:span text:style-name="T146">R</text:span><text:span text:style-name="T139">axML NOTES</text:span></text:p>
      <text:p text:style-name="P60"><text:span text:style-name="T146">I</text:span><text:span text:style-name="T139">MPORTANT CHANGE w.r.t. previous versions: <text:line-break/>RAxML can now handle mixed DNA and AA alignments. </text:span><text:span text:style-name="T146">Y</text:span><text:span text:style-name="T139">ou MUST specify the type of data in the partition file, before the partition name: </text:span></text:p>
      <text:p text:style-name="P208"><text:span text:style-name="T146">1. </text:span><text:span text:style-name="T139">For DNA data this just means that you have to add DNA to each line in the partition file, </text:span></text:p>
      <text:p text:style-name="P209"><text:span text:style-name="T146">2. F</text:span><text:span text:style-name="T139">or AA data this is done by specifying the respective AA substitution matrix you want to use</text:span></text:p>
      <text:p text:style-name="P210"><text:s text:c="4"/>for a partition. </text:p>
      <text:p text:style-name="P209"><text:span text:style-name="T146">3. For</text:span><text:span text:style-name="T139"> mixed/partitioned analysis of a concatenated AA and DNA alignment you can either specify -m</text:span></text:p>
      <text:p text:style-name="P210"><text:s text:c="3"/>GTRCAT or, e.g., -m PROTCATWAG, the only thing that will be -extracted from the string passed </text:p>
      <text:p text:style-name="P210"><text:s text:c="3"/>via m is the model of rate heterogeneity you want to use. </text:p>
      <text:p text:style-name="P57"/>
      <text:h text:style-name="P211" text:outline-level="2"><text:bookmark text:name="markdown-header-step-8-estimate-species-tree"/><text:a xlink:type="simple" xlink:href="https://bitbucket.org/yangya/phylogenomic_dataset_construction" text:style-name="Internet_20_link" text:visited-style-name="Visited_20_Internet_20_Link"><text:span text:style-name="T143">https://bitbucket.org/yangya/phylogenomic_dataset_construction</text:span></text:a><text:span text:style-name="T143"> – </text:span><text:span text:style-name="T142">Step 8: Estimate species tree</text:span></text:h>
      <text:p text:style-name="Text_20_body">Run raxml with each ortholog as a separate partition. Use GTRCAT instead of PROTCATWAG for dna</text:p>
      <text:p text:style-name="P167">raxml -T &lt;num_cores&gt; -p 12345 -m PROTCATWAG -q &lt;.model&gt; -s &lt;.phy&gt; -n &lt;output&gt;</text:p>
      <text:p text:style-name="Text_20_body">Run raxml with 200 rapid bootstrap replicates and search for the best tree. Use GTRCAT instead of PROTCATWAG for dna</text:p>
      <text:p text:style-name="P167">raxml -T 9 -f a -x 12345 -# 200 -p 12345 -m PROTCATWAG -q &lt;.models file&gt; -s &lt;.phy file&gt; -n &lt;output&gt;</text:p>
      <text:p text:style-name="Text_20_body">Use examl if the matrix is large:</text:p>
      <text:p text:style-name="P167">python examl_wrapper.py &lt;.phy file&gt; &lt;.model file&gt; &lt;outname&gt; &lt;number_cores&gt; DNA/aa</text:p>
      <text:p text:style-name="Text_20_body">Run 200 jackknife replicates. Copy both the .phy and .model file into a new working dir, cd into the working dir, and run the following script (sample fixed proportion of number of genes):</text:p>
      <text:p text:style-name="P167">python jackknife_by_percent_genes.py &lt;num_core&gt; &lt;jackknife proportion&gt; DNA/aa</text:p>
      <text:p text:style-name="Text_20_body">Alternatively, resampling by number of genes:</text:p>
      <text:p text:style-name="P167">python jackknife_by_number_genes.py DIR &lt;num_core&gt; &lt;no. genes to resample&gt; DNA/aa</text:p>
      <text:p text:style-name="Text_20_body"><text:soft-page-break/>Mapping jackknife results to the best tree. Use GTRCAT instead of PROTCATWAG for dna</text:p>
      <text:p text:style-name="Preformatted_20_Text">cat *result* &gt;JK10_trees</text:p>
      <text:p text:style-name="P167">raxml -f b -t &lt;bestTree&gt; -z JK10_trees -T 2 -m PROTCATWAG -n &lt;output_name&gt;</text:p>
      <text:p text:style-name="Text_20_body">Making a consensus tree from jackknife output</text:p>
      <text:p text:style-name="P167">phyutility -con -t 0.001 -in JK10_trees -out JK10_consensus</text:p>
      <text:p text:style-name="Text_20_body">Translate taxon codes to make the tree more readable:</text:p>
      <text:p text:style-name="P167">python taxon_name_subst.py &lt;table&gt; &lt;treefile&gt;</text:p>
      <text:p text:style-name="Text_20_body">A test data set can be found in examples/homology_inference. cd in to the dir examples/example_seq_processing and type:</text:p>
      <text:p text:style-name="P167">test_cds.sh</text:p>
      <text:p text:style-name="P57"/>
      <text:p text:style-name="P78"><text:span text:style-name="T142">Setting Qt libraries</text:span><text:span text:style-name="T139">:</text:span></text:p>
      <text:p text:style-name="P62"><text:span text:style-name="T111">1. <text:s/>Qt5 (and Qt4) is packaged and available in the archives for Ubuntu. Install using synaptic. </text:span><text:span text:style-name="T112">(make sure that qt5-default, </text:span><text:span text:style-name="Source_20_Text"><text:span text:style-name="T108">libqt5svg5 and libqt5svg5-dev are</text:span></text:span><text:span text:style-name="T112"> installed)</text:span></text:p>
      <text:p text:style-name="P52"/>
      <text:p text:style-name="P52">2. Check the defaukt version that is in currrent use:</text:p>
      <text:p text:style-name="P52">$qtchooser -print-env</text:p>
      <text:p text:style-name="P52"><text:tab/></text:p>
      <text:p text:style-name="P52">You should see something like:</text:p>
      <text:p text:style-name="P52"><text:tab/>QT_SELECT="default"</text:p>
      <text:p text:style-name="P52"><text:tab/>QTTOOLDIR="/usr/lib/x86_64-linux-gnu/qt4/bin"</text:p>
      <text:p text:style-name="P52"><text:tab/>QTLIBDIR="/usr/lib/x86_64-linux-gnu"</text:p>
      <text:p text:style-name="P52"/>
      <text:p text:style-name="P52">3. Replace Default Qt version paths by editing:</text:p>
      <text:p text:style-name="P52">(a) $ vi /usr/lib/x86_64-linux-gnu/qtchooser/default.conf (for ubuntu 13 or lower)</text:p>
      <text:p text:style-name="P52">or </text:p>
      <text:p text:style-name="P51"><text:span text:style-name="T140">(b) </text:span><text:span text:style-name="T141">$vi </text:span><text:span text:style-name="T140">/usr/lib/x86_64-linux-gnu/qt-default/qtchooser/default.conf(in newer ubuntu releases) </text:span><text:span text:style-name="T141">and change the path </text:span></text:p>
      <text:p text:style-name="P53">from: </text:p>
      <text:p text:style-name="P52"><text:tab/>QTTOOLDIR="/usr/lib/x86_64-linux-gnu/qt4/bin"</text:p>
      <text:p text:style-name="P52"><text:tab/>QTLIBDIR="/usr/lib/x86_64-linux-gnu"</text:p>
      <text:p text:style-name="P53">to:</text:p>
      <text:p text:style-name="P53"><text:tab/>QTTOOLDIR="/usr/lib/x86_64-linux-gnu/qt5/bin"</text:p>
      <text:p text:style-name="P53"><text:tab/>QTLIBDIR="/usr/lib/x86_64-linux-gnu"</text:p>
      <text:p text:style-name="P53"/>
      <text:p text:style-name="P53">NOTE: AN lternative easy option is to:</text:p>
      <text:p text:style-name="P53">$export QT_SELECT=5</text:p>
      <text:p text:style-name="P53">$qtchooser -print-env will show the change from qt4 to qt5:</text:p>
      <text:p text:style-name="P53"><text:tab/>QT_SELECT="5"</text:p>
      <text:p text:style-name="P53"><text:tab/>QTTOOLDIR="/usr/lib/x86_64-linux-gnu/qt5/bin"</text:p>
      <text:p text:style-name="P53"><text:tab/>QTLIBDIR="/usr/lib/x86_64-linux-gnu"<text:tab/></text:p>
      <text:p text:style-name="P53"/>
      <text:p text:style-name="P63"/>
      <text:p text:style-name="P25"><text:span text:style-name="T104">Set the environment variable to specify that you will be using Qt 5, not Qt 4: </text:span><text:span text:style-name="Source_20_Text"><text:span text:style-name="T103">export QT_SELECT=</text:span></text:span><text:span text:style-name="Source_20_Text"><text:span text:style-name="T105">5</text:span></text:span></text:p>
      <text:p text:style-name="P25"><text:span text:style-name="Source_20_Text"><text:span text:style-name="T105"/></text:span></text:p>
      <text:p text:style-name="P65"><text:soft-page-break/><text:span text:style-name="Source_20_Text"><text:span text:style-name="T118">Installing pyani and genbank_get_genomes_by_taxon.py</text:span></text:span><text:span text:style-name="Source_20_Text"><text:span text:style-name="T117"> (https://github.com/widdowquinn/pyani)</text:span></text:span></text:p>
      <text:p text:style-name="P26"><text:span text:style-name="Source_20_Text"><text:span text:style-name="T116"/></text:span></text:p>
      <text:p text:style-name="P30"><text:span text:style-name="Source_20_Text"><text:span text:style-name="T121">1. </text:span></text:span><text:span text:style-name="Source_20_Text"><text:span text:style-name="T125">Checking python versions in the terminal</text:span></text:span></text:p>
      <text:p text:style-name="P66"><text:tab/>$ python --version</text:p>
      <text:p text:style-name="P66"><text:tab/><text:tab/>Python 2.7.6</text:p>
      <text:p text:style-name="P66"/>
      <text:p text:style-name="P66"><text:tab/>$ python3 --version</text:p>
      <text:p text:style-name="P66"><text:tab/><text:tab/>Python 3.4.0</text:p>
      <text:p text:style-name="P66"/>
      <text:p text:style-name="P66">Alternately: cd to /usr/bin and all python versions should be there.</text:p>
      <text:p text:style-name="P30"><text:span text:style-name="Source_20_Text"><text:span text:style-name="T121"/></text:span></text:p>
      <text:p text:style-name="P30"><text:span text:style-name="Source_20_Text"><text:span text:style-name="T123">I</text:span></text:span><text:span text:style-name="Source_20_Text"><text:span text:style-name="T121">nstall virtualenv from synapti</text:span></text:span><text:span text:style-name="Source_20_Text"><text:span text:style-name="T123">c</text:span></text:span><text:span text:style-name="Source_20_Text"><text:span text:style-name="T121"> (there is a</text:span></text:span><text:span text:style-name="Source_20_Text"><text:span text:style-name="T125">lso a</text:span></text:span><text:span text:style-name="Source_20_Text"><text:span text:style-name="T121"> python</text:span></text:span><text:span text:style-name="Source_20_Text"><text:span text:style-name="T123">3-virtualenv; read more about it &amp; make notes here)</text:span></text:span></text:p>
      <text:p text:style-name="P27"><text:span text:style-name="Source_20_Text"><text:span text:style-name="T121"/></text:span></text:p>
      <text:p text:style-name="P27"><text:span text:style-name="Source_20_Text"><text:span text:style-name="T122">2. </text:span></text:span><text:span text:style-name="Source_20_Text"><text:span text:style-name="T123">I am interested in installing a python3 environment for programs that use python2.7. All m</text:span></text:span><text:span text:style-name="Source_20_Text"><text:span text:style-name="T126">y</text:span></text:span><text:span text:style-name="Source_20_Text"><text:span text:style-name="T123"> software is installed in /opt.</text:span></text:span></text:p>
      <text:p text:style-name="P27"><text:span text:style-name="Source_20_Text"><text:span text:style-name="T123"><text:tab/>$cd /opt and </text:span></text:span></text:p>
      <text:p text:style-name="P27"><text:span text:style-name="Source_20_Text"><text:span text:style-name="T123"><text:tab/>$cd to the software directory</text:span></text:span></text:p>
      <text:p text:style-name="P28"><text:span text:style-name="Source_20_Text"><text:span text:style-name="T123"><text:tab/>$virtualenv -p /usr/bin/python3 venv (or use another dir name instead of venv)</text:span></text:span></text:p>
      <text:p text:style-name="P28"><text:span text:style-name="Source_20_Text"><text:span text:style-name="T123"><text:tab/>$source venv/bin/activate (to activate the environment in dir venv)</text:span></text:span></text:p>
      <text:p text:style-name="P28"><text:span text:style-name="Source_20_Text"><text:span text:style-name="T123"><text:tab/>$</text:span></text:span><text:span text:style-name="Source_20_Text"><text:span text:style-name="T124">deactivate (to deactivate the environment)</text:span></text:span><text:span text:style-name="Source_20_Text"><text:span text:style-name="T123"> </text:span></text:span></text:p>
      <text:p text:style-name="P27"><text:span text:style-name="Source_20_Text"><text:span text:style-name="T123"/></text:span></text:p>
      <text:p text:style-name="P28"><text:span text:style-name="Source_20_Text"><text:span text:style-name="T123">An example: </text:span></text:span><text:span text:style-name="Source_20_Text"><text:span text:style-name="T130">MOST RECENT – INSTALLED THIS</text:span></text:span></text:p>
      <text:p text:style-name="P28"><text:span text:style-name="Source_20_Text"><text:span text:style-name="T123"><text:tab/>$cd /opt/pyani</text:span></text:span></text:p>
      <text:p text:style-name="P28"><text:span text:style-name="Source_20_Text"><text:span text:style-name="T123"><text:tab/>$virtualenv -p /usr/bin/python3 venv (this will create a dir venv and cp python3 into it)</text:span></text:span></text:p>
      <text:p text:style-name="P29"><text:span text:style-name="Source_20_Text"><text:span text:style-name="T123"><text:tab/>$</text:span></text:span><text:span text:style-name="Source_20_Text"><text:span text:style-name="T124">cd venv</text:span></text:span></text:p>
      <text:p text:style-name="P29"><text:span text:style-name="Source_20_Text"><text:span text:style-name="T123"><text:tab/></text:span></text:span><text:span text:style-name="Source_20_Text"><text:span text:style-name="T124">$</text:span></text:span><text:span text:style-name="Source_20_Text"><text:span text:style-name="T123">pip3 install pyani (instructions in </text:span></text:span><text:a xlink:type="simple" xlink:href="https://github.com/widdowquinn/pyani" text:style-name="Internet_20_link" text:visited-style-name="Visited_20_Internet_20_Link"><text:span text:style-name="Source_20_Text"><text:span text:style-name="T121">https://github.com/widdowquinn/pyani</text:span></text:span></text:a><text:span text:style-name="Source_20_Text"><text:span text:style-name="T123">)</text:span></text:span></text:p>
      <text:p text:style-name="P29"><text:span text:style-name="Source_20_Text"><text:span text:style-name="T123"><text:tab/></text:span></text:span><text:span text:style-name="Source_20_Text"><text:span text:style-name="T124">$</text:span></text:span><text:span text:style-name="Source_20_Text"><text:span text:style-name="T123">source venv/bin/activate</text:span></text:span></text:p>
      <text:p text:style-name="P29"><text:span text:style-name="Source_20_Text"><text:span text:style-name="T123"><text:tab/></text:span></text:span><text:span text:style-name="Source_20_Text"><text:span text:style-name="T124">In the terminal, the LHS will show the environ being run: (venv) </text:span></text:span><text:a xlink:type="simple" xlink:href="mailto:bharat@PC027033" text:style-name="Internet_20_link" text:visited-style-name="Visited_20_Internet_20_Link"><text:span text:style-name="Source_20_Text">bharat@PC027033</text:span></text:a><text:span text:style-name="Source_20_Text"><text:span text:style-name="T124">:/opt/pyani$</text:span></text:span></text:p>
      <text:p text:style-name="P29"><text:span text:style-name="Source_20_Text"><text:span text:style-name="T124"/></text:span></text:p>
      <text:p text:style-name="P29"><text:span text:style-name="Source_20_Text"><text:span text:style-name="T124">Now you can run the pyani software:</text:span></text:span></text:p>
      <text:p text:style-name="P31"><text:span text:style-name="Source_20_Text"><text:span text:style-name="T120"/></text:span></text:p>
      <text:p text:style-name="P32"><text:span text:style-name="Source_20_Text"><text:span text:style-name="T113">3. I have also installed pyani </text:span></text:span><text:span text:style-name="Source_20_Text"><text:span text:style-name="T114">in</text:span></text:span><text:span text:style-name="Source_20_Text"><text:span text:style-name="T113"> the following:</text:span></text:span></text:p>
      <text:p text:style-name="P185"><text:span text:style-name="T42">I did not use virtualenvwrapper </text:span><text:span text:style-name="T43">or the above</text:span><text:span text:style-name="T42"> </text:span><text:span text:style-name="T43">but </text:span><text:span text:style-name="T42"><text:s/>did the following </text:span><text:span text:style-name="T43">instead</text:span><text:span text:style-name="T42">:</text:span></text:p>
      <text:p text:style-name="P183"><text:soft-page-break/>In my home /bharat, </text:p>
      <text:p text:style-name="P183"><text:tab/>$ virtualenv -p python3 env (to creat the environment) </text:p>
      <text:p text:style-name="P183"><text:tab/>$ source ./env/bin/activate (to activate)</text:p>
      <text:p text:style-name="P183"><text:tab/>$ git clone pyani into <text:span text:style-name="T150">the dir </text:span>env</text:p>
      <text:p text:style-name="P183"><text:tab/><text:span text:style-name="T150">$ </text:span>sudo apt-get install python3-matplotlib</text:p>
      <text:p text:style-name="P184">than installed pyani scripts as per the instructions:</text:p>
      <text:p text:style-name="P184"><text:tab/>$ pip3 install pyani</text:p>
      <text:p text:style-name="P184">NOTE: Did not build properly and spent 4 to 5 hours trouble shooting and installing various libraries eg R was not installed and had to install it.</text:p>
      <text:p text:style-name="P183"><text:tab/><text:span text:style-name="T151">$ deactiavte </text:span><text:span text:style-name="T44">(to go back to python 2.7)</text:span></text:p>
      <text:p text:style-name="P180"/>
      <text:p text:style-name="P180"/>
      <text:p text:style-name="P180">To run the pyani scripts, do the following: <text:span text:style-name="T158">(MOST RECENT – USE THIS)</text:span></text:p>
      <text:p text:style-name="P180"><text:tab/>$ cd to <text:span text:style-name="T152">home </text:span>dir /<text:span text:style-name="T152">home/bharat</text:span></text:p>
      <text:p text:style-name="P180"><text:tab/>$ source ./env/bin/activate</text:p>
      <text:p text:style-name="P180"><text:tab/>$ cd /home/bharat/env/pyani</text:p>
      <text:p text:style-name="P180"><text:tab/>$./average_nucleotide_identity.py OR</text:p>
      <text:p text:style-name="P180"><text:tab/>$ genbank_get_genomes_by_taxon.py</text:p>
      <text:p text:style-name="P180"/>
      <text:p text:style-name="P180"/>
      <text:h text:style-name="P201" text:outline-level="2"><text:span text:style-name="T153">Running </text:span><text:span text:style-name="Source_20_Text"><text:span text:style-name="T153">pyani</text:span></text:span></text:h>
      <text:h text:style-name="P213" text:outline-level="3"><text:bookmark text:name="user-content-script-average_nucleotide_identitypy"/>Script: <text:bookmark text:name="user-content-average_nucleotide_identity.py"/><text:span text:style-name="Source_20_Text">average_nucleotide_identity.py</text:span></text:h>
      <text:p text:style-name="P107">The <text:span text:style-name="Source_20_Text">average_nucleotide_identity.py</text:span> script - installed as part of this package - enables straightforward ANI analysis at the command-line, and uses the <text:span text:style-name="Source_20_Text">pyani</text:span> module behind the scenes.</text:p>
      <text:p text:style-name="P107">You can get a summary of available command-line options with <text:span text:style-name="Source_20_Text">average_nucleotide_identity.py -h</text:span></text:p>
      <text:p text:style-name="P164"><text:span text:style-name="Source_20_Text">$ ./average_nucleotide_identity.py -h</text:span></text:p>
      <text:p text:style-name="P164"><text:span text:style-name="Source_20_Text">usage: average_nucleotide_identity.py [-h] [-o OUTDIRNAME] [-i INDIRNAME] [-v]</text:span></text:p>
      <text:p text:style-name="P164"><text:span text:style-name="Source_20_Text"><text:s text:c="38"/>[-f] [-s FRAGSIZE] [-l LOGFILE]</text:span></text:p>
      <text:p text:style-name="P164"><text:span text:style-name="Source_20_Text"><text:s text:c="38"/>[--skip_nucmer] [--skip_blastn]</text:span></text:p>
      <text:p text:style-name="P164"><text:span text:style-name="Source_20_Text"><text:s text:c="38"/>[--noclobber] [--nocompress] [-g]</text:span></text:p>
      <text:p text:style-name="P164"><text:span text:style-name="Source_20_Text"><text:s text:c="38"/>[--gformat GFORMAT] [--gmethod GMETHOD]</text:span></text:p>
      <text:p text:style-name="P164"><text:span text:style-name="Source_20_Text"><text:s text:c="38"/>[--labels LABELS] [--classes CLASSES]</text:span></text:p>
      <text:p text:style-name="P164"><text:span text:style-name="Source_20_Text"><text:s text:c="38"/>[-m METHOD] [--scheduler SCHEDULER]</text:span></text:p>
      <text:p text:style-name="P164"><text:span text:style-name="Source_20_Text"><text:s text:c="38"/>[--workers WORKERS]</text:span></text:p>
      <text:p text:style-name="P164"><text:span text:style-name="Source_20_Text"><text:s text:c="38"/>[--SGEgroupsize SGEGROUPSIZE]</text:span></text:p>
      <text:p text:style-name="P164"><text:span text:style-name="Source_20_Text"><text:s text:c="38"/>[--maxmatch] [--nucmer_exe NUCMER_EXE]</text:span></text:p>
      <text:p text:style-name="P164"><text:span text:style-name="Source_20_Text"><text:s text:c="38"/>[--blastn_exe BLASTN_EXE]</text:span></text:p>
      <text:p text:style-name="P164"><text:soft-page-break/><text:span text:style-name="Source_20_Text"><text:s text:c="38"/>[--makeblastdb_exe MAKEBLASTDB_EXE]</text:span></text:p>
      <text:p text:style-name="P164"><text:span text:style-name="Source_20_Text"><text:s text:c="38"/>[--blastall_exe BLASTALL_EXE]</text:span></text:p>
      <text:p text:style-name="P164"><text:span text:style-name="Source_20_Text"><text:s text:c="38"/>[--formatdb_exe FORMATDB_EXE]</text:span></text:p>
      <text:p text:style-name="P164"><text:span text:style-name="Source_20_Text"><text:s text:c="38"/>[--write_excel] [--subsample SUBSAMPLE]</text:span></text:p>
      <text:p text:style-name="P164"><text:span text:style-name="Source_20_Text"><text:s text:c="38"/>[--seed SEED] [--jobprefix JOBPREFIX]</text:span></text:p>
      <text:p text:style-name="P164"/>
      <text:p text:style-name="P164"/>
      <text:p text:style-name="P169"><text:span text:style-name="Source_20_Text">[…]</text:span></text:p>
      <text:p text:style-name="P107">Example data and output can be found in the directory <text:span text:style-name="Source_20_Text">test_ani_data</text:span>. The data are chromosomes of four isolates of <text:span text:style-name="Emphasis">Caulobacter</text:span>. Basic analyses can be performed with the command lines:</text:p>
      <text:p text:style-name="P164"><text:span text:style-name="Source_20_Text">$ ./average_nucleotide_identity.py -i tests/test_ani_data/ -o tests/test_ANIm_output -m ANIm -g</text:span></text:p>
      <text:p text:style-name="P164"><text:span text:style-name="Source_20_Text">$ ./average_nucleotide_identity.py -i tests/test_ani_data/ -o tests/test_ANIb_output -m ANIb -g</text:span></text:p>
      <text:p text:style-name="P164"><text:span text:style-name="Source_20_Text">$ ./average_nucleotide_identity.py -i tests/test_ani_data/ -o tests/test_ANIblastall_output -m ANIblastall -g</text:span></text:p>
      <text:p text:style-name="P169"><text:span text:style-name="Source_20_Text">$ ./average_nucleotide_identity.py -i tests/test_ani_data/ -o tests/test_TETRA_output -m TETRA -g</text:span></text:p>
      <text:p text:style-name="P107">The graphical output below, supporting assignment of <text:span text:style-name="Source_20_Text">NC_002696</text:span> and <text:span text:style-name="Source_20_Text">NC_011916</text:span> to the same species (<text:span text:style-name="Emphasis">C.crescentus</text:span>), and the other two isolates to distinct species (<text:span text:style-name="Source_20_Text">NC_014100</text:span>:<text:span text:style-name="Emphasis">C.segnis</text:span>; <text:span text:style-name="Source_20_Text">NC_010338</text:span>:<text:span text:style-name="Emphasis">C.</text:span> sp K31), was generated with the command-line:</text:p>
      <text:p text:style-name="P164"><text:span text:style-name="Source_20_Text">./average_nucleotide_identity.py -v -i tests/test_ani_data/ \</text:span></text:p>
      <text:p text:style-name="P164"><text:span text:style-name="Source_20_Text"><text:s text:c="4"/>-o tests/test_ANIm_output/ -g --gformat png,pdf,eps \</text:span></text:p>
      <text:p text:style-name="P164"><text:span text:style-name="Source_20_Text"><text:s text:c="4"/>--classes tests/test_ani_data/classes.tab \</text:span></text:p>
      <text:p text:style-name="P169"><text:span text:style-name="Source_20_Text"><text:s text:c="4"/>--labels tests/test_ani_data/labels.tab</text:span></text:p>
      <text:h text:style-name="P200" text:outline-level="3"><text:bookmark text:name="user-content-script-genbank_get_genomes_by_taxonpy"/>Script: <text:bookmark text:name="user-content-genbank_get_genomes_by_taxon.py"/><text:span text:style-name="Source_20_Text">genbank_get_genomes_by_taxon.py</text:span></text:h>
      <text:p text:style-name="P107">The script <text:span text:style-name="Source_20_Text">genbank_get_genomes_by_taxon.py</text:span>, installed by this package, enables download of genomes from NCBI, specified by taxon ID. The script will download all available assemblies for taxa at or below the specified node in the NCBI taxonomy tree.</text:p>
      <text:p text:style-name="P107">Command-line options can be viewed using:</text:p>
      <text:p text:style-name="P164"><text:span text:style-name="Source_20_Text">$ genbank_get_genomes_by_taxon.py -h</text:span></text:p>
      <text:p text:style-name="P164"><text:span text:style-name="Source_20_Text">usage: genbank_get_genomes_by_taxon.py [-h] [-o OUTDIRNAME] [-t TAXON] [-v]</text:span></text:p>
      <text:p text:style-name="P164"><text:span text:style-name="Source_20_Text"><text:s text:c="40"/>[-f] [--noclobber] [-l LOGFILE]</text:span></text:p>
      <text:p text:style-name="P164"><text:span text:style-name="Source_20_Text"><text:s text:c="40"/>[--format FORMAT] [--email EMAIL]</text:span></text:p>
      <text:p text:style-name="P164"><text:span text:style-name="Source_20_Text"><text:s text:c="40"/>[--retries RETRIES]</text:span></text:p>
      <text:p text:style-name="P164"><text:span text:style-name="Source_20_Text"><text:s text:c="40"/>[--batchsize BATCHSIZE]</text:span></text:p>
      <text:p text:style-name="P164"><text:span text:style-name="Source_20_Text"/></text:p>
      <text:p text:style-name="P107"><text:soft-page-break/>For example, the NCBI taxonomy ID for <text:span text:style-name="Emphasis">Caulobacter</text:span> is 75, so all publicly-available <text:span text:style-name="Emphasis">Caulobacter</text:span> sequences can be obtained using the command-line:</text:p>
      <text:p text:style-name="P164"><text:span text:style-name="Source_20_Text">$ genbank_get_genomes_by_taxon.py -o Caulobacter_downloads -v -t 75 -l Caulobacter_downloads.log --email me@my.email.domain</text:span></text:p>
      <text:p text:style-name="P164"><text:span text:style-name="Source_20_Text"/></text:p>
      <text:p text:style-name="P164"><text:span text:style-name="Source_20_Text">INFO: genbank_get_genomes_by_taxon.py: Mon Apr 18 17:22:54 2016</text:span></text:p>
      <text:p text:style-name="P164"><text:span text:style-name="Source_20_Text">INFO: command-line: /Users/lpritc/Virtualenvs/pyani3/bin/genbank_get_genomes_by_taxon.py -o Caulobacter_downloads -v -t 75 -l Caulobacter_downloads.log --email me@my.email.domain</text:span></text:p>
      <text:p text:style-name="P164"><text:span text:style-name="Source_20_Text">INFO: Namespace(batchsize=10000, email='me@my.email.domain', force=False, format='gbk,fasta', logfile='Caulobacter_downloads.log', noclobber=False, outdirname='Caulobacter_downloads', retries=20, taxon='75', verbose=True)</text:span></text:p>
      <text:p text:style-name="P164"><text:span text:style-name="Source_20_Text">INFO: Set NCBI contact email to me@my.email.domain</text:span></text:p>
      <text:p text:style-name="P164"><text:span text:style-name="Source_20_Text">INFO: Creating directory Caulobacter_downloads</text:span></text:p>
      <text:p text:style-name="P164"><text:span text:style-name="Source_20_Text">INFO: Output directory: Caulobacter_downloads</text:span></text:p>
      <text:p text:style-name="P164"><text:span text:style-name="Source_20_Text">INFO: Passed taxon IDs: 75</text:span></text:p>
      <text:p text:style-name="P164"><text:span text:style-name="Source_20_Text">INFO: Entrez ESearch with query: txid75[Organism:exp]</text:span></text:p>
      <text:p text:style-name="P164"><text:span text:style-name="Source_20_Text">INFO: Entrez ESearch returns 29 assembly IDs</text:span></text:p>
      <text:p text:style-name="P164"><text:span text:style-name="Source_20_Text">INFO: Identified 29 unique assemblies</text:span></text:p>
      <text:p text:style-name="P164"><text:span text:style-name="Source_20_Text">INFO: Taxon 75: 29 assemblies</text:span></text:p>
      <text:p text:style-name="P164"><text:span text:style-name="Source_20_Text">INFO: Assembly 639581: 271 contigs</text:span></text:p>
      <text:p text:style-name="P164"><text:span text:style-name="Source_20_Text">INFO: Assembly 233261: 17 contigs</text:span></text:p>
      <text:p text:style-name="P164"><text:span text:style-name="Source_20_Text">INFO: Assembly 575291: 48 contigs</text:span></text:p>
      <text:p text:style-name="P164"><text:span text:style-name="Source_20_Text">INFO: Mon Apr 18 17:25:46 2016</text:span></text:p>
      <text:p text:style-name="P169"><text:span text:style-name="Source_20_Text">INFO: Done.</text:span></text:p>
      <text:p text:style-name="P107"><text:span text:style-name="Strong_20_Emphasis">NOTE:</text:span> You must provide a valid email to identify yourself to NCBI for troubleshooting.</text:p>
      <text:p text:style-name="P107">The number of attempted retries for each download, and the size of a batch download can be modified. By default, the script will attempt 20 download retries, and obtain sequences in batches of 10000.</text:p>
      <text:h text:style-name="P201" text:outline-level="2"/>
      <text:h text:style-name="P201" text:outline-level="2">DEPENDENCIES</text:h>
      <text:p text:style-name="P107">Note that Python package dependencies should automatically be installed if you are using version 0.1.3.2 or greater, and installing with <text:span text:style-name="Source_20_Text">pip install pyani</text:span>.</text:p>
      <text:p text:style-name="P107">For earlier versions, you can satisfy dependencies by using <text:span text:style-name="Source_20_Text">pip install -r requirements.txt</text:span> (using the <text:span text:style-name="Source_20_Text">requirements.txt</text:span> file in this repository).</text:p>
      <text:h text:style-name="P213" text:outline-level="3"><text:bookmark text:name="user-content-for-ani-analysis"/><text:soft-page-break/>For ANI analysis</text:h>
      <text:list xml:id="list3285474625" text:style-name="L1">
        <text:list-item>
          <text:p text:style-name="P236"><text:span text:style-name="Strong_20_Emphasis">Biopython</text:span> <text:a xlink:type="simple" xlink:href="http://www.biopython.org/" text:style-name="Internet_20_link" text:visited-style-name="Visited_20_Internet_20_Link">http://www.biopython.org</text:a> </text:p>
        </text:list-item>
        <text:list-item>
          <text:p text:style-name="P236"><text:span text:style-name="Strong_20_Emphasis">NumPy</text:span> <text:a xlink:type="simple" xlink:href="http://www.numpy.org/" text:style-name="Internet_20_link" text:visited-style-name="Visited_20_Internet_20_Link">http://www.numpy.org/</text:a> </text:p>
        </text:list-item>
        <text:list-item>
          <text:p text:style-name="P236"><text:span text:style-name="Strong_20_Emphasis">pandas</text:span> <text:a xlink:type="simple" xlink:href="http://pandas.pydata.org/" text:style-name="Internet_20_link" text:visited-style-name="Visited_20_Internet_20_Link">http://pandas.pydata.org/</text:a> </text:p>
        </text:list-item>
        <text:list-item>
          <text:p text:style-name="P217"><text:span text:style-name="Strong_20_Emphasis">SciPy</text:span> <text:a xlink:type="simple" xlink:href="http://www.scipy.org/" text:style-name="Internet_20_link" text:visited-style-name="Visited_20_Internet_20_Link">http://www.scipy.org/</text:a> </text:p>
        </text:list-item>
      </text:list>
      <text:h text:style-name="P214" text:outline-level="4"><text:bookmark text:name="user-content-alignment-tools"/>Alignment tools</text:h>
      <text:list xml:id="list1347494861" text:style-name="L2">
        <text:list-item>
          <text:p text:style-name="P237"><text:span text:style-name="Strong_20_Emphasis">BLAST+</text:span> executable in the <text:span text:style-name="Source_20_Text">$PATH</text:span>, or available on the command line (required for <text:span text:style-name="Strong_20_Emphasis">ANIb</text:span> analysis) <text:a xlink:type="simple" xlink:href="ftp://ftp.ncbi.nlm.nih.gov/blast/executables/blast+/LATEST/" text:style-name="Internet_20_link" text:visited-style-name="Visited_20_Internet_20_Link">ftp://ftp.ncbi.nlm.nih.gov/blast/executables/blast+/LATEST/</text:a> </text:p>
        </text:list-item>
        <text:list-item>
          <text:p text:style-name="P237"><text:span text:style-name="Strong_20_Emphasis">legacy BLAST</text:span> executable in the <text:span text:style-name="Source_20_Text">$PATH</text:span> or available on the command line (required for <text:span text:style-name="Strong_20_Emphasis">ANIblastall</text:span> analysis) <text:a xlink:type="simple" xlink:href="ftp://ftp.ncbi.nlm.nih.gov/blast/executables/release/LATEST/" text:style-name="Internet_20_link" text:visited-style-name="Visited_20_Internet_20_Link">ftp://ftp.ncbi.nlm.nih.gov/blast/executables/release/LATEST/</text:a> </text:p>
        </text:list-item>
        <text:list-item>
          <text:p text:style-name="P218"><text:span text:style-name="Strong_20_Emphasis">MUMmer</text:span> executables in the $PATH, or available on the command line (required for <text:span text:style-name="Strong_20_Emphasis">ANIm</text:span> analysis) <text:a xlink:type="simple" xlink:href="http://mummer.sourceforge.net/" text:style-name="Internet_20_link" text:visited-style-name="Visited_20_Internet_20_Link">http://mummer.sourceforge.net/</text:a> </text:p>
        </text:list-item>
      </text:list>
      <text:h text:style-name="P213" text:outline-level="3"><text:bookmark text:name="user-content-for-graphical-output"/>For graphical output</text:h>
      <text:list xml:id="list1901497741" text:style-name="L3">
        <text:list-item>
          <text:p text:style-name="P219"><text:span text:style-name="Strong_20_Emphasis">matplotlib</text:span> <text:a xlink:type="simple" xlink:href="http://matplotlib.org/" text:style-name="Internet_20_link" text:visited-style-name="Visited_20_Internet_20_Link">http://matplotlib.org/</text:a> </text:p>
        </text:list-item>
      </text:list>
      <text:p text:style-name="P107">and/or</text:p>
      <text:list xml:id="list1353170343" text:style-name="L4">
        <text:list-item>
          <text:p text:style-name="P238"><text:span text:style-name="Strong_20_Emphasis">R</text:span> with shared libraries installed on the system <text:a xlink:type="simple" xlink:href="http://cran.r-project.org/" text:style-name="Internet_20_link" text:visited-style-name="Visited_20_Internet_20_Link">http://cran.r-project.org/</text:a>; you will also need to have installed both the <text:span text:style-name="Source_20_Text">gplots</text:span> and <text:span text:style-name="Source_20_Text">RColorBrewer</text:span> packages. </text:p>
        </text:list-item>
        <text:list-item>
          <text:p text:style-name="P220"><text:span text:style-name="Strong_20_Emphasis">Rpy2</text:span> <text:a xlink:type="simple" xlink:href="http://rpy.sourceforge.net/rpy2.html" text:style-name="Internet_20_link" text:visited-style-name="Visited_20_Internet_20_Link">http://rpy.sourceforge.net/rpy2.html</text:a> </text:p>
        </text:list-item>
      </text:list>
      <text:h text:style-name="P212" text:outline-level="2"><text:bookmark text:name="user-content-method-and-output-description"/>Method and Output Description</text:h>
      <text:h text:style-name="P213" text:outline-level="3"><text:bookmark text:name="user-content-average-nucleotide-identity-ani"/>Average Nucleotide Identity (ANI)</text:h>
      <text:p text:style-name="P107">This module calculates Average Nucleotide Identity (ANI) according to one of a number of alternative methods described in, e.g.</text:p>
      <text:list xml:id="list1526272845" text:style-name="L5">
        <text:list-item>
          <text:p text:style-name="P239">Richter M, Rossello-Mora R (2009) Shifting the genomic gold standard for the prokaryotic species definition. Proc Natl Acad Sci USA 106: 19126-19131. doi:10.1073/pnas.0906412106. (ANI1020, ANIm, ANIb) </text:p>
        </text:list-item>
        <text:list-item>
          <text:p text:style-name="P221">Goris J, Konstantinidis KT, Klappenbach JA, Coenye T, Vandamme P, et al. (2007) DNA-DNA hybridization values and their relationship to whole-genome sequence similarities. Int J Syst Evol Micr 57: 81-91. doi:10.1099/ijs.0.64483-0. </text:p>
        </text:list-item>
      </text:list>
      <text:p text:style-name="P107"><text:soft-page-break/>ANI is proposed to be the appropriate <text:span text:style-name="Emphasis">in silico</text:span> substitute for DNA-DNA hybridisation (DDH), and so useful for delineating species boundaries. A typical percentage threshold for species boundary in the literature is 95% ANI (e.g. Richter et al. 2009).</text:p>
      <text:p text:style-name="P107">All ANI methods follow the basic algorithm:</text:p>
      <text:list xml:id="list1721630038" text:style-name="L6">
        <text:list-item>
          <text:p text:style-name="P240">Align the genome of organism 1 against that of organism 2, and identify the matching regions </text:p>
        </text:list-item>
        <text:list-item>
          <text:p text:style-name="P222">Calculate the percentage nucleotide identity of the matching regions, as an average for all matching regions </text:p>
        </text:list-item>
      </text:list>
      <text:p text:style-name="P107">Methods differ on: (1) what alignment algorithm is used, and the choice of parameters (this affects the aligned region boundaries); (2) what the input is for alignment (typically either fragments of fixed size, or the most complete assembly available).</text:p>
      <text:list xml:id="list137807117" text:style-name="L7">
        <text:list-item>
          <text:p text:style-name="P241"><text:span text:style-name="Strong_20_Emphasis">ANIm</text:span>: uses MUMmer (NUCmer) to align the input sequences. </text:p>
        </text:list-item>
        <text:list-item>
          <text:p text:style-name="P241"><text:span text:style-name="Strong_20_Emphasis">ANIb</text:span>: uses BLASTN+ to align 1020nt fragments of the input sequences </text:p>
        </text:list-item>
        <text:list-item>
          <text:p text:style-name="P241"><text:span text:style-name="Strong_20_Emphasis">ANIblastall</text:span>: uses legacy BLASTN to align 1020nt fragments of the input sequences </text:p>
        </text:list-item>
        <text:list-item>
          <text:p text:style-name="P223"><text:span text:style-name="Strong_20_Emphasis">TETRA</text:span>: calculates tetranucleotide frequencies of each input sequence </text:p>
        </text:list-item>
      </text:list>
      <text:p text:style-name="P107">The algorithms takes as input correctly-formatted FASTA multiple sequence files. All sequences for a single organism should be contained in only one sequence file. Although it is possible to provide new labels for each input genome, for rendering graphical output, the names of these files are used for identification so it is best to name them sensibly.</text:p>
      <text:p text:style-name="P107">Output is written to a named directory. The output files differ depending on the chosen ANI method.</text:p>
      <text:list xml:id="list28499621" text:style-name="L8">
        <text:list-item>
          <text:p text:style-name="P242"><text:span text:style-name="Strong_20_Emphasis">ANIm</text:span>: MUMmer/NUCmer .delta files, describing each pairwise sequence alignment. Output as tab-separated plain text format tables describing: alignment coverage; total alignment lengths; similarity errors; and percentage identity (ANIm). </text:p>
        </text:list-item>
        <text:list-item>
          <text:p text:style-name="P242"><text:span text:style-name="Strong_20_Emphasis">ANIb</text:span> and <text:span text:style-name="Strong_20_Emphasis">ANIblastall</text:span>: FASTA sequences describing 1020nt fragments of each input sequence; BLAST nucleotide databases - one for each set of fragments; and BLASTN output files (tab-separated tabular format plain text) - one for each pairwise comparison of input sequences. Output as tab-separated plain text tables describing: alignment coverage; total alignment lengths; similarity errors; and percentage identity (ANIb or ANIblastall). </text:p>
        </text:list-item>
        <text:list-item>
          <text:p text:style-name="P224"><text:span text:style-name="Strong_20_Emphasis">TETRA</text:span>: Tab-separated plain text files describing the Pearson correlations between Z-score distributions for each tetranucleotide in each input sequence (TETRA). </text:p>
        </text:list-item>
      </text:list>
      <text:p text:style-name="P107">If graphical output is chosen, the output directory will also contain PDF, PNG and EPS files representing the various output measures as a heatmap with row and column dendrograms. Other output formats (e.g. SVG) can be specified with the <text:span text:style-name="Source_20_Text">--gformat</text:span> argument.</text:p>
      <text:p text:style-name="P198"><text:soft-page-break/></text:p>
      <text:p text:style-name="P199"><text:span text:style-name="T1">Usage from Joseph</text:span>:</text:p>
      <text:p text:style-name="P198"><text:span text:style-name="T157">I</text:span>f you are using the pyani module for ANI, make sure you update it from the github. As I had to contact the author to fix the fragment size issue for ANIb.</text:p>
      <text:p text:style-name="Text_20_body">Do note that the author did advise I use ANIm instead of ANIb. The ANIm method seems to be more stable and doesn't require modifying fragment size.</text:p>
      <text:p text:style-name="Text_20_body">ANIm (MUMmer) method would be a good way to narrow down a selection.</text:p>
      <text:p text:style-name="Text_20_body">I invoke it like so:</text:p>
      <text:p text:style-name="Text_20_body">$ average_nucleotide_identity.py -m ANIm -g --gformat pdf -i input_directory -o output_directory</text:p>
      <text:p text:style-name="Text_20_body">Input directory should contain the fasta files of all the genomes<text:span text:style-name="T157">ver<text:tab/></text:span></text:p>
      <text:p text:style-name="Text_20_body">'-g' generates the heatmap '--gformat' specifies the heatmap file formats (pdf|png|jpg|svg)</text:p>
      <text:p text:style-name="Text_20_body"/>
      <text:p text:style-name="Text_20_body">For ANIb:</text:p>
      <text:p text:style-name="Text_20_body">$ average_nucleotide_identity.py -m ANIb -g --gformat pdf -s 100 -i input_directory -o outputdirectory</text:p>
      <text:p text:style-name="Text_20_body">'-s' specifies fragment size for blast, decreasing fragment size can increase the amount of the genomes compared (alignment coverage).</text:p>
      <text:p text:style-name="Text_20_body"/>
      <text:p text:style-name="Text_20_body">Keep the text matrix files though, I'll get around to writing up an R script to output a more presentable heatmap.</text:p>
      <text:p text:style-name="Text_20_body"/>
      <text:p text:style-name="Text_20_body">Also I should mention I was able to submit the annotated genome of the Cellulosilyticum I15G10I2 isolate to embl. I'm just awaiting feedback if there are any errors with the submission.</text:p>
      <text:p text:style-name="P179"/>
      <text:p text:style-name="P190"><text:span text:style-name="Source_20_Text"><text:span text:style-name="T36">Downloading gbk and fna genome files for ncbi</text:span></text:span></text:p>
      <text:p text:style-name="P178"><text:span text:style-name="Source_20_Text"/></text:p>
      <text:p text:style-name="P179"><text:span text:style-name="Source_20_Text"><text:span text:style-name="T10">DOWNLOADING fna files for pyani script</text:span></text:span><text:span text:style-name="Source_20_Text"><text:span text:style-name="T154">:</text:span></text:span></text:p>
      <text:p text:style-name="P179"><text:span text:style-name="Source_20_Text"><text:span text:style-name="T86">1. pynai is installed in /env/pynai. As it uses python version 3, it has been installed under this environment as indicated above.</text:span></text:span></text:p>
      <text:p text:style-name="P179"><text:span text:style-name="Source_20_Text"><text:span text:style-name="T86"/></text:span></text:p>
      <text:p text:style-name="P179"><text:span text:style-name="Source_20_Text"><text:span text:style-name="T86">2. cd to ~/env and source ./bin/activate OR cd home and source ./env/bin/activate </text:span></text:span></text:p>
      <text:p text:style-name="P179"><text:span text:style-name="Source_20_Text"><text:span text:style-name="T86"/></text:span></text:p>
      <text:p text:style-name="P179"><text:span text:style-name="Source_20_Text"><text:span text:style-name="T86">3.The following script will only download fna files.</text:span></text:span></text:p>
      <text:p text:style-name="P179"><text:span text:style-name="Source_20_Text"><text:span text:style-name="T86">$ genbank_get_genomes_by_taxon.py -o </text:span></text:span><text:span text:style-name="Source_20_Text"><text:span text:style-name="T89">Clostridiaceae_downloads</text:span></text:span><text:span text:style-name="Source_20_Text"><text:span text:style-name="T86"> -v -t </text:span></text:span><text:span text:style-name="Source_20_Text"><text:span text:style-name="T89">31979</text:span></text:span><text:span text:style-name="Source_20_Text"><text:span text:style-name="T86"> -l </text:span></text:span><text:span text:style-name="Source_20_Text"><text:span text:style-name="T89">Clostridiacae</text:span></text:span><text:span text:style-name="Source_20_Text"><text:span text:style-name="T86">_downloads.log --email </text:span></text:span><text:span text:style-name="Source_20_Text"><text:span text:style-name="T89">b.patel@griffith.edu.au</text:span></text:span></text:p>
      <text:p text:style-name="P179"><text:span text:style-name="Source_20_Text"><text:span text:style-name="T86"/></text:span></text:p>
      <text:p text:style-name="P179"><text:span text:style-name="Source_20_Text"><text:span text:style-name="T89">Example:</text:span></text:span></text:p>
      <text:p text:style-name="P179"><text:span text:style-name="Source_20_Text"><text:span text:style-name="T86">genbank_get_genomes_by_taxon.py -o Caulobacter_downloads -v -t 75 -l Caulobacter_downloads.log --email </text:span></text:span><text:a xlink:type="simple" xlink:href="mailto:me@my.email.domain" text:style-name="Internet_20_link" text:visited-style-name="Visited_20_Internet_20_Link"><text:span text:style-name="Source_20_Text"><text:span text:style-name="T86">me@my.email.domain</text:span></text:span></text:a></text:p>
      <text:p text:style-name="P179"><text:span text:style-name="Source_20_Text"><text:span text:style-name="T86"/></text:span></text:p>
      <text:p text:style-name="P179"><text:span text:style-name="Source_20_Text"><text:span text:style-name="T29">where</text:span></text:span><text:span text:style-name="Source_20_Text"><text:span text:style-name="T89">:</text:span></text:span></text:p>
      <text:p text:style-name="P179"><text:span text:style-name="Source_20_Text"><text:span text:style-name="T89">genbank_get_genomes_by_taxon.py (command)</text:span></text:span></text:p>
      <text:p text:style-name="P179"><text:span text:style-name="Source_20_Text"><text:span text:style-name="T89">-o Caulobacter_downloads (-o = outdirectory; a path can be set if required)</text:span></text:span></text:p>
      <text:p text:style-name="P179"><text:span text:style-name="Source_20_Text"><text:span text:style-name="T89">-v (-v = verbose on terminal)</text:span></text:span></text:p>
      <text:p text:style-name="P179"><text:span text:style-name="Source_20_Text"><text:span text:style-name="T89">-t 75 (t= taxon ID); 75 for Caulobacter and 31979 for Clostrdiaceae</text:span></text:span></text:p>
      <text:p text:style-name="P179"><text:span text:style-name="Source_20_Text"><text:span text:style-name="T89">-l Caulobacter_downloads.log (-l = logfile)</text:span></text:span></text:p>
      <text:p text:style-name="P179"><text:span text:style-name="Source_20_Text"><text:span text:style-name="T89">--email </text:span></text:span><text:a xlink:type="simple" xlink:href="mailto:me@my.email.domain" text:style-name="Internet_20_link" text:visited-style-name="Visited_20_Internet_20_Link"><text:span text:style-name="Source_20_Text"><text:span text:style-name="T89">me@my.email.domain</text:span></text:span></text:a><text:span text:style-name="Source_20_Text"><text:span text:style-name="T89"> (--email= email address)</text:span></text:span></text:p>
      <text:p text:style-name="P179"><text:span text:style-name="Source_20_Text"><text:span text:style-name="T89"/></text:span></text:p>
      <text:p text:style-name="P179"><text:span text:style-name="Source_20_Text"><text:span text:style-name="T89">NOTES:</text:span></text:span></text:p>
      <text:p text:style-name="P179"><text:span text:style-name="Source_20_Text"><text:span text:style-name="T89">--format= gbk DOES NOT WORK, ONLY DOWNLOADS fna</text:span></text:span></text:p>
      <text:p text:style-name="P179"><text:span text:style-name="Source_20_Text"><text:span text:style-name="T89"/></text:span></text:p>
      <text:p text:style-name="P179"><text:span text:style-name="Source_20_Text"><text:span text:style-name="T89"/></text:span></text:p>
      <text:p text:style-name="P179"><text:span text:style-name="Source_20_Text"><text:span text:style-name="T90">4. pyani script command here</text:span></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31979</text:span></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oft-page-break/><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91"><text:span text:style-name="Source_20_Text"><text:span text:style-name="T11">Downloading gbk files</text:span></text:span><text:span text:style-name="Source_20_Text"><text:span text:style-name="T90">:</text:span></text:span></text:p>
      <text:p text:style-name="P179"><text:span text:style-name="Source_20_Text"><text:span text:style-name="T90">This requires two steps – step 1 is to get accession numbers and step 2 is to use get_genbank script to download the sequences using the accession number.</text:span></text:span></text:p>
      <text:p text:style-name="P179"><text:span text:style-name="Source_20_Text"><text:span text:style-name="T90"/></text:span></text:p>
      <text:p text:style-name="P179"><text:span text:style-name="Source_20_Text"><text:span text:style-name="T12">Step 1</text:span></text:span><text:span text:style-name="Source_20_Text"><text:span text:style-name="T90">. This requires that that the program edirect is installed - </text:span></text:span><text:a xlink:type="simple" xlink:href="http://www.ncbi.nlm.nih.gov/books/NBK179288/" text:style-name="Internet_20_link" text:visited-style-name="Visited_20_Internet_20_Link"><text:span text:style-name="Source_20_Text"><text:span text:style-name="T91">http://www.ncbi.nlm.nih.gov/books/NBK179288/</text:span></text:span></text:a><text:span text:style-name="Source_20_Text"><text:span text:style-name="T90"> . The installation is using by copying and posting the following in a terminal</text:span></text:span></text:p>
      <text:p text:style-name="P179"><text:span text:style-name="Source_20_Text"><text:span text:style-name="T90"><text:s/></text:span></text:span></text:p>
      <text:p text:style-name="P179"><text:span text:style-name="Source_20_Text"><text:span text:style-name="T90">cd ~</text:span></text:span></text:p>
      <text:p text:style-name="P164"><text:s text:c="2"/>perl -MNet::FTP -e \</text:p>
      <text:p text:style-name="P164"><text:s text:c="4"/>'$ftp = new Net::FTP("ftp.ncbi.nlm.nih.gov", Passive =&gt; 1); $ftp-&gt;login;</text:p>
      <text:p text:style-name="P164"><text:s text:c="5"/>$ftp-&gt;binary; $ftp-&gt;get("/entrez/entrezdirect/edirect.zip");'</text:p>
      <text:p text:style-name="P164"><text:s text:c="2"/>unzip -u -q edirect.zip</text:p>
      <text:p text:style-name="P164"><text:s text:c="2"/>rm edirect.zip</text:p>
      <text:p text:style-name="P164"><text:s text:c="2"/>export PATH=$PATH:$HOME/edirect</text:p>
      <text:p text:style-name="P169"><text:s text:c="2"/>./edirect/setup.sh</text:p>
      <text:p text:style-name="P179"><text:span text:style-name="Source_20_Text"><text:span text:style-name="T90">If the above is successful than you will see the following in the terminaTrying to establish local installations of any missing Perl modules</text:span></text:span></text:p>
      <text:p text:style-name="P179"><text:span text:style-name="Source_20_Text"><text:span text:style-name="T90">(as logged in /home/bharat/edirect/setup-deps.log).</text:span></text:span></text:p>
      <text:p text:style-name="P179"><text:span text:style-name="Source_20_Text"><text:span text:style-name="T90">Please be patient, as this step may take a little while.</text:span></text:span></text:p>
      <text:p text:style-name="P179"><text:span text:style-name="Source_20_Text"><text:span text:style-name="T90"/></text:span></text:p>
      <text:p text:style-name="P179"><text:span text:style-name="Source_20_Text"><text:span text:style-name="T90">ENTREZ DIRECT HAS BEEN SUCCESSFULLY INSTALLED AND CONFIGURED</text:span></text:span></text:p>
      <text:p text:style-name="P179"><text:span text:style-name="Source_20_Text"><text:span text:style-name="T90"/></text:span></text:p>
      <text:p text:style-name="P179"><text:span text:style-name="Source_20_Text"><text:span text:style-name="T90">You are now ready to use the commands - eedirect.pl and edirutil</text:span></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oft-page-break/><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79"><text:span text:style-name="Source_20_Text"><text:span text:style-name="T90"/></text:span></text:p>
      <text:p text:style-name="P191"><text:span text:style-name="Source_20_Text"><text:span text:style-name="T92">Try the following for downloading gbk file (not yet tested)</text:span></text:span></text:p>
      <text:p text:style-name="P179"><text:span text:style-name="Source_20_Text"><text:span text:style-name="T92">cbi-genome-download </text:span></text:span></text:p>
      <text:p text:style-name="P179"><text:span text:style-name="Source_20_Text"><text:span text:style-name="T92">usage: ncbi-genome-download [-h] [-s {refseq,genbank}]</text:span></text:span></text:p>
      <text:p text:style-name="P179"><text:span text:style-name="Source_20_Text"><text:span text:style-name="T92"><text:s text:c="28"/>[-F {all,genpept,rna-fasta,genbank,features,wgs,protein-fasta,fasta,gff,cds-fasta}]</text:span></text:span></text:p>
      <text:p text:style-name="P179"><text:span text:style-name="Source_20_Text"><text:span text:style-name="T92"><text:s text:c="28"/>[-l {all,scaffold,complete,chromosome,contig}]</text:span></text:span></text:p>
      <text:p text:style-name="P179"><text:span text:style-name="Source_20_Text"><text:span text:style-name="T92"><text:s text:c="28"/>[-g GENUS] [-o OUTPUT] [-u URI] [-p N] [-v] [-d]</text:span></text:span></text:p>
      <text:p text:style-name="P179"><text:span text:style-name="Source_20_Text"><text:span text:style-name="T92"><text:s text:c="28"/>[-V]</text:span></text:span></text:p>
      <text:p text:style-name="P179"><text:span text:style-name="Source_20_Text"><text:span text:style-name="T92"><text:s text:c="28"/>{all,archaea,bacteria,fungi,invertebrate,plant,protozoa,unknown,vertebrate_mammalian,vertebrate_other,viral}</text:span></text:span></text:p>
      <text:p text:style-name="P179"><text:span text:style-name="Source_20_Text"><text:span text:style-name="T92"/></text:span></text:p>
      <text:h text:style-name="P202" text:outline-level="2"><text:span text:style-name="Source_20_Text"><text:span text:style-name="T92">Usage</text:span></text:span></text:h>
      <text:p text:style-name="P107">To download all bacterial RefSeq genomes in GenBank format from NCBI, run the following:</text:p>
      <text:p text:style-name="P169"><text:span text:style-name="Source_20_Text">ncbi-genome-download bacteria</text:span></text:p>
      <text:p text:style-name="P107">If you're on a reasonably fast connection, you might want to try running multiple downloads in parallel:</text:p>
      <text:p text:style-name="P169"><text:span text:style-name="Source_20_Text">ncbi-genome-download bacteria --parallel 4</text:span></text:p>
      <text:p text:style-name="P107">To download all fungal GenBank genomes from NCBI in GenBank format, run:</text:p>
      <text:p text:style-name="P169"><text:span text:style-name="Source_20_Text">ncbi-genome-download --section genbank fungi</text:span></text:p>
      <text:p text:style-name="P107">To download all viral RefSeq genomes in FASTA format, run:</text:p>
      <text:p text:style-name="P169"><text:span text:style-name="Source_20_Text">ncbi-genome-download --format fasta viral</text:span></text:p>
      <text:p text:style-name="P107">To download only completed bacterial RefSeq genomes in GenBank format, run:</text:p>
      <text:p text:style-name="P169"><text:span text:style-name="Source_20_Text">ncbi-genome-download --assembly-level complete bacteria</text:span></text:p>
      <text:p text:style-name="P107">To download bacterial RefSeq genomes of the genus <text:span text:style-name="Emphasis">Streptomyces</text:span>, run:</text:p>
      <text:p text:style-name="P169"><text:span text:style-name="Source_20_Text">ncbi-genome-download --genus Streptomyces bacteria</text:span></text:p>
      <text:p text:style-name="P107"><text:span text:style-name="Strong_20_Emphasis">Note</text:span>: This is a simple string match on the organism name provided by NCBI only.</text:p>
      <text:p text:style-name="P107">To get an overview of all options, run</text:p>
      <text:p text:style-name="P169"><text:soft-page-break/><text:span text:style-name="Source_20_Text">ncbi-genome-download --help</text:span></text:p>
      <text:p text:style-name="P179"><text:span text:style-name="Source_20_Text"><text:span text:style-name="T13"/></text:span></text:p>
      <text:p text:style-name="P179"><text:span text:style-name="Source_20_Text"><text:span text:style-name="T13">OUTPUT DIRECTORY</text:span></text:span><text:span text:style-name="Source_20_Text"><text:span text:style-name="T88">:</text:span></text:span></text:p>
      <text:p text:style-name="P179"><text:span text:style-name="Source_20_Text"><text:span text:style-name="T88"><text:tab/>~/Downloads/refseq/bacteria$</text:span></text:span></text:p>
      <text:p text:style-name="P179"><text:span text:style-name="Source_20_Text"><text:span text:style-name="T109"/></text:span></text:p>
      <text:p text:style-name="P28"><text:span text:style-name="Source_20_Text"><text:span text:style-name="T115"/></text:span></text:p>
      <text:p text:style-name="P27"><text:span text:style-name="Source_20_Text"><text:span text:style-name="T122"/></text:span></text:p>
      <text:p text:style-name="P27"><text:span text:style-name="Source_20_Text"><text:span text:style-name="T122"/></text:span></text:p>
      <text:p text:style-name="P27"><text:span text:style-name="Source_20_Text"><text:span text:style-name="T122"/></text:span></text:p>
      <text:p text:style-name="P27"><text:span text:style-name="Source_20_Text"><text:span text:style-name="T122"/></text:span></text:p>
      <text:p text:style-name="P27"><text:span text:style-name="Source_20_Text"><text:span text:style-name="T122"/></text:span></text:p>
      <text:p text:style-name="P27"><text:span text:style-name="Source_20_Text"><text:span text:style-name="T122"/></text:span></text:p>
      <text:p text:style-name="P27"><text:span text:style-name="Source_20_Text"><text:span text:style-name="T119">EVERYTHING ABOUT VIRTUALENV</text:span></text:span><text:span text:style-name="Source_20_Text"><text:span text:style-name="T122">:</text:span></text:span></text:p>
      <text:p text:style-name="P27"><text:span text:style-name="Source_20_Text"><text:span text:style-name="T122"/></text:span></text:p>
      <text:section text:style-name="Sect1" text:name="virtualenv">
        <text:section text:style-name="Sect1" text:name="basic-usage">
          <text:p text:style-name="Preformatted_20_Text"/>
          <text:p text:style-name="Text_20_body">A Virtual Environment is a tool to keep the dependencies required by different projects in separate places, by creating virtual Python environments for them. It solves the “Project X depends on version 1.x but, Project Y needs 4.x” dilemma, and keeps your global site-packages directory clean and manageable.</text:p>
          <text:p text:style-name="Text_20_body">For example, you can work on a project which requires Django 1.3 while also maintaining a project which requires Django 1.0.</text:p>
          <text:section text:style-name="Sect1" text:name="Section1">
            <text:h text:style-name="Heading_20_2" text:outline-level="2"><text:bookmark text:name="virtualenv"/>virtualenv</text:h>
            <text:p text:style-name="Text_20_body"><text:a xlink:type="simple" xlink:href="http://pypi.python.org/pypi/virtualenv" text:style-name="Internet_20_link" text:visited-style-name="Visited_20_Internet_20_Link">virtualenv</text:a> is a tool to create isolated Python environments. virtualenv creates a folder which contains all the necessary executables to use the packages that a Python project would need.</text:p>
            <text:p text:style-name="Text_20_body">Install virtualenv via pip:</text:p>
            <text:p text:style-name="P167">$ pip install virtualenv</text:p>
            <text:section text:style-name="Sect1" text:name="Section2">
              <text:h text:style-name="Heading_20_3" text:outline-level="3"><text:bookmark text:name="basic-usage"/>Basic Usage</text:h>
              <text:list xml:id="list3856803658" text:style-name="L9">
                <text:list-item>
                  <text:p text:style-name="P225"><text:span text:style-name="T1">Create a virtual environment for a project</text:span>: </text:p>
                </text:list-item>
              </text:list>
              <text:p text:style-name="Preformatted_20_Text">$ cd my_project_folder</text:p>
              <text:p text:style-name="P167">$ virtualenv venv</text:p>
            </text:section>
          </text:section>
          <text:p text:style-name="Text_20_body"><text:soft-page-break/><text:span text:style-name="Source_20_Text">virtualenv venv</text:span> will create a folder in the current directory which will contain the Python executable files, and a copy of the <text:span text:style-name="Source_20_Text">pip</text:span> library which you can use to install other packages. The name of the virtual environment (in this case, it was <text:span text:style-name="Source_20_Text">venv</text:span>) can be anything; omitting the name will place the files in the current directory instead.</text:p>
          <text:p text:style-name="Text_20_body">This creates a copy of Python in whichever directory you ran the command in, placing it in a folder named <text:span text:style-name="Source_20_Text">venv</text:span>.</text:p>
          <text:p text:style-name="Text_20_body">You can also use a Python interpreter of your choice.</text:p>
          <text:p text:style-name="P167">$ virtualenv -p /usr/bin/python2.7 venv</text:p>
          <text:p text:style-name="Text_20_body">This will use the Python interpreter in <text:span text:style-name="Source_20_Text">/usr/bin/python2.7</text:span></text:p>
          <text:list xml:id="list3080885121" text:style-name="L10">
            <text:list-item>
              <text:p text:style-name="P226"><text:span text:style-name="T1">To begin using the virtual environment, it needs to be activated</text:span>: </text:p>
            </text:list-item>
          </text:list>
          <text:p text:style-name="P167">$ source venv/bin/activate</text:p>
          <text:p text:style-name="Text_20_body">The name of the current virtual environment will now appear on the left of the prompt (e.g. <text:span text:style-name="Source_20_Text">(venv)Your-Computer:your_project UserName$)</text:span> to let you know that it’s active. From now on, any package that you install using pip will be placed in the <text:span text:style-name="Source_20_Text">venv</text:span> folder, isolated from the global Python installation.</text:p>
          <text:p text:style-name="Text_20_body">Install packages as usual, for example:</text:p>
          <text:p text:style-name="P167">$ pip install requests</text:p>
          <text:list xml:id="list886707067" text:style-name="L11">
            <text:list-item>
              <text:p text:style-name="P227">If you are done working in the virtual environment for the moment, you can deactivate it: </text:p>
            </text:list-item>
          </text:list>
          <text:p text:style-name="P167">$ deactivate</text:p>
          <text:p text:style-name="Text_20_body">This puts you back to the system’s default Python interpreter with all its installed libraries.</text:p>
          <text:p text:style-name="Text_20_body">To delete a virtual environment, just delete its folder. (In this case, it would be <text:span text:style-name="Source_20_Text">rm -rf venv</text:span>.)</text:p>
          <text:p text:style-name="Text_20_body">After a while, though, you might end up with a lot of virtual environments littered across your system, and its possible you’ll forget their names or where they were placed.</text:p>
        </text:section>
        <text:section text:style-name="Sect1" text:name="other-notes">
          <text:h text:style-name="Heading_20_3" text:outline-level="3"><text:soft-page-break/>Other Notes</text:h>
          <text:p text:style-name="Text_20_body">Running <text:span text:style-name="Source_20_Text">virtualenv</text:span> with the option <text:span text:style-name="Source_20_Text">--no-site-packages</text:span> will not include the packages that are installed globally. This can be useful for keeping the package list clean in case it needs to be accessed later. [This is the default behavior for <text:span text:style-name="Source_20_Text">virtualenv</text:span> 1.7 and later.]</text:p>
          <text:p text:style-name="Text_20_body">In order to keep your environment consistent, it’s a good idea to “freeze” the current state of the environment packages. To do this, run</text:p>
          <text:p text:style-name="P167">$ pip freeze &gt; requirements.txt</text:p>
          <text:p text:style-name="Text_20_body">This will create a <text:span text:style-name="Source_20_Text">requirements.txt</text:span> file, which contains a simple list of all the packages in the current environment, and their respective versions. You can see the list of installed packages without the requirements format using “pip list”. Later it will be easier for a different developer (or you, if you need to re-create the environment) to install the same packages using the same versions:</text:p>
          <text:p text:style-name="P167">$ pip install -r requirements.txt</text:p>
          <text:p text:style-name="Text_20_body">This can help ensure consistency across installations, across deployments, and across developers.</text:p>
          <text:p text:style-name="Text_20_body">Lastly, remember to exclude the virtual environment folder from source control by adding it to the ignore list.</text:p>
        </text:section>
      </text:section>
      <text:section text:style-name="Sect1" text:name="virtualenvwrapper">
        <text:h text:style-name="Heading_20_2" text:outline-level="2"><text:bookmark text:name="virtualenvwrapper-ref"/>virtualenvwrapper</text:h>
        <text:p text:style-name="Text_20_body"><text:a xlink:type="simple" xlink:href="http://virtualenvwrapper.readthedocs.org/en/latest/index.html" text:style-name="Internet_20_link" text:visited-style-name="Visited_20_Internet_20_Link">virtualenvwrapper</text:a> provides a set of commands which makes working with virtual environments much more pleasant. It also places all your virtual environments in one place.</text:p>
        <text:p text:style-name="Text_20_body">To install (make sure <text:span text:style-name="Strong_20_Emphasis">virtualenv</text:span> is already installed):</text:p>
        <text:p text:style-name="Preformatted_20_Text">$ pip install virtualenvwrapper</text:p>
        <text:p text:style-name="Preformatted_20_Text">$ export WORKON_HOME=~/Envs</text:p>
        <text:p text:style-name="P167">$ source /usr/local/bin/virtualenvwrapper.sh</text:p>
        <text:p text:style-name="Text_20_body">(<text:a xlink:type="simple" xlink:href="http://virtualenvwrapper.readthedocs.org/en/latest/install.html" text:style-name="Internet_20_link" text:visited-style-name="Visited_20_Internet_20_Link">Full virtualenvwrapper install instructions</text:a>.)</text:p>
        <text:p text:style-name="Text_20_body">For Windows, you can use the <text:a xlink:type="simple" xlink:href="https://github.com/davidmarble/virtualenvwrapper-win/" text:style-name="Internet_20_link" text:visited-style-name="Visited_20_Internet_20_Link">virtualenvwrapper-win</text:a>.</text:p>
        <text:p text:style-name="Text_20_body">To install (make sure <text:span text:style-name="Strong_20_Emphasis">virtualenv</text:span> is already installed):</text:p>
        <text:p text:style-name="P167">$ pip install virtualenvwrapper-win</text:p>
        <text:p text:style-name="Text_20_body"><text:soft-page-break/>In Windows, the default path for WORKON_HOME is %USERPROFILE%Envs</text:p>
        <text:section text:style-name="Sect1" text:name="id3">
          <text:h text:style-name="Heading_20_3" text:outline-level="3">Basic Usage</text:h>
          <text:list xml:id="list3271481362" text:style-name="L12">
            <text:list-item>
              <text:p text:style-name="P228">Create a virtual environment: </text:p>
            </text:list-item>
          </text:list>
          <text:p text:style-name="P167">$ mkvirtualenv venv</text:p>
          <text:p text:style-name="Text_20_body">This creates the <text:span text:style-name="Source_20_Text">venv</text:span> folder inside <text:span text:style-name="Source_20_Text">~/Envs</text:span>.</text:p>
          <text:list xml:id="list1516504830" text:style-name="L13">
            <text:list-item>
              <text:p text:style-name="P229">Work on a virtual environment: </text:p>
            </text:list-item>
          </text:list>
          <text:p text:style-name="P167">$ workon venv</text:p>
          <text:p text:style-name="Text_20_body">Alternatively, you can make a project, which creates the virtual environment, and also a project directory inside <text:span text:style-name="Source_20_Text">$PROJECT_HOME</text:span>, which is <text:span text:style-name="Source_20_Text">cd</text:span> -ed into when you <text:span text:style-name="Source_20_Text">workon myproject</text:span>.</text:p>
          <text:p text:style-name="P167">$ mkproject myproject</text:p>
          <text:p text:style-name="Text_20_body"><text:span text:style-name="Strong_20_Emphasis">virtualenvwrapper</text:span> provides tab-completion on environment names. It really helps when you have a lot of environments and have trouble remembering their names.</text:p>
          <text:p text:style-name="Text_20_body"><text:span text:style-name="Source_20_Text">workon</text:span> also deactivates whatever environment you are currently in, so you can quickly switch between environments.</text:p>
          <text:list xml:id="list24510092" text:style-name="L14">
            <text:list-item>
              <text:p text:style-name="P230">Deactivating is still the same: </text:p>
            </text:list-item>
          </text:list>
          <text:p text:style-name="P167">$ deactivate</text:p>
          <text:list xml:id="list3008574078" text:style-name="L15">
            <text:list-item>
              <text:p text:style-name="P231">To delete: </text:p>
            </text:list-item>
          </text:list>
          <text:p text:style-name="P167">$ rmvirtualenv venv</text:p>
        </text:section>
        <text:section text:style-name="Sect1" text:name="other-useful-commands">
          <text:h text:style-name="Heading_20_3" text:outline-level="3">Other useful commands</text:h>
          <text:p text:style-name="List_20_Heading"><text:span text:style-name="Source_20_Text">lsvirtualenv</text:span> </text:p>
          <text:p text:style-name="List_20_Contents">List all of the environments. </text:p>
          <text:p text:style-name="List_20_Heading"><text:span text:style-name="Source_20_Text">cdvirtualenv</text:span> </text:p>
          <text:p text:style-name="List_20_Contents">Navigate into the directory of the currently activated virtual environment, so you can browse its <text:span text:style-name="Source_20_Text">site-packages</text:span>, for example. </text:p>
          <text:p text:style-name="List_20_Heading"><text:soft-page-break/><text:span text:style-name="Source_20_Text">cdsitepackages</text:span> </text:p>
          <text:p text:style-name="List_20_Contents">Like the above, but directly into <text:span text:style-name="Source_20_Text">site-packages</text:span> directory. </text:p>
          <text:p text:style-name="List_20_Heading"><text:span text:style-name="Source_20_Text">lssitepackages</text:span> </text:p>
          <text:p text:style-name="P172">Shows contents of <text:span text:style-name="Source_20_Text">site-packages</text:span> directory. </text:p>
          <text:p text:style-name="Text_20_body"><text:a xlink:type="simple" xlink:href="http://virtualenvwrapper.readthedocs.org/en/latest/command_ref.html" text:style-name="Internet_20_link" text:visited-style-name="Visited_20_Internet_20_Link">Full list of virtualenvwrapper commands</text:a>.</text:p>
        </text:section>
      </text:section>
      <text:section text:style-name="Sect1" text:name="virtualenv-burrito">
        <text:h text:style-name="Heading_20_2" text:outline-level="2">virtualenv-burrito</text:h>
        <text:p text:style-name="Text_20_body">With <text:a xlink:type="simple" xlink:href="https://github.com/brainsik/virtualenv-burrito" text:style-name="Internet_20_link" text:visited-style-name="Visited_20_Internet_20_Link">virtualenv-burrito</text:a>, you can have a working virtualenv + virtualenvwrapper environment in a single command.</text:p>
      </text:section>
      <text:section text:style-name="Sect1" text:name="autoenv">
        <text:h text:style-name="Heading_20_2" text:outline-level="2">autoenv</text:h>
        <text:p text:style-name="Text_20_body">When you <text:span text:style-name="Source_20_Text">cd</text:span> into a directory containing a <text:span text:style-name="Source_20_Text">.env</text:span>, <text:a xlink:type="simple" xlink:href="https://github.com/kennethreitz/autoenv" text:style-name="Internet_20_link" text:visited-style-name="Visited_20_Internet_20_Link">autoenv</text:a> automagically activates the environment.</text:p>
        <text:p text:style-name="Text_20_body">Install it on Mac OS X using <text:span text:style-name="Source_20_Text">brew</text:span>:</text:p>
        <text:p text:style-name="P167">$ brew install autoenv</text:p>
        <text:p text:style-name="Text_20_body">And on Linux:</text:p>
        <text:p text:style-name="Preformatted_20_Text">$ git clone git://github.com/kennethreitz/autoenv.git ~/.autoenv</text:p>
        <text:p text:style-name="P167">$ echo 'source ~/.autoenv/activate.sh' &gt;&gt; ~/.bashrc</text:p>
      </text:section>
      <text:p text:style-name="P27"><text:span text:style-name="Source_20_Text"><text:span text:style-name="T122"/></text:span></text:p>
      <text:p text:style-name="P27"><text:span text:style-name="Source_20_Text"><text:span text:style-name="T122"/></text:span></text:p>
      <text:p text:style-name="P27"><text:span text:style-name="Source_20_Text"><text:span text:style-name="T122"/></text:span></text:p>
      <text:p text:style-name="P27"><text:span text:style-name="Source_20_Text"><text:span text:style-name="T116"><text:s/></text:span></text:span></text:p>
      <text:h text:style-name="P81" text:outline-level="1"><text:span text:style-name="Source_20_Text"><text:span text:style-name="T127">MySQL </text:span></text:span><text:span text:style-name="Source_20_Text"><text:span text:style-name="T128">(password is @Bharat1912)</text:span></text:span></text:h>
      <text:p text:style-name="Text_20_body">MySQL is a fast, multi-threaded, multi-user, and robust SQL database server. It is intended for mission-critical, heavy-load production systems as well as for embedding into mass-deployed software. </text:p>
      <text:list xml:id="list1020004625" text:style-name="L16">
        <text:list-item>
          <text:p text:style-name="P243"><text:a xlink:type="simple" xlink:href="https://help.ubuntu.com/lts/serverguide/mysql.html#mysql-installation" text:style-name="Internet_20_link" text:visited-style-name="Visited_20_Internet_20_Link">Installation</text:a> </text:p>
        </text:list-item>
        <text:list-item>
          <text:p text:style-name="P243"><text:a xlink:type="simple" xlink:href="https://help.ubuntu.com/lts/serverguide/mysql.html#mysql-configuration" text:style-name="Internet_20_link" text:visited-style-name="Visited_20_Internet_20_Link">Configuration</text:a> </text:p>
        </text:list-item>
        <text:list-item>
          <text:p text:style-name="P243"><text:a xlink:type="simple" xlink:href="https://help.ubuntu.com/lts/serverguide/mysql.html#mysql-engines" text:style-name="Internet_20_link" text:visited-style-name="Visited_20_Internet_20_Link">Database Engines</text:a> </text:p>
        </text:list-item>
        <text:list-item>
          <text:p text:style-name="P243"><text:a xlink:type="simple" xlink:href="https://help.ubuntu.com/lts/serverguide/mysql.html#mysql-advanced" text:style-name="Internet_20_link" text:visited-style-name="Visited_20_Internet_20_Link">Advanced configuration</text:a> </text:p>
        </text:list-item>
        <text:list-item>
          <text:p text:style-name="P232"><text:a xlink:type="simple" xlink:href="https://help.ubuntu.com/lts/serverguide/mysql.html#mysql-resources" text:style-name="Internet_20_link" text:visited-style-name="Visited_20_Internet_20_Link">Resources</text:a> </text:p>
        </text:list-item>
      </text:list>
      <text:section text:style-name="Sect1" text:name="mysql-installation">
        <text:h text:style-name="Heading_20_2" text:outline-level="2">Installation</text:h>
        <text:p text:style-name="Text_20_body">To install MySQL, run the following command from a terminal prompt: </text:p>
        <text:p text:style-name="P167"><text:span text:style-name="T156">$</text:span>sudo apt install mysql-server</text:p>
        <text:p text:style-name="Text_20_body">During the installation process you will be prompted to enter a password for the MySQL root user. </text:p>
        <text:p text:style-name="P170">I installed this using synaptic and was prompted for a password – used patel as the pwd</text:p>
        <text:p text:style-name="Text_20_body">Once the installation is complete, the MySQL server should be started automatically. You can run the following command from a terminal prompt to check whether the MySQL server is running: </text:p>
        <text:p text:style-name="P167"><text:span text:style-name="T156">$</text:span>sudo netstat -tap | grep mysql</text:p>
        <text:p text:style-name="P182"/>
        <text:p text:style-name="Text_20_body">When you run this command, you should see the following line or something similar: </text:p>
        <text:p text:style-name="P171">tcp <text:s text:c="7"/>0 <text:s text:c="5"/>0 localhost:mysql <text:s text:c="8"/>*:* <text:s text:c="15"/>LISTEN <text:s text:c="5"/>2556/mysqld</text:p>
        <text:p text:style-name="P182">I checked this using the above and got the following:</text:p>
        <text:p text:style-name="P181">tcp <text:s text:c="7"/>0 <text:s text:c="5"/>0 localhost:mysql <text:s text:c="8"/>*:* <text:s text:c="20"/>LISTEN <text:s text:c="5"/>22664/mysqld <text:s text:c="3"/></text:p>
        <text:p text:style-name="Text_20_body"/>
        <text:p text:style-name="Text_20_body"><text:soft-page-break/>If the server is not running correctly, you can type the following command to start it: </text:p>
        <text:p text:style-name="P167">sudo systemctl restart mysql.service</text:p>
      </text:section>
      <text:section text:style-name="Sect1" text:name="mysql-configuration">
        <text:h text:style-name="Heading_20_2" text:outline-level="2">Configuration</text:h>
        <text:p text:style-name="Text_20_body">You can edit the /etc/mysql/my.cnf file to configure the basic settings -- log file, port number, etc. For example, to configure MySQL to listen for connections from network hosts, change the bind-address directive to the server's IP address: </text:p>
        <text:p text:style-name="P167">bind-address <text:s text:c="11"/>= 192.168.0.5</text:p>
        <text:p text:style-name="Text_20_body">Replace 192.168.0.5 with the appropriate address. </text:p>
        <text:p text:style-name="P109"/>
        <text:p text:style-name="P110"><text:span text:style-name="T156">I added the following as per the </text:span><text:bookmark text:name="yui_3_14_1_1_1472791070962_446"/>MicrobeDB <text:span text:style-name="T156">installation guideliens:</text:span></text:p>
        <text:p text:style-name="P110">Edit the MySQL configuration file 'my.cnf' usually located at /etc/mysql/my.cnf </text:p>
        <text:list xml:id="list480198086" text:style-name="L17">
          <text:list-item>
            <text:p text:style-name="P233">Find 'max_allowed_packet' and change the line to this:</text:p>
            <text:p text:style-name="P216"><text:span text:style-name="Source_20_Text"><text:span text:style-name="T38"><text:s/>max_allowed_packet <text:s/>= 64M</text:span></text:span></text:p>
          </text:list-item>
          <text:list-item>
            <text:p text:style-name="P233">Remove MySQL "strict" mode:</text:p>
            <text:list>
              <text:list-item>
                <text:p text:style-name="P233">From:</text:p>
                <text:p text:style-name="P216"><text:span text:style-name="Source_20_Text"><text:span text:style-name="T38"><text:s text:c="3"/>sql_mode=NO_ENGINE_SUBSTITUTION,STRICT_TRANS_TABLES</text:span></text:span></text:p>
              </text:list-item>
            </text:list>
          </text:list-item>
          <text:list-item>
            <text:p text:style-name="P233">To:</text:p>
            <text:p text:style-name="P216"><text:span text:style-name="Source_20_Text"><text:span text:style-name="T38"><text:s text:c="7"/>sql_mode=NO_ENGINE_SUBSTITUTION</text:span></text:span></text:p>
          </text:list-item>
          <text:list-item>
            <text:p text:style-name="P233">Restart the MySQL server </text:p>
            <text:p text:style-name="P216"><text:span text:style-name="Source_20_Text"><text:span text:style-name="T38"><text:s/>sudo /etc/init.d/mysql restart</text:span></text:span></text:p>
          </text:list-item>
        </text:list>
        <text:p text:style-name="P109"/>
        <text:p text:style-name="P108"><text:soft-page-break/></text:p>
        <text:p text:style-name="Text_20_body">After making a change to /etc/mysql/my.cnf the MySQL daemon will need to be restarted: </text:p>
        <text:p text:style-name="P167">sudo systemctl restart mysql.service</text:p>
        <text:p text:style-name="Text_20_body">If you would like to change the MySQL root password, in a terminal enter: </text:p>
        <text:p text:style-name="P167">sudo dpkg-reconfigure mysql-server-5.5</text:p>
        <text:p text:style-name="Text_20_body">The MySQL daemon will be stopped, and you will be prompted to enter a new password. </text:p>
      </text:section>
      <text:section text:style-name="Sect1" text:name="mysql-engines">
        <text:h text:style-name="Heading_20_2" text:outline-level="2">Database Engines</text:h>
        <text:p text:style-name="Text_20_body">Whilst the default configuration of MySQL provided by the Ubuntu packages is perfectly functional and performs well there are things you may wish to consider before you proceed. </text:p>
        <text:p text:style-name="Text_20_body">MySQL is designed to allow data to be stored in different ways. These methods are referred to as either database or storage engines. There are two main engines that you'll be interested in: InnoDB and MyISAM. Storage engines are transparent to the end user. MySQL will handle things differently under the surface, but regardless of which storage engine is in use, you will interact with the database in the same way. </text:p>
        <text:p text:style-name="Text_20_body">Each engine has its own advantages and disadvantages. </text:p>
        <text:p text:style-name="Text_20_body">While it is possible, and may be advantageous to mix and match database engines on a table level, doing so reduces the effectiveness of the performance tuning you can do as you'll be splitting the resources between two engines instead of dedicating them to one. </text:p>
        <text:list xml:id="list3704805644" text:style-name="L18">
          <text:list-item>
            <text:p text:style-name="P234">MyISAM is the older of the two. It can be faster than InnoDB under certain circumstances and favours a read only workload. Some web applications have been tuned around MyISAM (though that's not to imply that they will slow under InnoDB). MyISAM also supports the FULLTEXT data type, which allows very fast searches of large quantities of text data. However MyISAM is only capable of locking an entire table for writing. This means only one process can update a table at a time. As any application that uses the table scales this may prove to be a hindrance. It also lacks journaling, which makes it harder for data to be recovered after a crash. The following link provides some points for consideration about using <text:a xlink:type="simple" xlink:href="http://www.mysqlperformanceblog.com/2006/06/17/using-myisam-in-production/" text:style-name="Internet_20_link" text:visited-style-name="Visited_20_Internet_20_Link">MyISAM on a production database</text:a>. </text:p>
          </text:list-item>
          <text:list-item>
            <text:p text:style-name="P234">InnoDB is a more modern database engine, designed to be <text:a xlink:type="simple" xlink:href="http://en.wikipedia.org/wiki/ACID" text:style-name="Internet_20_link" text:visited-style-name="Visited_20_Internet_20_Link">ACID compliant</text:a> which guarantees database transactions are processed reliably. Write locking can occur on a row level basis within a table. That means multiple updates can occur on a single table simultaneously. Data <text:soft-page-break/>caching is also handled in memory within the database engine, allowing caching on a more efficient row level basis rather than file block. To meet ACID compliance all transactions are journaled independently of the main tables. This allows for much more reliable data recovery as data consistency can be checked. </text:p>
          </text:list-item>
        </text:list>
        <text:p text:style-name="Text_20_body">As of MySQL 5.5 InnoDB is the default engine, and is highly recommended over MyISAM unless you have specific need for features unique to the engine. </text:p>
      </text:section>
      <text:section text:style-name="Sect1" text:name="mysql-advanced">
        <text:h text:style-name="Heading_20_2" text:outline-level="2">Advanced configuration</text:h>
        <text:section text:style-name="Sect1" text:name="mysql-tuned-mycnf">
          <text:h text:style-name="Heading_20_3" text:outline-level="3">Creating a tuned my.cnf file</text:h>
          <text:p text:style-name="Text_20_body">There are a number of parameters that can be adjusted within MySQL's configuration file that will allow you to improve the performance of the server over time. For initial set-up you may find <text:a xlink:type="simple" xlink:href="http://tools.percona.com/members/wizard" text:style-name="Internet_20_link" text:visited-style-name="Visited_20_Internet_20_Link">Percona's my.cnf generating tool</text:a> useful. This tool will help generate a my.cnf file that will be much more optimised for your specific server capabilities and your requirements. </text:p>
          <text:p text:style-name="Text_20_body">Do not replace your existing my.cnf file with Percona's one if you have already loaded data into the database. Some of the changes that will be in the file will be incompatible as they alter how data is stored on the hard disk and you'll be unable to start MySQL. If you do wish to use it and you have existing data, you will need to carry out a mysqldump and reload: </text:p>
          <text:p text:style-name="P167">mysqldump --all-databases --routines -u root -p &gt; ~/fulldump.sql</text:p>
          <text:p text:style-name="Text_20_body">This will then prompt you for the root password before creating a copy of the data. It is advisable to make sure there are no other users or processes using the database whilst this takes place. Depending on how much data you've got in your database, this may take a while. You won't see anything on the screen during this process. </text:p>
          <text:p text:style-name="Text_20_body">Once the dump has been completed, shut down MySQL: </text:p>
          <text:p text:style-name="P167">sudo systemctl stop mysql.service</text:p>
          <text:p text:style-name="Text_20_body">Now backup the original my.cnf file and replace with the new one: </text:p>
          <text:p text:style-name="Preformatted_20_Text">sudo cp /etc/mysql/my.cnf /etc/mysql/my.cnf.backup</text:p>
          <text:p text:style-name="P167">sudo cp /path/to/new/my.cnf /etc/mysql/my.cnf</text:p>
          <text:p text:style-name="Text_20_body">Then delete and re-initialise the database space and make sure ownership is correct before restarting MySQL: </text:p>
          <text:p text:style-name="Preformatted_20_Text"><text:soft-page-break/>sudo rm -rf /var/lib/mysql/*</text:p>
          <text:p text:style-name="Preformatted_20_Text">sudo mysql_install_db</text:p>
          <text:p text:style-name="Preformatted_20_Text">sudo chown -R mysql: /var/lib/mysql</text:p>
          <text:p text:style-name="P167">sudo systemctl start mysql.service</text:p>
          <text:p text:style-name="Text_20_body">Finally all that's left is to re-import your data. To give us an idea of how far the import process has got you may find the 'Pipe Viewer' utility, pv, useful. The following shows how to install and use pv for this case, but if you'd rather not use it just replace pv with cat in the following command. Ignore any ETA times produced by pv, they're based on the average time taken to handle each row of the file, but the speed of inserting can vary wildly from row to row with mysqldumps: </text:p>
          <text:p text:style-name="Preformatted_20_Text">sudo apt install pv</text:p>
          <text:p text:style-name="P167">pv ~/fulldump.sql | mysql</text:p>
          <text:p text:style-name="Text_20_body">Once that is complete all is good to go! </text:p>
          <text:p text:style-name="Text_20_body">This is not necessary for all my.cnf changes. Most of the variables you may wish to change to improve performance are adjustable even whilst the server is running. As with anything, make sure to have a good backup copy of config files and data before making changes. </text:p>
        </text:section>
        <text:section text:style-name="Sect1" text:name="mysql-tuner">
          <text:h text:style-name="Heading_20_3" text:outline-level="3">MySQL Tuner</text:h>
          <text:p text:style-name="Text_20_body">MySQL Tuner is a useful tool that will connect to a running MySQL instance and offer suggestions for how it can be best configured for your workload. The longer the server has been running for, the better the advice mysqltuner can provide. In a production environment, consider waiting for at least 24 hours before running the tool. You can get install mysqltuner from the Ubuntu repositories: </text:p>
          <text:p text:style-name="P167">sudo apt install mysqltuner</text:p>
          <text:p text:style-name="Text_20_body">Then once its been installed, run it: </text:p>
          <text:p text:style-name="P167">mysqltuner</text:p>
          <text:p text:style-name="Text_20_body">and wait for its final report. The top section provides general information about the database server, and the bottom section provides tuning suggestions to alter in your my.cnf. Most of these can be altered live on the server without restarting, look through the official MySQL documentation (link in Resources section) for the relevant variables to change in production. The following is part of an example report from a production database which shows there may be some benefit from increasing the amount of query cache: </text:p>
          <text:p text:style-name="Preformatted_20_Text">-------- Recommendations -----------------------------------------------------</text:p>
          <text:p text:style-name="Preformatted_20_Text"><text:soft-page-break/>General recommendations:</text:p>
          <text:p text:style-name="Preformatted_20_Text"><text:s text:c="4"/>Run OPTIMIZE TABLE to defragment tables for better performance</text:p>
          <text:p text:style-name="Preformatted_20_Text"><text:s text:c="4"/>Increase table_cache gradually to avoid file descriptor limits</text:p>
          <text:p text:style-name="Preformatted_20_Text">Variables to adjust:</text:p>
          <text:p text:style-name="Preformatted_20_Text"><text:s text:c="4"/>key_buffer_size (&gt; 1.4G)</text:p>
          <text:p text:style-name="Preformatted_20_Text"><text:s text:c="4"/>query_cache_size (&gt; 32M)</text:p>
          <text:p text:style-name="Preformatted_20_Text"><text:s text:c="4"/>table_cache (&gt; 64)</text:p>
          <text:p text:style-name="P167"><text:s text:c="4"/>innodb_buffer_pool_size (&gt;= 22G)</text:p>
          <text:p text:style-name="Text_20_body">One final comment on tuning databases: Whilst we can broadly say that certain settings are the best, performance can vary from application to application. For example, what works best for Wordpress might not be the best for Drupal, Joomla or proprietary applications. Performance is dependent on the types of queries, use of indexes, how efficient the database design is and so on. You may find it useful to spend some time searching for database tuning tips based on what applications you're using it for. Once you get past a certain point any adjustments you make will only result in minor improvements, and you'll be better off either improving the application, or looking at scaling up your database environment through either using more powerful hardware or by adding slave servers. </text:p>
        </text:section>
      </text:section>
      <text:section text:style-name="Sect1" text:name="mysql-resources">
        <text:h text:style-name="Heading_20_2" text:outline-level="2">Resources</text:h>
        <text:list xml:id="list316791919" text:style-name="L19">
          <text:list-item>
            <text:p text:style-name="P235">See the <text:a xlink:type="simple" xlink:href="http://www.mysql.com/" text:style-name="Internet_20_link" text:visited-style-name="Visited_20_Internet_20_Link">MySQL Home Page</text:a> for more information. </text:p>
          </text:list-item>
          <text:list-item>
            <text:p text:style-name="P235">Full documentation is available in both online and offline formats from the <text:a xlink:type="simple" xlink:href="http://dev.mysql.com/doc/" text:style-name="Internet_20_link" text:visited-style-name="Visited_20_Internet_20_Link">MySQL Developers portal</text:a> </text:p>
          </text:list-item>
          <text:list-item>
            <text:p text:style-name="P235">For general SQL information see <text:a xlink:type="simple" xlink:href="http://www.informit.com/store/product.aspx?isbn=0768664128" text:style-name="Internet_20_link" text:visited-style-name="Visited_20_Internet_20_Link">Using SQL Special Edition</text:a> by Rafe Colburn. </text:p>
          </text:list-item>
          <text:list-item>
            <text:p text:style-name="P235">The <text:a xlink:type="simple" xlink:href="https://help.ubuntu.com/community/ApacheMySQLPHP" text:style-name="Internet_20_link" text:visited-style-name="Visited_20_Internet_20_Link">Apache MySQL PHP Ubuntu Wiki</text:a> page also has useful information. </text:p>
          </text:list-item>
        </text:list>
      </text:section>
      <text:p text:style-name="P192"><text:a xlink:type="simple" xlink:href="https://help.ubuntu.com/lts/serverguide/databases.html" text:style-name="Internet_20_link" text:visited-style-name="Visited_20_Internet_20_Link">Previous</text:a><text:a xlink:type="simple" xlink:href="https://help.ubuntu.com/lts/serverguide/postgresql.html" text:style-name="Internet_20_link" text:visited-style-name="Visited_20_Internet_20_Link">Next</text:a> </text:p>
      <text:p text:style-name="P33"><text:span text:style-name="Source_20_Text"><text:span text:style-name="T127"/></text:span></text:p>
      <text:p text:style-name="P80"><text:span text:style-name="Source_20_Text"><text:span text:style-name="T129">WILLS_SCRIPT: /home/bharat/opt/wills_script/home/bharat/opt/will_script/</text:span></text:span></text:p>
      <text:p text:style-name="P34"><text:span text:style-name="Source_20_Text"><text:span text:style-name="T129"/></text:span></text:p>
      <text:p text:style-name="P34"><text:span text:style-name="Source_20_Text"><text:span text:style-name="T129">$calculating_ani_v2.pl -i &lt;INPUT_DIR&gt; -p &lt;n = NA(DNA) or p = PROT(AA)&gt; -o &lt;OUTPUT_FILE&gt; -t &lt;TRANSLATE&gt; -c &lt;NO. OF CORES&gt; <text:s/></text:span></text:span></text:p>
      <text:p text:style-name="P73"><text:span text:style-name="Source_20_Text"><text:span text:style-name="T131">(this script can be used along with parse_genes_from_draftgenome.pl, translate_fasta_seqs.pl, find_orthologs.pl, and get_seqs_of_ortho_genes.pl)</text:span></text:span><text:span text:style-name="T162"> <text:s text:c="280"/></text:span></text:p>
      <text:p text:style-name="P74"/>
      <text:p text:style-name="P75">OPTIONS</text:p>
      <text:p text:style-name="P76">-i input directory containing predicted gene sequences for each genome</text:p>
      <text:p text:style-name="P215">-p what type of sequences are you comparing? protein (p) or nucleic acid (n)</text:p>
      <text:p text:style-name="P215">-o output file path (where do you want to save the generated distance matrix)</text:p>
      <text:p text:style-name="P215">-t flag if you want to calculate AAI from DNA sequences</text:p>
      <text:p text:style-name="P215">-c number of cores blast will use when determining orthologs</text:p>
      <text:p text:style-name="P34"><text:span text:style-name="Source_20_Text"><text:span text:style-name="T132"/></text:span></text:p>
      <text:p text:style-name="P37"><text:span text:style-name="Source_20_Text"><text:span text:style-name="T136">Example:calculating_ani_v2.pl -i Prodigal_fsa/ -p p -o /Prodigal_fsa/ANI -c 10</text:span></text:span></text:p>
      <text:p text:style-name="P37"><text:span text:style-name="Source_20_Text"><text:span text:style-name="T136">where)</text:span></text:span></text:p>
      <text:p text:style-name="P37"><text:span text:style-name="Source_20_Text"><text:span text:style-name="T136"><text:tab/>-i: input directory with path (can be protein sequences or DNA</text:span></text:span></text:p>
      <text:p text:style-name="P37"><text:span text:style-name="Source_20_Text"><text:span text:style-name="T136"><text:tab/>-p: use p or n for protein or dna respectively</text:span></text:span></text:p>
      <text:p text:style-name="P37"><text:span text:style-name="Source_20_Text"><text:span text:style-name="T136"><text:tab/>-o: output filename with path </text:span></text:span></text:p>
      <text:p text:style-name="P37"><text:span text:style-name="Source_20_Text"><text:span text:style-name="T136"><text:tab/>-t: if -p is with dna otherwise include -t but leave blank</text:span></text:span></text:p>
      <text:p text:style-name="P37"><text:span text:style-name="Source_20_Text"><text:span text:style-name="T136"><text:tab/>-c: the numbers of cores</text:span></text:span></text:p>
      <text:p text:style-name="P37"><text:span text:style-name="Source_20_Text"><text:span text:style-name="T136"/></text:span></text:p>
      <text:p text:style-name="P34"><text:span text:style-name="Source_20_Text"><text:span text:style-name="T136"/></text:span></text:p>
      <text:p text:style-name="P35"><text:a xlink:type="simple" xlink:href="../../../../../../:Sort" text:style-name="Internet_20_link" text:visited-style-name="Visited_20_Internet_20_Link"><text:span text:style-name="Source_20_Text"><text:span text:style-name="T133">File::Sort</text:span></text:span></text:a></text:p>
      <text:p text:style-name="P35"><text:span text:style-name="Source_20_Text"><text:span text:style-name="T133">XML::Twig</text:span></text:span></text:p>
      <text:p text:style-name="P35"><text:span text:style-name="Source_20_Text"><text:span text:style-name="T133"/></text:span></text:p>
      <text:p text:style-name="P36"><text:span text:style-name="Source_20_Text"><text:span text:style-name="T134">Checking prerequisites...</text:span></text:span></text:p>
      <text:p text:style-name="P36"><text:span text:style-name="Source_20_Text"><text:span text:style-name="T134"><text:s text:c="2"/>recommends:</text:span></text:span></text:p>
      <text:p text:style-name="P36"><text:span text:style-name="Source_20_Text"><text:span text:style-name="T134"><text:s text:c="4"/>* <text:s/>Algorithm::Munkres is not installed</text:span></text:span></text:p>
      <text:p text:style-name="P36"><text:span text:style-name="Source_20_Text"><text:span text:style-name="T134"><text:s text:c="4"/>* <text:s/>Array::Compare is not installed</text:span></text:span></text:p>
      <text:p text:style-name="P36"><text:span text:style-name="Source_20_Text"><text:span text:style-name="T134"><text:s text:c="4"/>* <text:s/>Bio::Phylo is not installed</text:span></text:span></text:p>
      <text:p text:style-name="P36"><text:span text:style-name="Source_20_Text"><text:span text:style-name="T134"><text:s text:c="4"/>* <text:s/>Convert::Binary::C is not installed</text:span></text:span></text:p>
      <text:p text:style-name="P36"><text:span text:style-name="Source_20_Text"><text:span text:style-name="T134"><text:s text:c="4"/>* <text:s/></text:span></text:span><text:span text:style-name="Source_20_Text"><text:span text:style-name="T135">insti</text:span></text:span><text:span text:style-name="Source_20_Text"><text:span text:style-name="T134">GD is not installed</text:span></text:span></text:p>
      <text:p text:style-name="P36"><text:span text:style-name="Source_20_Text"><text:span text:style-name="T134"><text:s text:c="4"/>* <text:s/>GraphViz is not installed</text:span></text:span></text:p>
      <text:p text:style-name="P36"><text:soft-page-break/><text:span text:style-name="Source_20_Text"><text:span text:style-name="T134"><text:s text:c="4"/>* <text:s/>HTML::TableExtract is not installed</text:span></text:span></text:p>
      <text:p text:style-name="P36"><text:span text:style-name="Source_20_Text"><text:span text:style-name="T134"><text:s text:c="4"/>* <text:s/>IO::Scalar is not installed</text:span></text:span></text:p>
      <text:p text:style-name="P36"><text:span text:style-name="Source_20_Text"><text:span text:style-name="T134"><text:s text:c="4"/>* <text:s/>PostScript::TextBlock is not installed</text:span></text:span></text:p>
      <text:p text:style-name="P36"><text:span text:style-name="Source_20_Text"><text:span text:style-name="T134"><text:s text:c="4"/>* <text:s/>SOAP::Lite is not installed</text:span></text:span></text:p>
      <text:p text:style-name="P36"><text:span text:style-name="Source_20_Text"><text:span text:style-name="T134"><text:s text:c="4"/>* <text:s/>SVG is not installed</text:span></text:span></text:p>
      <text:p text:style-name="P36"><text:span text:style-name="Source_20_Text"><text:span text:style-name="T134"><text:s text:c="4"/>* <text:s/>SVG::Graph is not installed</text:span></text:span></text:p>
      <text:p text:style-name="P36"><text:span text:style-name="Source_20_Text"><text:span text:style-name="T134"><text:s text:c="4"/>* <text:s/>Set::Scalar is not installed</text:span></text:span></text:p>
      <text:p text:style-name="P36"><text:span text:style-name="Source_20_Text"><text:span text:style-name="T134"><text:s text:c="4"/>* <text:s/>Sort::Naturally is not installed</text:span></text:span></text:p>
      <text:p text:style-name="P36"><text:span text:style-name="Source_20_Text"><text:span text:style-name="T134"><text:s text:c="4"/>* <text:s/>Spreadsheet::ParseExcel is not installed</text:span></text:span></text:p>
      <text:p text:style-name="P36"><text:span text:style-name="Source_20_Text"><text:span text:style-name="T134"><text:s text:c="4"/>* <text:s/>XML::DOM is not installed</text:span></text:span></text:p>
      <text:p text:style-name="P36"><text:span text:style-name="Source_20_Text"><text:span text:style-name="T134"><text:s text:c="4"/>* <text:s/>XML::DOM::XPath is not installed</text:span></text:span></text:p>
      <text:p text:style-name="P36"><text:span text:style-name="Source_20_Text"><text:span text:style-name="T134"><text:s text:c="4"/>* <text:s/>XML::Parser::PerlSAX is not installed</text:span></text:span></text:p>
      <text:p text:style-name="P36"><text:span text:style-name="Source_20_Text"><text:span text:style-name="T134"><text:s text:c="4"/>* <text:s/>XML::SAX::Writer is not installed</text:span></text:span></text:p>
      <text:p text:style-name="P36"><text:span text:style-name="Source_20_Text"><text:span text:style-name="T134"/></text:span></text:p>
      <text:p text:style-name="P36"><text:span text:style-name="Source_20_Text"><text:span text:style-name="T134">Checking optional features...</text:span></text:span></text:p>
      <text:p text:style-name="P36"><text:span text:style-name="Source_20_Text"><text:span text:style-name="T134">EntrezGene............disabled</text:span></text:span></text:p>
      <text:p text:style-name="P36"><text:span text:style-name="Source_20_Text"><text:span text:style-name="T134"><text:s text:c="2"/>requires:</text:span></text:span></text:p>
      <text:p text:style-name="P36"><text:span text:style-name="Source_20_Text"><text:span text:style-name="T134"><text:s text:c="4"/>! Bio::ASN1::EntrezGene is not installed</text:span></text:span></text:p>
      <text:p text:style-name="P36"><text:span text:style-name="Source_20_Text"><text:span text:style-name="T134">Pg Tests..............disabled</text:span></text:span></text:p>
      <text:p text:style-name="P36"><text:span text:style-name="Source_20_Text"><text:span text:style-name="T134"><text:s text:c="2"/>requires:</text:span></text:span></text:p>
      <text:p text:style-name="P36"><text:span text:style-name="Source_20_Text"><text:span text:style-name="T134"><text:s text:c="4"/>! DBD::Pg is not installed</text:span></text:span></text:p>
      <text:p text:style-name="P36"><text:span text:style-name="Source_20_Text"><text:span text:style-name="T134">SQLite Tests..........disabled</text:span></text:span></text:p>
      <text:p text:style-name="P36"><text:span text:style-name="Source_20_Text"><text:span text:style-name="T134"><text:s text:c="2"/>requires:</text:span></text:span></text:p>
      <text:p text:style-name="P36"><text:span text:style-name="Source_20_Text"><text:span text:style-name="T134"><text:s text:c="4"/>! DBD::SQLite is not install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monospace1"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12.816cm" style:type="center"/>
          <style:tab-stop style:position="25.633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074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9:17:36.683433312</meta:creation-date>
    <dc:date>2016-09-15T21:29:20.982351859</dc:date>
    <meta:editing-duration>P3DT11H38M3S</meta:editing-duration>
    <meta:editing-cycles>53</meta:editing-cycles>
    <meta:generator>LibreOffice/6.0.7.3$Linux_X86_64 LibreOffice_project/00m0$Build-3</meta:generator>
    <meta:print-date>2016-07-23T09:29:33.446677121</meta:print-date>
    <meta:document-statistic meta:table-count="1" meta:image-count="0" meta:object-count="0" meta:page-count="45" meta:paragraph-count="848" meta:word-count="8305" meta:character-count="59586" meta:non-whitespace-character-count="50139"/>
  </office:meta>
</office:document-meta>
</file>